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08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]-[.$F$1])^2" office:value-type="float" office:value="12.033961">
            <text:p>12.033961</text:p>
          </table:table-cell>
          <table:table-cell table:formula="of:=([.B1]-[.$G$1])^2" office:value-type="float" office:value="9.406489">
            <text:p>9.406489</text:p>
          </table:table-cell>
          <table:table-cell/>
          <table:table-cell table:formula="of:=SUM([.A2:.A1001])/1000" office:value-type="float" office:value="17.469">
            <text:p>17.469</text:p>
          </table:table-cell>
          <table:table-cell table:formula="of:=SUM([.B2:.B1001])/1000" office:value-type="float" office:value="14.067">
            <text:p>14.067</text:p>
          </table:table-cell>
          <table:table-cell/>
          <table:table-cell table:formula="of:=SUM([.C1:.C1000])/999" office:value-type="float" office:value="47.6675745745747">
            <text:p>47.6675745746</text:p>
          </table:table-cell>
          <table:table-cell table:formula="of:=SUM([.D1:.D1000])/999" office:value-type="float" office:value="56.4224594594599">
            <text:p>56.422459459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([.A2]-[.$F$1])^2" office:value-type="float" office:value="6.09596100000001">
            <text:p>6.095961</text:p>
          </table:table-cell>
          <table:table-cell table:formula="of:=([.B2]-[.$G$1])^2" office:value-type="float" office:value="79.798489">
            <text:p>79.79848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formula="of:=([.A3]-[.$F$1])^2" office:value-type="float" office:value="241.211961">
            <text:p>241.211961</text:p>
          </table:table-cell>
          <table:table-cell table:formula="of:=([.B3]-[.$G$1])^2" office:value-type="float" office:value="3.736489">
            <text:p>3.73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]-[.$F$1])^2" office:value-type="float" office:value="12.033961">
            <text:p>12.033961</text:p>
          </table:table-cell>
          <table:table-cell table:formula="of:=([.B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5]-[.$F$1])^2" office:value-type="float" office:value="12.033961">
            <text:p>12.033961</text:p>
          </table:table-cell>
          <table:table-cell table:formula="of:=([.B5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formula="of:=([.A6]-[.$F$1])^2" office:value-type="float" office:value="72.777961">
            <text:p>72.777961</text:p>
          </table:table-cell>
          <table:table-cell table:formula="of:=([.B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7]-[.$F$1])^2" office:value-type="float" office:value="29.909961">
            <text:p>29.909961</text:p>
          </table:table-cell>
          <table:table-cell table:formula="of:=([.B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]-[.$F$1])^2" office:value-type="float" office:value="6.09596100000001">
            <text:p>6.095961</text:p>
          </table:table-cell>
          <table:table-cell table:formula="of:=([.B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]-[.$F$1])^2" office:value-type="float" office:value="12.033961">
            <text:p>12.033961</text:p>
          </table:table-cell>
          <table:table-cell table:formula="of:=([.B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0]-[.$F$1])^2" office:value-type="float" office:value="12.033961">
            <text:p>12.033961</text:p>
          </table:table-cell>
          <table:table-cell table:formula="of:=([.B1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formula="of:=([.A11]-[.$F$1])^2" office:value-type="float" office:value="90.839961">
            <text:p>90.839961</text:p>
          </table:table-cell>
          <table:table-cell table:formula="of:=([.B1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([.A12]-[.$F$1])^2" office:value-type="float" office:value="56.715961">
            <text:p>56.715961</text:p>
          </table:table-cell>
          <table:table-cell table:formula="of:=([.B12]-[.$G$1])^2" office:value-type="float" office:value="253.860489">
            <text:p>253.86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3]-[.$F$1])^2" office:value-type="float" office:value="12.033961">
            <text:p>12.033961</text:p>
          </table:table-cell>
          <table:table-cell table:formula="of:=([.B1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formula="of:=([.A14]-[.$F$1])^2" office:value-type="float" office:value="132.963961">
            <text:p>132.963961</text:p>
          </table:table-cell>
          <table:table-cell table:formula="of:=([.B14]-[.$G$1])^2" office:value-type="float" office:value="286.726489">
            <text:p>286.72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5]-[.$F$1])^2" office:value-type="float" office:value="12.033961">
            <text:p>12.033961</text:p>
          </table:table-cell>
          <table:table-cell table:formula="of:=([.B1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16]-[.$F$1])^2" office:value-type="float" office:value="29.909961">
            <text:p>29.909961</text:p>
          </table:table-cell>
          <table:table-cell table:formula="of:=([.B1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7]-[.$F$1])^2" office:value-type="float" office:value="12.033961">
            <text:p>12.033961</text:p>
          </table:table-cell>
          <table:table-cell table:formula="of:=([.B1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8]-[.$F$1])^2" office:value-type="float" office:value="12.033961">
            <text:p>12.033961</text:p>
          </table:table-cell>
          <table:table-cell table:formula="of:=([.B1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9]-[.$F$1])^2" office:value-type="float" office:value="12.033961">
            <text:p>12.033961</text:p>
          </table:table-cell>
          <table:table-cell table:formula="of:=([.B1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20]-[.$F$1])^2" office:value-type="float" office:value="19.971961">
            <text:p>19.971961</text:p>
          </table:table-cell>
          <table:table-cell table:formula="of:=([.B2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1]-[.$F$1])^2" office:value-type="float" office:value="6.09596100000001">
            <text:p>6.095961</text:p>
          </table:table-cell>
          <table:table-cell table:formula="of:=([.B2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22]-[.$F$1])^2" office:value-type="float" office:value="6.09596100000001">
            <text:p>6.095961</text:p>
          </table:table-cell>
          <table:table-cell table:formula="of:=([.B22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3]-[.$F$1])^2" office:value-type="float" office:value="12.033961">
            <text:p>12.033961</text:p>
          </table:table-cell>
          <table:table-cell table:formula="of:=([.B2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4]-[.$F$1])^2" office:value-type="float" office:value="12.033961">
            <text:p>12.033961</text:p>
          </table:table-cell>
          <table:table-cell table:formula="of:=([.B2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25]-[.$F$1])^2" office:value-type="float" office:value="20.529961">
            <text:p>20.529961</text:p>
          </table:table-cell>
          <table:table-cell table:formula="of:=([.B2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6]-[.$F$1])^2" office:value-type="float" office:value="12.033961">
            <text:p>12.033961</text:p>
          </table:table-cell>
          <table:table-cell table:formula="of:=([.B2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7]-[.$F$1])^2" office:value-type="float" office:value="19.971961">
            <text:p>19.971961</text:p>
          </table:table-cell>
          <table:table-cell table:formula="of:=([.B2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formula="of:=([.A28]-[.$F$1])^2" office:value-type="float" office:value="90.839961">
            <text:p>90.839961</text:p>
          </table:table-cell>
          <table:table-cell table:formula="of:=([.B2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29]-[.$F$1])^2" office:value-type="float" office:value="12.033961">
            <text:p>12.033961</text:p>
          </table:table-cell>
          <table:table-cell table:formula="of:=([.B29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formula="of:=([.A30]-[.$F$1])^2" office:value-type="float" office:value="20.529961">
            <text:p>20.529961</text:p>
          </table:table-cell>
          <table:table-cell table:formula="of:=([.B30]-[.$G$1])^2" office:value-type="float" office:value="321.592489">
            <text:p>321.59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([.A31]-[.$F$1])^2" office:value-type="float" office:value="19.971961">
            <text:p>19.971961</text:p>
          </table:table-cell>
          <table:table-cell table:formula="of:=([.B31]-[.$G$1])^2" office:value-type="float" office:value="8.602489">
            <text:p>8.60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2]-[.$F$1])^2" office:value-type="float" office:value="12.033961">
            <text:p>12.033961</text:p>
          </table:table-cell>
          <table:table-cell table:formula="of:=([.B3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formula="of:=([.A33]-[.$F$1])^2" office:value-type="float" office:value="6.09596100000001">
            <text:p>6.095961</text:p>
          </table:table-cell>
          <table:table-cell table:formula="of:=([.B33]-[.$G$1])^2" office:value-type="float" office:value="956.850489">
            <text:p>956.85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4]-[.$F$1])^2" office:value-type="float" office:value="12.033961">
            <text:p>12.033961</text:p>
          </table:table-cell>
          <table:table-cell table:formula="of:=([.B3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5]-[.$F$1])^2" office:value-type="float" office:value="12.033961">
            <text:p>12.033961</text:p>
          </table:table-cell>
          <table:table-cell table:formula="of:=([.B3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formula="of:=([.A36]-[.$F$1])^2" office:value-type="float" office:value="273.273961">
            <text:p>273.273961</text:p>
          </table:table-cell>
          <table:table-cell table:formula="of:=([.B3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formula="of:=([.A37]-[.$F$1])^2" office:value-type="float" office:value="2.343961">
            <text:p>2.343961</text:p>
          </table:table-cell>
          <table:table-cell table:formula="of:=([.B37]-[.$G$1])^2" office:value-type="float" office:value="572.788489">
            <text:p>572.78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8]-[.$F$1])^2" office:value-type="float" office:value="12.033961">
            <text:p>12.033961</text:p>
          </table:table-cell>
          <table:table-cell table:formula="of:=([.B3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9]-[.$F$1])^2" office:value-type="float" office:value="12.033961">
            <text:p>12.033961</text:p>
          </table:table-cell>
          <table:table-cell table:formula="of:=([.B3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0]-[.$F$1])^2" office:value-type="float" office:value="12.033961">
            <text:p>12.033961</text:p>
          </table:table-cell>
          <table:table-cell table:formula="of:=([.B4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41]-[.$F$1])^2" office:value-type="float" office:value="2.157961">
            <text:p>2.157961</text:p>
          </table:table-cell>
          <table:table-cell table:formula="of:=([.B41]-[.$G$1])^2" office:value-type="float" office:value="142.396489">
            <text:p>142.3964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42]-[.$F$1])^2" office:value-type="float" office:value="0.219961000000001">
            <text:p>0.219961</text:p>
          </table:table-cell>
          <table:table-cell table:formula="of:=([.B42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3]-[.$F$1])^2" office:value-type="float" office:value="19.971961">
            <text:p>19.971961</text:p>
          </table:table-cell>
          <table:table-cell table:formula="of:=([.B4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formula="of:=([.A44]-[.$F$1])^2" office:value-type="float" office:value="183.087961">
            <text:p>183.087961</text:p>
          </table:table-cell>
          <table:table-cell table:formula="of:=([.B4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45]-[.$F$1])^2" office:value-type="float" office:value="19.971961">
            <text:p>19.971961</text:p>
          </table:table-cell>
          <table:table-cell table:formula="of:=([.B45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46]-[.$F$1])^2" office:value-type="float" office:value="6.09596100000001">
            <text:p>6.095961</text:p>
          </table:table-cell>
          <table:table-cell table:formula="of:=([.B46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([.A47]-[.$F$1])^2" office:value-type="float" office:value="56.715961">
            <text:p>56.715961</text:p>
          </table:table-cell>
          <table:table-cell table:formula="of:=([.B47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8]-[.$F$1])^2" office:value-type="float" office:value="19.971961">
            <text:p>19.971961</text:p>
          </table:table-cell>
          <table:table-cell table:formula="of:=([.B4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9]-[.$F$1])^2" office:value-type="float" office:value="12.033961">
            <text:p>12.033961</text:p>
          </table:table-cell>
          <table:table-cell table:formula="of:=([.B4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([.A50]-[.$F$1])^2" office:value-type="float" office:value="110.901961">
            <text:p>110.901961</text:p>
          </table:table-cell>
          <table:table-cell table:formula="of:=([.B50]-[.$G$1])^2" office:value-type="float" office:value="3.736489">
            <text:p>3.73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1]-[.$F$1])^2" office:value-type="float" office:value="12.033961">
            <text:p>12.033961</text:p>
          </table:table-cell>
          <table:table-cell table:formula="of:=([.B5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2]-[.$F$1])^2" office:value-type="float" office:value="19.971961">
            <text:p>19.971961</text:p>
          </table:table-cell>
          <table:table-cell table:formula="of:=([.B5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3]-[.$F$1])^2" office:value-type="float" office:value="19.971961">
            <text:p>19.971961</text:p>
          </table:table-cell>
          <table:table-cell table:formula="of:=([.B5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4]-[.$F$1])^2" office:value-type="float" office:value="0.281960999999999">
            <text:p>0.281961</text:p>
          </table:table-cell>
          <table:table-cell table:formula="of:=([.B5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55]-[.$F$1])^2" office:value-type="float" office:value="20.529961">
            <text:p>20.529961</text:p>
          </table:table-cell>
          <table:table-cell table:formula="of:=([.B55]-[.$G$1])^2" office:value-type="float" office:value="3.736489">
            <text:p>3.73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6]-[.$F$1])^2" office:value-type="float" office:value="19.971961">
            <text:p>19.971961</text:p>
          </table:table-cell>
          <table:table-cell table:formula="of:=([.B5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7]-[.$F$1])^2" office:value-type="float" office:value="12.033961">
            <text:p>12.033961</text:p>
          </table:table-cell>
          <table:table-cell table:formula="of:=([.B5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58]-[.$F$1])^2" office:value-type="float" office:value="12.033961">
            <text:p>12.033961</text:p>
          </table:table-cell>
          <table:table-cell table:formula="of:=([.B58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9]-[.$F$1])^2" office:value-type="float" office:value="12.033961">
            <text:p>12.033961</text:p>
          </table:table-cell>
          <table:table-cell table:formula="of:=([.B5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0]-[.$F$1])^2" office:value-type="float" office:value="12.033961">
            <text:p>12.033961</text:p>
          </table:table-cell>
          <table:table-cell table:formula="of:=([.B6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formula="of:=([.A61]-[.$F$1])^2" office:value-type="float" office:value="12.033961">
            <text:p>12.033961</text:p>
          </table:table-cell>
          <table:table-cell table:formula="of:=([.B61]-[.$G$1])^2" office:value-type="float" office:value="481.056489">
            <text:p>481.05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62]-[.$F$1])^2" office:value-type="float" office:value="12.033961">
            <text:p>12.033961</text:p>
          </table:table-cell>
          <table:table-cell table:formula="of:=([.B62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63]-[.$F$1])^2" office:value-type="float" office:value="19.971961">
            <text:p>19.971961</text:p>
          </table:table-cell>
          <table:table-cell table:formula="of:=([.B6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table:formula="of:=([.A64]-[.$F$1])^2" office:value-type="float" office:value="273.273961">
            <text:p>273.273961</text:p>
          </table:table-cell>
          <table:table-cell table:formula="of:=([.B64]-[.$G$1])^2" office:value-type="float" office:value="8.602489">
            <text:p>8.60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5]-[.$F$1])^2" office:value-type="float" office:value="12.033961">
            <text:p>12.033961</text:p>
          </table:table-cell>
          <table:table-cell table:formula="of:=([.B6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6]-[.$F$1])^2" office:value-type="float" office:value="12.033961">
            <text:p>12.033961</text:p>
          </table:table-cell>
          <table:table-cell table:formula="of:=([.B6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7]-[.$F$1])^2" office:value-type="float" office:value="2.157961">
            <text:p>2.157961</text:p>
          </table:table-cell>
          <table:table-cell table:formula="of:=([.B67]-[.$G$1])^2" office:value-type="float" office:value="0.00448900000000002">
            <text:p>0.004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A68]-[.$F$1])^2" office:value-type="float" office:value="6.09596100000001">
            <text:p>6.095961</text:p>
          </table:table-cell>
          <table:table-cell table:formula="of:=([.B68]-[.$G$1])^2" office:value-type="float" office:value="119.530489">
            <text:p>119.53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69]-[.$F$1])^2" office:value-type="float" office:value="12.033961">
            <text:p>12.033961</text:p>
          </table:table-cell>
          <table:table-cell table:formula="of:=([.B69]-[.$G$1])^2" office:value-type="float" office:value="358.458489">
            <text:p>358.45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0]-[.$F$1])^2" office:value-type="float" office:value="12.033961">
            <text:p>12.033961</text:p>
          </table:table-cell>
          <table:table-cell table:formula="of:=([.B7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71]-[.$F$1])^2" office:value-type="float" office:value="0.281960999999999">
            <text:p>0.281961</text:p>
          </table:table-cell>
          <table:table-cell table:formula="of:=([.B71]-[.$G$1])^2" office:value-type="float" office:value="1758.376489">
            <text:p>1758.37648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([.A72]-[.$F$1])^2" office:value-type="float" office:value="72.777961">
            <text:p>72.777961</text:p>
          </table:table-cell>
          <table:table-cell table:formula="of:=([.B72]-[.$G$1])^2" office:value-type="float" office:value="8.602489">
            <text:p>8.60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3]-[.$F$1])^2" office:value-type="float" office:value="12.033961">
            <text:p>12.033961</text:p>
          </table:table-cell>
          <table:table-cell table:formula="of:=([.B7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4]-[.$F$1])^2" office:value-type="float" office:value="19.971961">
            <text:p>19.971961</text:p>
          </table:table-cell>
          <table:table-cell table:formula="of:=([.B74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5]-[.$F$1])^2" office:value-type="float" office:value="12.033961">
            <text:p>12.033961</text:p>
          </table:table-cell>
          <table:table-cell table:formula="of:=([.B7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formula="of:=([.A76]-[.$F$1])^2" office:value-type="float" office:value="56.715961">
            <text:p>56.715961</text:p>
          </table:table-cell>
          <table:table-cell table:formula="of:=([.B7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7]-[.$F$1])^2" office:value-type="float" office:value="19.971961">
            <text:p>19.971961</text:p>
          </table:table-cell>
          <table:table-cell table:formula="of:=([.B77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78]-[.$F$1])^2" office:value-type="float" office:value="29.909961">
            <text:p>29.909961</text:p>
          </table:table-cell>
          <table:table-cell table:formula="of:=([.B7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9]-[.$F$1])^2" office:value-type="float" office:value="12.033961">
            <text:p>12.033961</text:p>
          </table:table-cell>
          <table:table-cell table:formula="of:=([.B7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80]-[.$F$1])^2" office:value-type="float" office:value="19.971961">
            <text:p>19.971961</text:p>
          </table:table-cell>
          <table:table-cell table:formula="of:=([.B80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1]-[.$F$1])^2" office:value-type="float" office:value="6.09596100000001">
            <text:p>6.095961</text:p>
          </table:table-cell>
          <table:table-cell table:formula="of:=([.B8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82]-[.$F$1])^2" office:value-type="float" office:value="29.909961">
            <text:p>29.909961</text:p>
          </table:table-cell>
          <table:table-cell table:formula="of:=([.B8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([.A83]-[.$F$1])^2" office:value-type="float" office:value="0.281960999999999">
            <text:p>0.281961</text:p>
          </table:table-cell>
          <table:table-cell table:formula="of:=([.B83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4]-[.$F$1])^2" office:value-type="float" office:value="19.971961">
            <text:p>19.971961</text:p>
          </table:table-cell>
          <table:table-cell table:formula="of:=([.B8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85]-[.$F$1])^2" office:value-type="float" office:value="19.971961">
            <text:p>19.971961</text:p>
          </table:table-cell>
          <table:table-cell table:formula="of:=([.B8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86]-[.$F$1])^2" office:value-type="float" office:value="12.033961">
            <text:p>12.033961</text:p>
          </table:table-cell>
          <table:table-cell table:formula="of:=([.B86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7]-[.$F$1])^2" office:value-type="float" office:value="6.09596100000001">
            <text:p>6.095961</text:p>
          </table:table-cell>
          <table:table-cell table:formula="of:=([.B8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88]-[.$F$1])^2" office:value-type="float" office:value="12.033961">
            <text:p>12.033961</text:p>
          </table:table-cell>
          <table:table-cell table:formula="of:=([.B8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([.A89]-[.$F$1])^2" office:value-type="float" office:value="12.033961">
            <text:p>12.033961</text:p>
          </table:table-cell>
          <table:table-cell table:formula="of:=([.B89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90]-[.$F$1])^2" office:value-type="float" office:value="19.971961">
            <text:p>19.971961</text:p>
          </table:table-cell>
          <table:table-cell table:formula="of:=([.B9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1]-[.$F$1])^2" office:value-type="float" office:value="12.033961">
            <text:p>12.033961</text:p>
          </table:table-cell>
          <table:table-cell table:formula="of:=([.B9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2]-[.$F$1])^2" office:value-type="float" office:value="6.09596100000001">
            <text:p>6.095961</text:p>
          </table:table-cell>
          <table:table-cell table:formula="of:=([.B92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3]-[.$F$1])^2" office:value-type="float" office:value="12.033961">
            <text:p>12.033961</text:p>
          </table:table-cell>
          <table:table-cell table:formula="of:=([.B9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94]-[.$F$1])^2" office:value-type="float" office:value="12.033961">
            <text:p>12.033961</text:p>
          </table:table-cell>
          <table:table-cell table:formula="of:=([.B9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5]-[.$F$1])^2" office:value-type="float" office:value="12.033961">
            <text:p>12.033961</text:p>
          </table:table-cell>
          <table:table-cell table:formula="of:=([.B9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96]-[.$F$1])^2" office:value-type="float" office:value="20.529961">
            <text:p>20.529961</text:p>
          </table:table-cell>
          <table:table-cell table:formula="of:=([.B96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7]-[.$F$1])^2" office:value-type="float" office:value="12.033961">
            <text:p>12.033961</text:p>
          </table:table-cell>
          <table:table-cell table:formula="of:=([.B9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98]-[.$F$1])^2" office:value-type="float" office:value="2.157961">
            <text:p>2.157961</text:p>
          </table:table-cell>
          <table:table-cell table:formula="of:=([.B98]-[.$G$1])^2" office:value-type="float" office:value="0.870489">
            <text:p>0.870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99]-[.$F$1])^2" office:value-type="float" office:value="30.591961">
            <text:p>30.591961</text:p>
          </table:table-cell>
          <table:table-cell table:formula="of:=([.B99]-[.$G$1])^2" office:value-type="float" office:value="15.468489">
            <text:p>15.46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00]-[.$F$1])^2" office:value-type="float" office:value="6.09596100000001">
            <text:p>6.095961</text:p>
          </table:table-cell>
          <table:table-cell table:formula="of:=([.B10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101]-[.$F$1])^2" office:value-type="float" office:value="6.09596100000001">
            <text:p>6.095961</text:p>
          </table:table-cell>
          <table:table-cell table:formula="of:=([.B101]-[.$G$1])^2" office:value-type="float" office:value="0.00448900000000002">
            <text:p>0.00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02]-[.$F$1])^2" office:value-type="float" office:value="12.033961">
            <text:p>12.033961</text:p>
          </table:table-cell>
          <table:table-cell table:formula="of:=([.B10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formula="of:=([.A103]-[.$F$1])^2" office:value-type="float" office:value="0.219961000000001">
            <text:p>0.219961</text:p>
          </table:table-cell>
          <table:table-cell table:formula="of:=([.B103]-[.$G$1])^2" office:value-type="float" office:value="167.262489">
            <text:p>167.262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104]-[.$F$1])^2" office:value-type="float" office:value="2.157961">
            <text:p>2.157961</text:p>
          </table:table-cell>
          <table:table-cell table:formula="of:=([.B10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([.A105]-[.$F$1])^2" office:value-type="float" office:value="183.087961">
            <text:p>183.087961</text:p>
          </table:table-cell>
          <table:table-cell table:formula="of:=([.B105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06]-[.$F$1])^2" office:value-type="float" office:value="12.033961">
            <text:p>12.033961</text:p>
          </table:table-cell>
          <table:table-cell table:formula="of:=([.B10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07]-[.$F$1])^2" office:value-type="float" office:value="12.033961">
            <text:p>12.033961</text:p>
          </table:table-cell>
          <table:table-cell table:formula="of:=([.B10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08]-[.$F$1])^2" office:value-type="float" office:value="12.033961">
            <text:p>12.033961</text:p>
          </table:table-cell>
          <table:table-cell table:formula="of:=([.B10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109]-[.$F$1])^2" office:value-type="float" office:value="20.529961">
            <text:p>20.529961</text:p>
          </table:table-cell>
          <table:table-cell table:formula="of:=([.B109]-[.$G$1])^2" office:value-type="float" office:value="0.870489">
            <text:p>0.87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10]-[.$F$1])^2" office:value-type="float" office:value="6.09596100000001">
            <text:p>6.095961</text:p>
          </table:table-cell>
          <table:table-cell table:formula="of:=([.B11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111]-[.$F$1])^2" office:value-type="float" office:value="0.219961000000001">
            <text:p>0.219961</text:p>
          </table:table-cell>
          <table:table-cell table:formula="of:=([.B11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112]-[.$F$1])^2" office:value-type="float" office:value="42.653961">
            <text:p>42.653961</text:p>
          </table:table-cell>
          <table:table-cell table:formula="of:=([.B112]-[.$G$1])^2" office:value-type="float" office:value="24.334489">
            <text:p>24.33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113]-[.$F$1])^2" office:value-type="float" office:value="12.033961">
            <text:p>12.033961</text:p>
          </table:table-cell>
          <table:table-cell table:formula="of:=([.B113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114]-[.$F$1])^2" office:value-type="float" office:value="2.343961">
            <text:p>2.343961</text:p>
          </table:table-cell>
          <table:table-cell table:formula="of:=([.B11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15]-[.$F$1])^2" office:value-type="float" office:value="12.033961">
            <text:p>12.033961</text:p>
          </table:table-cell>
          <table:table-cell table:formula="of:=([.B11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16]-[.$F$1])^2" office:value-type="float" office:value="12.033961">
            <text:p>12.033961</text:p>
          </table:table-cell>
          <table:table-cell table:formula="of:=([.B11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117]-[.$F$1])^2" office:value-type="float" office:value="19.971961">
            <text:p>19.971961</text:p>
          </table:table-cell>
          <table:table-cell table:formula="of:=([.B11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18]-[.$F$1])^2" office:value-type="float" office:value="6.09596100000001">
            <text:p>6.095961</text:p>
          </table:table-cell>
          <table:table-cell table:formula="of:=([.B11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([.A119]-[.$F$1])^2" office:value-type="float" office:value="0.219961000000001">
            <text:p>0.219961</text:p>
          </table:table-cell>
          <table:table-cell table:formula="of:=([.B119]-[.$G$1])^2" office:value-type="float" office:value="222.994489">
            <text:p>222.99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20]-[.$F$1])^2" office:value-type="float" office:value="12.033961">
            <text:p>12.033961</text:p>
          </table:table-cell>
          <table:table-cell table:formula="of:=([.B12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21]-[.$F$1])^2" office:value-type="float" office:value="6.09596100000001">
            <text:p>6.095961</text:p>
          </table:table-cell>
          <table:table-cell table:formula="of:=([.B12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22]-[.$F$1])^2" office:value-type="float" office:value="19.971961">
            <text:p>19.971961</text:p>
          </table:table-cell>
          <table:table-cell table:formula="of:=([.B12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23]-[.$F$1])^2" office:value-type="float" office:value="12.033961">
            <text:p>12.033961</text:p>
          </table:table-cell>
          <table:table-cell table:formula="of:=([.B12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124]-[.$F$1])^2" office:value-type="float" office:value="19.971961">
            <text:p>19.971961</text:p>
          </table:table-cell>
          <table:table-cell table:formula="of:=([.B12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25]-[.$F$1])^2" office:value-type="float" office:value="12.033961">
            <text:p>12.033961</text:p>
          </table:table-cell>
          <table:table-cell table:formula="of:=([.B12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26]-[.$F$1])^2" office:value-type="float" office:value="19.971961">
            <text:p>19.971961</text:p>
          </table:table-cell>
          <table:table-cell table:formula="of:=([.B12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27]-[.$F$1])^2" office:value-type="float" office:value="12.033961">
            <text:p>12.033961</text:p>
          </table:table-cell>
          <table:table-cell table:formula="of:=([.B12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128]-[.$F$1])^2" office:value-type="float" office:value="19.971961">
            <text:p>19.971961</text:p>
          </table:table-cell>
          <table:table-cell table:formula="of:=([.B12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29]-[.$F$1])^2" office:value-type="float" office:value="12.033961">
            <text:p>12.033961</text:p>
          </table:table-cell>
          <table:table-cell table:formula="of:=([.B12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formula="of:=([.A130]-[.$F$1])^2" office:value-type="float" office:value="0.219961000000001">
            <text:p>0.219961</text:p>
          </table:table-cell>
          <table:table-cell table:formula="of:=([.B130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131]-[.$F$1])^2" office:value-type="float" office:value="19.971961">
            <text:p>19.971961</text:p>
          </table:table-cell>
          <table:table-cell table:formula="of:=([.B13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32]-[.$F$1])^2" office:value-type="float" office:value="6.09596100000001">
            <text:p>6.095961</text:p>
          </table:table-cell>
          <table:table-cell table:formula="of:=([.B13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133]-[.$F$1])^2" office:value-type="float" office:value="30.591961">
            <text:p>30.591961</text:p>
          </table:table-cell>
          <table:table-cell table:formula="of:=([.B13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34]-[.$F$1])^2" office:value-type="float" office:value="6.09596100000001">
            <text:p>6.095961</text:p>
          </table:table-cell>
          <table:table-cell table:formula="of:=([.B13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35]-[.$F$1])^2" office:value-type="float" office:value="12.033961">
            <text:p>12.033961</text:p>
          </table:table-cell>
          <table:table-cell table:formula="of:=([.B13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136]-[.$F$1])^2" office:value-type="float" office:value="0.219961000000001">
            <text:p>0.219961</text:p>
          </table:table-cell>
          <table:table-cell table:formula="of:=([.B13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37]-[.$F$1])^2" office:value-type="float" office:value="12.033961">
            <text:p>12.033961</text:p>
          </table:table-cell>
          <table:table-cell table:formula="of:=([.B13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38]-[.$F$1])^2" office:value-type="float" office:value="19.971961">
            <text:p>19.971961</text:p>
          </table:table-cell>
          <table:table-cell table:formula="of:=([.B13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39]-[.$F$1])^2" office:value-type="float" office:value="6.09596100000001">
            <text:p>6.095961</text:p>
          </table:table-cell>
          <table:table-cell table:formula="of:=([.B13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formula="of:=([.A140]-[.$F$1])^2" office:value-type="float" office:value="0.281960999999999">
            <text:p>0.281961</text:p>
          </table:table-cell>
          <table:table-cell table:formula="of:=([.B140]-[.$G$1])^2" office:value-type="float" office:value="438.190489">
            <text:p>438.19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41]-[.$F$1])^2" office:value-type="float" office:value="12.033961">
            <text:p>12.033961</text:p>
          </table:table-cell>
          <table:table-cell table:formula="of:=([.B14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42]-[.$F$1])^2" office:value-type="float" office:value="12.033961">
            <text:p>12.033961</text:p>
          </table:table-cell>
          <table:table-cell table:formula="of:=([.B14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43]-[.$F$1])^2" office:value-type="float" office:value="6.09596100000001">
            <text:p>6.095961</text:p>
          </table:table-cell>
          <table:table-cell table:formula="of:=([.B14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44]-[.$F$1])^2" office:value-type="float" office:value="12.033961">
            <text:p>12.033961</text:p>
          </table:table-cell>
          <table:table-cell table:formula="of:=([.B14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145]-[.$F$1])^2" office:value-type="float" office:value="42.653961">
            <text:p>42.653961</text:p>
          </table:table-cell>
          <table:table-cell table:formula="of:=([.B145]-[.$G$1])^2" office:value-type="float" office:value="24.334489">
            <text:p>24.334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46]-[.$F$1])^2" office:value-type="float" office:value="6.09596100000001">
            <text:p>6.095961</text:p>
          </table:table-cell>
          <table:table-cell table:formula="of:=([.B14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47]-[.$F$1])^2" office:value-type="float" office:value="19.971961">
            <text:p>19.971961</text:p>
          </table:table-cell>
          <table:table-cell table:formula="of:=([.B14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48]-[.$F$1])^2" office:value-type="float" office:value="19.971961">
            <text:p>19.971961</text:p>
          </table:table-cell>
          <table:table-cell table:formula="of:=([.B14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49]-[.$F$1])^2" office:value-type="float" office:value="6.09596100000001">
            <text:p>6.095961</text:p>
          </table:table-cell>
          <table:table-cell table:formula="of:=([.B14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150]-[.$F$1])^2" office:value-type="float" office:value="41.847961">
            <text:p>41.847961</text:p>
          </table:table-cell>
          <table:table-cell table:formula="of:=([.B150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51]-[.$F$1])^2" office:value-type="float" office:value="12.033961">
            <text:p>12.033961</text:p>
          </table:table-cell>
          <table:table-cell table:formula="of:=([.B15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152]-[.$F$1])^2" office:value-type="float" office:value="0.281960999999999">
            <text:p>0.281961</text:p>
          </table:table-cell>
          <table:table-cell table:formula="of:=([.B15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53]-[.$F$1])^2" office:value-type="float" office:value="12.033961">
            <text:p>12.033961</text:p>
          </table:table-cell>
          <table:table-cell table:formula="of:=([.B15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154]-[.$F$1])^2" office:value-type="float" office:value="41.847961">
            <text:p>41.847961</text:p>
          </table:table-cell>
          <table:table-cell table:formula="of:=([.B15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155]-[.$F$1])^2" office:value-type="float" office:value="2.157961">
            <text:p>2.157961</text:p>
          </table:table-cell>
          <table:table-cell table:formula="of:=([.B15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56]-[.$F$1])^2" office:value-type="float" office:value="12.033961">
            <text:p>12.033961</text:p>
          </table:table-cell>
          <table:table-cell table:formula="of:=([.B15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57]-[.$F$1])^2" office:value-type="float" office:value="6.09596100000001">
            <text:p>6.095961</text:p>
          </table:table-cell>
          <table:table-cell table:formula="of:=([.B15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58]-[.$F$1])^2" office:value-type="float" office:value="12.033961">
            <text:p>12.033961</text:p>
          </table:table-cell>
          <table:table-cell table:formula="of:=([.B15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159]-[.$F$1])^2" office:value-type="float" office:value="2.157961">
            <text:p>2.157961</text:p>
          </table:table-cell>
          <table:table-cell table:formula="of:=([.B159]-[.$G$1])^2" office:value-type="float" office:value="35.200489">
            <text:p>35.200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([.A160]-[.$F$1])^2" office:value-type="float" office:value="30.591961">
            <text:p>30.591961</text:p>
          </table:table-cell>
          <table:table-cell table:formula="of:=([.B160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161]-[.$F$1])^2" office:value-type="float" office:value="42.653961">
            <text:p>42.653961</text:p>
          </table:table-cell>
          <table:table-cell table:formula="of:=([.B16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62]-[.$F$1])^2" office:value-type="float" office:value="6.09596100000001">
            <text:p>6.095961</text:p>
          </table:table-cell>
          <table:table-cell table:formula="of:=([.B16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63]-[.$F$1])^2" office:value-type="float" office:value="12.033961">
            <text:p>12.033961</text:p>
          </table:table-cell>
          <table:table-cell table:formula="of:=([.B16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64]-[.$F$1])^2" office:value-type="float" office:value="12.033961">
            <text:p>12.033961</text:p>
          </table:table-cell>
          <table:table-cell table:formula="of:=([.B16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formula="of:=([.A165]-[.$F$1])^2" office:value-type="float" office:value="72.777961">
            <text:p>72.777961</text:p>
          </table:table-cell>
          <table:table-cell table:formula="of:=([.B165]-[.$G$1])^2" office:value-type="float" office:value="25.674489">
            <text:p>25.67448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table:formula="of:=([.A166]-[.$F$1])^2" office:value-type="float" office:value="90.839961">
            <text:p>90.839961</text:p>
          </table:table-cell>
          <table:table-cell table:formula="of:=([.B166]-[.$G$1])^2" office:value-type="float" office:value="1084.582489">
            <text:p>1084.582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167]-[.$F$1])^2" office:value-type="float" office:value="42.653961">
            <text:p>42.653961</text:p>
          </table:table-cell>
          <table:table-cell table:formula="of:=([.B16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68]-[.$F$1])^2" office:value-type="float" office:value="6.09596100000001">
            <text:p>6.095961</text:p>
          </table:table-cell>
          <table:table-cell table:formula="of:=([.B16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169]-[.$F$1])^2" office:value-type="float" office:value="12.467961">
            <text:p>12.467961</text:p>
          </table:table-cell>
          <table:table-cell table:formula="of:=([.B169]-[.$G$1])^2" office:value-type="float" office:value="24.334489">
            <text:p>24.334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70]-[.$F$1])^2" office:value-type="float" office:value="19.971961">
            <text:p>19.971961</text:p>
          </table:table-cell>
          <table:table-cell table:formula="of:=([.B17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171]-[.$F$1])^2" office:value-type="float" office:value="2.157961">
            <text:p>2.157961</text:p>
          </table:table-cell>
          <table:table-cell table:formula="of:=([.B17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172]-[.$F$1])^2" office:value-type="float" office:value="12.033961">
            <text:p>12.033961</text:p>
          </table:table-cell>
          <table:table-cell table:formula="of:=([.B172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73]-[.$F$1])^2" office:value-type="float" office:value="19.971961">
            <text:p>19.971961</text:p>
          </table:table-cell>
          <table:table-cell table:formula="of:=([.B17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74]-[.$F$1])^2" office:value-type="float" office:value="0.281960999999999">
            <text:p>0.281961</text:p>
          </table:table-cell>
          <table:table-cell table:formula="of:=([.B17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75]-[.$F$1])^2" office:value-type="float" office:value="19.971961">
            <text:p>19.971961</text:p>
          </table:table-cell>
          <table:table-cell table:formula="of:=([.B17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76]-[.$F$1])^2" office:value-type="float" office:value="6.09596100000001">
            <text:p>6.095961</text:p>
          </table:table-cell>
          <table:table-cell table:formula="of:=([.B17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([.A177]-[.$F$1])^2" office:value-type="float" office:value="132.963961">
            <text:p>132.963961</text:p>
          </table:table-cell>
          <table:table-cell table:formula="of:=([.B177]-[.$G$1])^2" office:value-type="float" office:value="0.870489">
            <text:p>0.870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78]-[.$F$1])^2" office:value-type="float" office:value="2.157961">
            <text:p>2.157961</text:p>
          </table:table-cell>
          <table:table-cell table:formula="of:=([.B178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179]-[.$F$1])^2" office:value-type="float" office:value="42.653961">
            <text:p>42.653961</text:p>
          </table:table-cell>
          <table:table-cell table:formula="of:=([.B179]-[.$G$1])^2" office:value-type="float" office:value="24.334489">
            <text:p>24.33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80]-[.$F$1])^2" office:value-type="float" office:value="12.033961">
            <text:p>12.033961</text:p>
          </table:table-cell>
          <table:table-cell table:formula="of:=([.B18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181]-[.$F$1])^2" office:value-type="float" office:value="0.281960999999999">
            <text:p>0.281961</text:p>
          </table:table-cell>
          <table:table-cell table:formula="of:=([.B18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82]-[.$F$1])^2" office:value-type="float" office:value="12.033961">
            <text:p>12.033961</text:p>
          </table:table-cell>
          <table:table-cell table:formula="of:=([.B18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83]-[.$F$1])^2" office:value-type="float" office:value="0.219961000000001">
            <text:p>0.219961</text:p>
          </table:table-cell>
          <table:table-cell table:formula="of:=([.B183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84]-[.$F$1])^2" office:value-type="float" office:value="12.033961">
            <text:p>12.033961</text:p>
          </table:table-cell>
          <table:table-cell table:formula="of:=([.B18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table:formula="of:=([.A185]-[.$F$1])^2" office:value-type="float" office:value="1124.327961">
            <text:p>1124.327961</text:p>
          </table:table-cell>
          <table:table-cell table:formula="of:=([.B185]-[.$G$1])^2" office:value-type="float" office:value="35.200489">
            <text:p>35.20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86]-[.$F$1])^2" office:value-type="float" office:value="12.033961">
            <text:p>12.033961</text:p>
          </table:table-cell>
          <table:table-cell table:formula="of:=([.B18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187]-[.$F$1])^2" office:value-type="float" office:value="6.40596099999999">
            <text:p>6.405961</text:p>
          </table:table-cell>
          <table:table-cell table:formula="of:=([.B18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88]-[.$F$1])^2" office:value-type="float" office:value="12.033961">
            <text:p>12.033961</text:p>
          </table:table-cell>
          <table:table-cell table:formula="of:=([.B18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89]-[.$F$1])^2" office:value-type="float" office:value="12.033961">
            <text:p>12.033961</text:p>
          </table:table-cell>
          <table:table-cell table:formula="of:=([.B18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190]-[.$F$1])^2" office:value-type="float" office:value="71.723961">
            <text:p>71.723961</text:p>
          </table:table-cell>
          <table:table-cell table:formula="of:=([.B190]-[.$G$1])^2" office:value-type="float" office:value="49.942489">
            <text:p>49.94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91]-[.$F$1])^2" office:value-type="float" office:value="12.033961">
            <text:p>12.033961</text:p>
          </table:table-cell>
          <table:table-cell table:formula="of:=([.B19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192]-[.$F$1])^2" office:value-type="float" office:value="12.033961">
            <text:p>12.033961</text:p>
          </table:table-cell>
          <table:table-cell table:formula="of:=([.B192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93]-[.$F$1])^2" office:value-type="float" office:value="12.033961">
            <text:p>12.033961</text:p>
          </table:table-cell>
          <table:table-cell table:formula="of:=([.B19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194]-[.$F$1])^2" office:value-type="float" office:value="12.033961">
            <text:p>12.033961</text:p>
          </table:table-cell>
          <table:table-cell table:formula="of:=([.B194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95]-[.$F$1])^2" office:value-type="float" office:value="19.971961">
            <text:p>19.971961</text:p>
          </table:table-cell>
          <table:table-cell table:formula="of:=([.B19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formula="of:=([.A196]-[.$F$1])^2" office:value-type="float" office:value="241.211961">
            <text:p>241.211961</text:p>
          </table:table-cell>
          <table:table-cell table:formula="of:=([.B19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97]-[.$F$1])^2" office:value-type="float" office:value="12.033961">
            <text:p>12.033961</text:p>
          </table:table-cell>
          <table:table-cell table:formula="of:=([.B19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98]-[.$F$1])^2" office:value-type="float" office:value="6.09596100000001">
            <text:p>6.095961</text:p>
          </table:table-cell>
          <table:table-cell table:formula="of:=([.B19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99]-[.$F$1])^2" office:value-type="float" office:value="6.09596100000001">
            <text:p>6.095961</text:p>
          </table:table-cell>
          <table:table-cell table:formula="of:=([.B19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00]-[.$F$1])^2" office:value-type="float" office:value="6.09596100000001">
            <text:p>6.095961</text:p>
          </table:table-cell>
          <table:table-cell table:formula="of:=([.B20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01]-[.$F$1])^2" office:value-type="float" office:value="12.033961">
            <text:p>12.033961</text:p>
          </table:table-cell>
          <table:table-cell table:formula="of:=([.B20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202]-[.$F$1])^2" office:value-type="float" office:value="42.653961">
            <text:p>42.653961</text:p>
          </table:table-cell>
          <table:table-cell table:formula="of:=([.B20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([.A203]-[.$F$1])^2" office:value-type="float" office:value="6.09596100000001">
            <text:p>6.095961</text:p>
          </table:table-cell>
          <table:table-cell table:formula="of:=([.B203]-[.$G$1])^2" office:value-type="float" office:value="222.994489">
            <text:p>222.994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04]-[.$F$1])^2" office:value-type="float" office:value="6.09596100000001">
            <text:p>6.095961</text:p>
          </table:table-cell>
          <table:table-cell table:formula="of:=([.B20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([.A205]-[.$F$1])^2" office:value-type="float" office:value="241.211961">
            <text:p>241.211961</text:p>
          </table:table-cell>
          <table:table-cell table:formula="of:=([.B205]-[.$G$1])^2" office:value-type="float" office:value="79.798489">
            <text:p>79.79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06]-[.$F$1])^2" office:value-type="float" office:value="6.09596100000001">
            <text:p>6.095961</text:p>
          </table:table-cell>
          <table:table-cell table:formula="of:=([.B20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07]-[.$F$1])^2" office:value-type="float" office:value="19.971961">
            <text:p>19.971961</text:p>
          </table:table-cell>
          <table:table-cell table:formula="of:=([.B20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08]-[.$F$1])^2" office:value-type="float" office:value="12.033961">
            <text:p>12.033961</text:p>
          </table:table-cell>
          <table:table-cell table:formula="of:=([.B20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09]-[.$F$1])^2" office:value-type="float" office:value="19.971961">
            <text:p>19.971961</text:p>
          </table:table-cell>
          <table:table-cell table:formula="of:=([.B20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([.A210]-[.$F$1])^2" office:value-type="float" office:value="29.909961">
            <text:p>29.909961</text:p>
          </table:table-cell>
          <table:table-cell table:formula="of:=([.B210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formula="of:=([.A211]-[.$F$1])^2" office:value-type="float" office:value="6.09596100000001">
            <text:p>6.095961</text:p>
          </table:table-cell>
          <table:table-cell table:formula="of:=([.B211]-[.$G$1])^2" office:value-type="float" office:value="167.262489">
            <text:p>167.26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12]-[.$F$1])^2" office:value-type="float" office:value="6.09596100000001">
            <text:p>6.095961</text:p>
          </table:table-cell>
          <table:table-cell table:formula="of:=([.B21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13]-[.$F$1])^2" office:value-type="float" office:value="19.971961">
            <text:p>19.971961</text:p>
          </table:table-cell>
          <table:table-cell table:formula="of:=([.B21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table:formula="of:=([.A214]-[.$F$1])^2" office:value-type="float" office:value="0.281960999999999">
            <text:p>0.281961</text:p>
          </table:table-cell>
          <table:table-cell table:formula="of:=([.B214]-[.$G$1])^2" office:value-type="float" office:value="1438.912489">
            <text:p>1438.91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15]-[.$F$1])^2" office:value-type="float" office:value="19.971961">
            <text:p>19.971961</text:p>
          </table:table-cell>
          <table:table-cell table:formula="of:=([.B21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([.A216]-[.$F$1])^2" office:value-type="float" office:value="110.901961">
            <text:p>110.901961</text:p>
          </table:table-cell>
          <table:table-cell table:formula="of:=([.B216]-[.$G$1])^2" office:value-type="float" office:value="8.602489">
            <text:p>8.602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217]-[.$F$1])^2" office:value-type="float" office:value="42.653961">
            <text:p>42.653961</text:p>
          </table:table-cell>
          <table:table-cell table:formula="of:=([.B21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formula="of:=([.A218]-[.$F$1])^2" office:value-type="float" office:value="183.087961">
            <text:p>183.087961</text:p>
          </table:table-cell>
          <table:table-cell table:formula="of:=([.B21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([.A219]-[.$F$1])^2" office:value-type="float" office:value="6.09596100000001">
            <text:p>6.095961</text:p>
          </table:table-cell>
          <table:table-cell table:formula="of:=([.B219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20]-[.$F$1])^2" office:value-type="float" office:value="6.09596100000001">
            <text:p>6.095961</text:p>
          </table:table-cell>
          <table:table-cell table:formula="of:=([.B22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21]-[.$F$1])^2" office:value-type="float" office:value="12.033961">
            <text:p>12.033961</text:p>
          </table:table-cell>
          <table:table-cell table:formula="of:=([.B22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222]-[.$F$1])^2" office:value-type="float" office:value="42.653961">
            <text:p>42.653961</text:p>
          </table:table-cell>
          <table:table-cell table:formula="of:=([.B222]-[.$G$1])^2" office:value-type="float" office:value="24.334489">
            <text:p>24.334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23]-[.$F$1])^2" office:value-type="float" office:value="12.467961">
            <text:p>12.467961</text:p>
          </table:table-cell>
          <table:table-cell table:formula="of:=([.B22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formula="of:=([.A224]-[.$F$1])^2" office:value-type="float" office:value="72.777961">
            <text:p>72.777961</text:p>
          </table:table-cell>
          <table:table-cell table:formula="of:=([.B22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25]-[.$F$1])^2" office:value-type="float" office:value="12.033961">
            <text:p>12.033961</text:p>
          </table:table-cell>
          <table:table-cell table:formula="of:=([.B22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26]-[.$F$1])^2" office:value-type="float" office:value="6.09596100000001">
            <text:p>6.095961</text:p>
          </table:table-cell>
          <table:table-cell table:formula="of:=([.B22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27]-[.$F$1])^2" office:value-type="float" office:value="12.033961">
            <text:p>12.033961</text:p>
          </table:table-cell>
          <table:table-cell table:formula="of:=([.B22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28]-[.$F$1])^2" office:value-type="float" office:value="19.971961">
            <text:p>19.971961</text:p>
          </table:table-cell>
          <table:table-cell table:formula="of:=([.B22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29]-[.$F$1])^2" office:value-type="float" office:value="19.971961">
            <text:p>19.971961</text:p>
          </table:table-cell>
          <table:table-cell table:formula="of:=([.B22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30]-[.$F$1])^2" office:value-type="float" office:value="19.971961">
            <text:p>19.971961</text:p>
          </table:table-cell>
          <table:table-cell table:formula="of:=([.B23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31]-[.$F$1])^2" office:value-type="float" office:value="12.033961">
            <text:p>12.033961</text:p>
          </table:table-cell>
          <table:table-cell table:formula="of:=([.B23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32]-[.$F$1])^2" office:value-type="float" office:value="6.09596100000001">
            <text:p>6.095961</text:p>
          </table:table-cell>
          <table:table-cell table:formula="of:=([.B23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33]-[.$F$1])^2" office:value-type="float" office:value="19.971961">
            <text:p>19.971961</text:p>
          </table:table-cell>
          <table:table-cell table:formula="of:=([.B23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formula="of:=([.A234]-[.$F$1])^2" office:value-type="float" office:value="0.281960999999999">
            <text:p>0.281961</text:p>
          </table:table-cell>
          <table:table-cell table:formula="of:=([.B234]-[.$G$1])^2" office:value-type="float" office:value="358.458489">
            <text:p>358.458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235]-[.$F$1])^2" office:value-type="float" office:value="0.281960999999999">
            <text:p>0.281961</text:p>
          </table:table-cell>
          <table:table-cell table:formula="of:=([.B23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36]-[.$F$1])^2" office:value-type="float" office:value="6.09596100000001">
            <text:p>6.095961</text:p>
          </table:table-cell>
          <table:table-cell table:formula="of:=([.B23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37]-[.$F$1])^2" office:value-type="float" office:value="12.033961">
            <text:p>12.033961</text:p>
          </table:table-cell>
          <table:table-cell table:formula="of:=([.B23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38]-[.$F$1])^2" office:value-type="float" office:value="12.033961">
            <text:p>12.033961</text:p>
          </table:table-cell>
          <table:table-cell table:formula="of:=([.B23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39]-[.$F$1])^2" office:value-type="float" office:value="12.033961">
            <text:p>12.033961</text:p>
          </table:table-cell>
          <table:table-cell table:formula="of:=([.B23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40]-[.$F$1])^2" office:value-type="float" office:value="19.971961">
            <text:p>19.971961</text:p>
          </table:table-cell>
          <table:table-cell table:formula="of:=([.B240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41]-[.$F$1])^2" office:value-type="float" office:value="12.033961">
            <text:p>12.033961</text:p>
          </table:table-cell>
          <table:table-cell table:formula="of:=([.B24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([.A242]-[.$F$1])^2" office:value-type="float" office:value="56.715961">
            <text:p>56.715961</text:p>
          </table:table-cell>
          <table:table-cell table:formula="of:=([.B24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([.A243]-[.$F$1])^2" office:value-type="float" office:value="0.219961000000001">
            <text:p>0.219961</text:p>
          </table:table-cell>
          <table:table-cell table:formula="of:=([.B243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([.A244]-[.$F$1])^2" office:value-type="float" office:value="110.901961">
            <text:p>110.901961</text:p>
          </table:table-cell>
          <table:table-cell table:formula="of:=([.B24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45]-[.$F$1])^2" office:value-type="float" office:value="19.971961">
            <text:p>19.971961</text:p>
          </table:table-cell>
          <table:table-cell table:formula="of:=([.B24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46]-[.$F$1])^2" office:value-type="float" office:value="12.033961">
            <text:p>12.033961</text:p>
          </table:table-cell>
          <table:table-cell table:formula="of:=([.B24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([.A247]-[.$F$1])^2" office:value-type="float" office:value="42.653961">
            <text:p>42.653961</text:p>
          </table:table-cell>
          <table:table-cell table:formula="of:=([.B247]-[.$G$1])^2" office:value-type="float" office:value="98.664489">
            <text:p>98.664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248]-[.$F$1])^2" office:value-type="float" office:value="19.971961">
            <text:p>19.971961</text:p>
          </table:table-cell>
          <table:table-cell table:formula="of:=([.B24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49]-[.$F$1])^2" office:value-type="float" office:value="2.157961">
            <text:p>2.157961</text:p>
          </table:table-cell>
          <table:table-cell table:formula="of:=([.B24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50]-[.$F$1])^2" office:value-type="float" office:value="12.033961">
            <text:p>12.033961</text:p>
          </table:table-cell>
          <table:table-cell table:formula="of:=([.B25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51]-[.$F$1])^2" office:value-type="float" office:value="6.09596100000001">
            <text:p>6.095961</text:p>
          </table:table-cell>
          <table:table-cell table:formula="of:=([.B25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52]-[.$F$1])^2" office:value-type="float" office:value="6.09596100000001">
            <text:p>6.095961</text:p>
          </table:table-cell>
          <table:table-cell table:formula="of:=([.B25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53]-[.$F$1])^2" office:value-type="float" office:value="12.033961">
            <text:p>12.033961</text:p>
          </table:table-cell>
          <table:table-cell table:formula="of:=([.B25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54]-[.$F$1])^2" office:value-type="float" office:value="12.033961">
            <text:p>12.033961</text:p>
          </table:table-cell>
          <table:table-cell table:formula="of:=([.B25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([.A255]-[.$F$1])^2" office:value-type="float" office:value="553.707961">
            <text:p>553.707961</text:p>
          </table:table-cell>
          <table:table-cell table:formula="of:=([.B255]-[.$G$1])^2" office:value-type="float" office:value="0.00448900000000002">
            <text:p>0.00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256]-[.$F$1])^2" office:value-type="float" office:value="12.033961">
            <text:p>12.033961</text:p>
          </table:table-cell>
          <table:table-cell table:formula="of:=([.B256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57]-[.$F$1])^2" office:value-type="float" office:value="6.09596100000001">
            <text:p>6.095961</text:p>
          </table:table-cell>
          <table:table-cell table:formula="of:=([.B25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formula="of:=([.A258]-[.$F$1])^2" office:value-type="float" office:value="6.09596100000001">
            <text:p>6.095961</text:p>
          </table:table-cell>
          <table:table-cell table:formula="of:=([.B258]-[.$G$1])^2" office:value-type="float" office:value="167.262489">
            <text:p>167.262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59]-[.$F$1])^2" office:value-type="float" office:value="12.467961">
            <text:p>12.467961</text:p>
          </table:table-cell>
          <table:table-cell table:formula="of:=([.B25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([.A260]-[.$F$1])^2" office:value-type="float" office:value="6.09596100000001">
            <text:p>6.095961</text:p>
          </table:table-cell>
          <table:table-cell table:formula="of:=([.B260]-[.$G$1])^2" office:value-type="float" office:value="194.128489">
            <text:p>194.128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261]-[.$F$1])^2" office:value-type="float" office:value="30.591961">
            <text:p>30.591961</text:p>
          </table:table-cell>
          <table:table-cell table:formula="of:=([.B261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62]-[.$F$1])^2" office:value-type="float" office:value="6.09596100000001">
            <text:p>6.095961</text:p>
          </table:table-cell>
          <table:table-cell table:formula="of:=([.B26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63]-[.$F$1])^2" office:value-type="float" office:value="19.971961">
            <text:p>19.971961</text:p>
          </table:table-cell>
          <table:table-cell table:formula="of:=([.B26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64]-[.$F$1])^2" office:value-type="float" office:value="19.971961">
            <text:p>19.971961</text:p>
          </table:table-cell>
          <table:table-cell table:formula="of:=([.B264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65]-[.$F$1])^2" office:value-type="float" office:value="12.033961">
            <text:p>12.033961</text:p>
          </table:table-cell>
          <table:table-cell table:formula="of:=([.B26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66]-[.$F$1])^2" office:value-type="float" office:value="2.157961">
            <text:p>2.157961</text:p>
          </table:table-cell>
          <table:table-cell table:formula="of:=([.B26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67]-[.$F$1])^2" office:value-type="float" office:value="12.033961">
            <text:p>12.033961</text:p>
          </table:table-cell>
          <table:table-cell table:formula="of:=([.B26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68]-[.$F$1])^2" office:value-type="float" office:value="6.09596100000001">
            <text:p>6.095961</text:p>
          </table:table-cell>
          <table:table-cell table:formula="of:=([.B26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269]-[.$F$1])^2" office:value-type="float" office:value="20.529961">
            <text:p>20.529961</text:p>
          </table:table-cell>
          <table:table-cell table:formula="of:=([.B269]-[.$G$1])^2" office:value-type="float" office:value="24.334489">
            <text:p>24.33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70]-[.$F$1])^2" office:value-type="float" office:value="12.033961">
            <text:p>12.033961</text:p>
          </table:table-cell>
          <table:table-cell table:formula="of:=([.B27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71]-[.$F$1])^2" office:value-type="float" office:value="2.157961">
            <text:p>2.157961</text:p>
          </table:table-cell>
          <table:table-cell table:formula="of:=([.B27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272]-[.$F$1])^2" office:value-type="float" office:value="6.09596100000001">
            <text:p>6.095961</text:p>
          </table:table-cell>
          <table:table-cell table:formula="of:=([.B272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73]-[.$F$1])^2" office:value-type="float" office:value="6.09596100000001">
            <text:p>6.095961</text:p>
          </table:table-cell>
          <table:table-cell table:formula="of:=([.B27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274]-[.$F$1])^2" office:value-type="float" office:value="72.777961">
            <text:p>72.777961</text:p>
          </table:table-cell>
          <table:table-cell table:formula="of:=([.B274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75]-[.$F$1])^2" office:value-type="float" office:value="6.09596100000001">
            <text:p>6.095961</text:p>
          </table:table-cell>
          <table:table-cell table:formula="of:=([.B27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276]-[.$F$1])^2" office:value-type="float" office:value="0.281960999999999">
            <text:p>0.281961</text:p>
          </table:table-cell>
          <table:table-cell table:formula="of:=([.B27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277]-[.$F$1])^2" office:value-type="float" office:value="19.971961">
            <text:p>19.971961</text:p>
          </table:table-cell>
          <table:table-cell table:formula="of:=([.B27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78]-[.$F$1])^2" office:value-type="float" office:value="12.033961">
            <text:p>12.033961</text:p>
          </table:table-cell>
          <table:table-cell table:formula="of:=([.B27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79]-[.$F$1])^2" office:value-type="float" office:value="12.033961">
            <text:p>12.033961</text:p>
          </table:table-cell>
          <table:table-cell table:formula="of:=([.B27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([.A280]-[.$F$1])^2" office:value-type="float" office:value="12.033961">
            <text:p>12.033961</text:p>
          </table:table-cell>
          <table:table-cell table:formula="of:=([.B280]-[.$G$1])^2" office:value-type="float" office:value="0.870489">
            <text:p>0.870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81]-[.$F$1])^2" office:value-type="float" office:value="2.157961">
            <text:p>2.157961</text:p>
          </table:table-cell>
          <table:table-cell table:formula="of:=([.B28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82]-[.$F$1])^2" office:value-type="float" office:value="12.033961">
            <text:p>12.033961</text:p>
          </table:table-cell>
          <table:table-cell table:formula="of:=([.B28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283]-[.$F$1])^2" office:value-type="float" office:value="42.653961">
            <text:p>42.653961</text:p>
          </table:table-cell>
          <table:table-cell table:formula="of:=([.B283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84]-[.$F$1])^2" office:value-type="float" office:value="6.09596100000001">
            <text:p>6.095961</text:p>
          </table:table-cell>
          <table:table-cell table:formula="of:=([.B28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formula="of:=([.A285]-[.$F$1])^2" office:value-type="float" office:value="273.273961">
            <text:p>273.273961</text:p>
          </table:table-cell>
          <table:table-cell table:formula="of:=([.B28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86]-[.$F$1])^2" office:value-type="float" office:value="12.033961">
            <text:p>12.033961</text:p>
          </table:table-cell>
          <table:table-cell table:formula="of:=([.B28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287]-[.$F$1])^2" office:value-type="float" office:value="19.971961">
            <text:p>19.971961</text:p>
          </table:table-cell>
          <table:table-cell table:formula="of:=([.B28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([.A288]-[.$F$1])^2" office:value-type="float" office:value="183.087961">
            <text:p>183.087961</text:p>
          </table:table-cell>
          <table:table-cell table:formula="of:=([.B288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89]-[.$F$1])^2" office:value-type="float" office:value="6.09596100000001">
            <text:p>6.095961</text:p>
          </table:table-cell>
          <table:table-cell table:formula="of:=([.B28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90]-[.$F$1])^2" office:value-type="float" office:value="12.033961">
            <text:p>12.033961</text:p>
          </table:table-cell>
          <table:table-cell table:formula="of:=([.B29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91]-[.$F$1])^2" office:value-type="float" office:value="6.09596100000001">
            <text:p>6.095961</text:p>
          </table:table-cell>
          <table:table-cell table:formula="of:=([.B29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92]-[.$F$1])^2" office:value-type="float" office:value="19.971961">
            <text:p>19.971961</text:p>
          </table:table-cell>
          <table:table-cell table:formula="of:=([.B29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93]-[.$F$1])^2" office:value-type="float" office:value="6.09596100000001">
            <text:p>6.095961</text:p>
          </table:table-cell>
          <table:table-cell table:formula="of:=([.B29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([.A294]-[.$F$1])^2" office:value-type="float" office:value="30.591961">
            <text:p>30.591961</text:p>
          </table:table-cell>
          <table:table-cell table:formula="of:=([.B294]-[.$G$1])^2" office:value-type="float" office:value="79.798489">
            <text:p>79.79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295]-[.$F$1])^2" office:value-type="float" office:value="12.033961">
            <text:p>12.033961</text:p>
          </table:table-cell>
          <table:table-cell table:formula="of:=([.B295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96]-[.$F$1])^2" office:value-type="float" office:value="12.033961">
            <text:p>12.033961</text:p>
          </table:table-cell>
          <table:table-cell table:formula="of:=([.B29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([.A297]-[.$F$1])^2" office:value-type="float" office:value="55.785961">
            <text:p>55.785961</text:p>
          </table:table-cell>
          <table:table-cell table:formula="of:=([.B29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298]-[.$F$1])^2" office:value-type="float" office:value="12.033961">
            <text:p>12.033961</text:p>
          </table:table-cell>
          <table:table-cell table:formula="of:=([.B298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99]-[.$F$1])^2" office:value-type="float" office:value="6.09596100000001">
            <text:p>6.095961</text:p>
          </table:table-cell>
          <table:table-cell table:formula="of:=([.B29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([.A300]-[.$F$1])^2" office:value-type="float" office:value="183.087961">
            <text:p>183.087961</text:p>
          </table:table-cell>
          <table:table-cell table:formula="of:=([.B300]-[.$G$1])^2" office:value-type="float" office:value="0.00448900000000002">
            <text:p>0.00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01]-[.$F$1])^2" office:value-type="float" office:value="12.033961">
            <text:p>12.033961</text:p>
          </table:table-cell>
          <table:table-cell table:formula="of:=([.B30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02]-[.$F$1])^2" office:value-type="float" office:value="20.529961">
            <text:p>20.529961</text:p>
          </table:table-cell>
          <table:table-cell table:formula="of:=([.B302]-[.$G$1])^2" office:value-type="float" office:value="35.200489">
            <text:p>35.200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303]-[.$F$1])^2" office:value-type="float" office:value="42.653961">
            <text:p>42.653961</text:p>
          </table:table-cell>
          <table:table-cell table:formula="of:=([.B30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04]-[.$F$1])^2" office:value-type="float" office:value="6.09596100000001">
            <text:p>6.095961</text:p>
          </table:table-cell>
          <table:table-cell table:formula="of:=([.B30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formula="of:=([.A305]-[.$F$1])^2" office:value-type="float" office:value="307.335961">
            <text:p>307.335961</text:p>
          </table:table-cell>
          <table:table-cell table:formula="of:=([.B305]-[.$G$1])^2" office:value-type="float" office:value="35.200489">
            <text:p>35.20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06]-[.$F$1])^2" office:value-type="float" office:value="12.033961">
            <text:p>12.033961</text:p>
          </table:table-cell>
          <table:table-cell table:formula="of:=([.B30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307]-[.$F$1])^2" office:value-type="float" office:value="42.653961">
            <text:p>42.653961</text:p>
          </table:table-cell>
          <table:table-cell table:formula="of:=([.B30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308]-[.$F$1])^2" office:value-type="float" office:value="6.09596100000001">
            <text:p>6.095961</text:p>
          </table:table-cell>
          <table:table-cell table:formula="of:=([.B30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09]-[.$F$1])^2" office:value-type="float" office:value="12.033961">
            <text:p>12.033961</text:p>
          </table:table-cell>
          <table:table-cell table:formula="of:=([.B30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10]-[.$F$1])^2" office:value-type="float" office:value="19.971961">
            <text:p>19.971961</text:p>
          </table:table-cell>
          <table:table-cell table:formula="of:=([.B31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311]-[.$F$1])^2" office:value-type="float" office:value="12.033961">
            <text:p>12.033961</text:p>
          </table:table-cell>
          <table:table-cell table:formula="of:=([.B311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12]-[.$F$1])^2" office:value-type="float" office:value="19.971961">
            <text:p>19.971961</text:p>
          </table:table-cell>
          <table:table-cell table:formula="of:=([.B31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13]-[.$F$1])^2" office:value-type="float" office:value="12.033961">
            <text:p>12.033961</text:p>
          </table:table-cell>
          <table:table-cell table:formula="of:=([.B31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([.A314]-[.$F$1])^2" office:value-type="float" office:value="211.149961">
            <text:p>211.149961</text:p>
          </table:table-cell>
          <table:table-cell table:formula="of:=([.B31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15]-[.$F$1])^2" office:value-type="float" office:value="12.033961">
            <text:p>12.033961</text:p>
          </table:table-cell>
          <table:table-cell table:formula="of:=([.B31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16]-[.$F$1])^2" office:value-type="float" office:value="12.033961">
            <text:p>12.033961</text:p>
          </table:table-cell>
          <table:table-cell table:formula="of:=([.B31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317]-[.$F$1])^2" office:value-type="float" office:value="19.971961">
            <text:p>19.971961</text:p>
          </table:table-cell>
          <table:table-cell table:formula="of:=([.B317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18]-[.$F$1])^2" office:value-type="float" office:value="6.09596100000001">
            <text:p>6.095961</text:p>
          </table:table-cell>
          <table:table-cell table:formula="of:=([.B31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formula="of:=([.A319]-[.$F$1])^2" office:value-type="float" office:value="2.157961">
            <text:p>2.157961</text:p>
          </table:table-cell>
          <table:table-cell table:formula="of:=([.B319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table:formula="of:=([.A320]-[.$F$1])^2" office:value-type="float" office:value="6.09596100000001">
            <text:p>6.095961</text:p>
          </table:table-cell>
          <table:table-cell table:formula="of:=([.B320]-[.$G$1])^2" office:value-type="float" office:value="1084.582489">
            <text:p>1084.58248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([.A321]-[.$F$1])^2" office:value-type="float" office:value="2.343961">
            <text:p>2.343961</text:p>
          </table:table-cell>
          <table:table-cell table:formula="of:=([.B321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formula="of:=([.A322]-[.$F$1])^2" office:value-type="float" office:value="463.583961">
            <text:p>463.583961</text:p>
          </table:table-cell>
          <table:table-cell table:formula="of:=([.B32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323]-[.$F$1])^2" office:value-type="float" office:value="42.653961">
            <text:p>42.653961</text:p>
          </table:table-cell>
          <table:table-cell table:formula="of:=([.B323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324]-[.$F$1])^2" office:value-type="float" office:value="19.971961">
            <text:p>19.971961</text:p>
          </table:table-cell>
          <table:table-cell table:formula="of:=([.B32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([.A325]-[.$F$1])^2" office:value-type="float" office:value="12.033961">
            <text:p>12.033961</text:p>
          </table:table-cell>
          <table:table-cell table:formula="of:=([.B325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([.A326]-[.$F$1])^2" office:value-type="float" office:value="157.025961">
            <text:p>157.025961</text:p>
          </table:table-cell>
          <table:table-cell table:formula="of:=([.B326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27]-[.$F$1])^2" office:value-type="float" office:value="6.09596100000001">
            <text:p>6.095961</text:p>
          </table:table-cell>
          <table:table-cell table:formula="of:=([.B327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([.A328]-[.$F$1])^2" office:value-type="float" office:value="211.149961">
            <text:p>211.149961</text:p>
          </table:table-cell>
          <table:table-cell table:formula="of:=([.B32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29]-[.$F$1])^2" office:value-type="float" office:value="6.09596100000001">
            <text:p>6.095961</text:p>
          </table:table-cell>
          <table:table-cell table:formula="of:=([.B32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30]-[.$F$1])^2" office:value-type="float" office:value="12.033961">
            <text:p>12.033961</text:p>
          </table:table-cell>
          <table:table-cell table:formula="of:=([.B33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formula="of:=([.A331]-[.$F$1])^2" office:value-type="float" office:value="183.087961">
            <text:p>183.087961</text:p>
          </table:table-cell>
          <table:table-cell table:formula="of:=([.B33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([.A332]-[.$F$1])^2" office:value-type="float" office:value="30.591961">
            <text:p>30.591961</text:p>
          </table:table-cell>
          <table:table-cell table:formula="of:=([.B332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33]-[.$F$1])^2" office:value-type="float" office:value="12.033961">
            <text:p>12.033961</text:p>
          </table:table-cell>
          <table:table-cell table:formula="of:=([.B33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334]-[.$F$1])^2" office:value-type="float" office:value="6.09596100000001">
            <text:p>6.095961</text:p>
          </table:table-cell>
          <table:table-cell table:formula="of:=([.B33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formula="of:=([.A335]-[.$F$1])^2" office:value-type="float" office:value="421.521961">
            <text:p>421.521961</text:p>
          </table:table-cell>
          <table:table-cell table:formula="of:=([.B335]-[.$G$1])^2" office:value-type="float" office:value="49.942489">
            <text:p>49.94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336]-[.$F$1])^2" office:value-type="float" office:value="19.971961">
            <text:p>19.971961</text:p>
          </table:table-cell>
          <table:table-cell table:formula="of:=([.B33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37]-[.$F$1])^2" office:value-type="float" office:value="6.09596100000001">
            <text:p>6.095961</text:p>
          </table:table-cell>
          <table:table-cell table:formula="of:=([.B33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formula="of:=([.A338]-[.$F$1])^2" office:value-type="float" office:value="157.025961">
            <text:p>157.025961</text:p>
          </table:table-cell>
          <table:table-cell table:formula="of:=([.B338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39]-[.$F$1])^2" office:value-type="float" office:value="12.033961">
            <text:p>12.033961</text:p>
          </table:table-cell>
          <table:table-cell table:formula="of:=([.B33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340]-[.$F$1])^2" office:value-type="float" office:value="12.467961">
            <text:p>12.467961</text:p>
          </table:table-cell>
          <table:table-cell table:formula="of:=([.B34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41]-[.$F$1])^2" office:value-type="float" office:value="6.09596100000001">
            <text:p>6.095961</text:p>
          </table:table-cell>
          <table:table-cell table:formula="of:=([.B34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342]-[.$F$1])^2" office:value-type="float" office:value="12.033961">
            <text:p>12.033961</text:p>
          </table:table-cell>
          <table:table-cell table:formula="of:=([.B342]-[.$G$1])^2" office:value-type="float" office:value="15.468489">
            <text:p>15.46848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343]-[.$F$1])^2" office:value-type="float" office:value="72.777961">
            <text:p>72.777961</text:p>
          </table:table-cell>
          <table:table-cell table:formula="of:=([.B343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44]-[.$F$1])^2" office:value-type="float" office:value="19.971961">
            <text:p>19.971961</text:p>
          </table:table-cell>
          <table:table-cell table:formula="of:=([.B34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45]-[.$F$1])^2" office:value-type="float" office:value="12.033961">
            <text:p>12.033961</text:p>
          </table:table-cell>
          <table:table-cell table:formula="of:=([.B34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346]-[.$F$1])^2" office:value-type="float" office:value="42.653961">
            <text:p>42.653961</text:p>
          </table:table-cell>
          <table:table-cell table:formula="of:=([.B34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47]-[.$F$1])^2" office:value-type="float" office:value="12.033961">
            <text:p>12.033961</text:p>
          </table:table-cell>
          <table:table-cell table:formula="of:=([.B34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48]-[.$F$1])^2" office:value-type="float" office:value="12.033961">
            <text:p>12.033961</text:p>
          </table:table-cell>
          <table:table-cell table:formula="of:=([.B34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([.A349]-[.$F$1])^2" office:value-type="float" office:value="12.033961">
            <text:p>12.033961</text:p>
          </table:table-cell>
          <table:table-cell table:formula="of:=([.B349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350]-[.$F$1])^2" office:value-type="float" office:value="30.591961">
            <text:p>30.591961</text:p>
          </table:table-cell>
          <table:table-cell table:formula="of:=([.B35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351]-[.$F$1])^2" office:value-type="float" office:value="72.777961">
            <text:p>72.777961</text:p>
          </table:table-cell>
          <table:table-cell table:formula="of:=([.B351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52]-[.$F$1])^2" office:value-type="float" office:value="12.033961">
            <text:p>12.033961</text:p>
          </table:table-cell>
          <table:table-cell table:formula="of:=([.B35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53]-[.$F$1])^2" office:value-type="float" office:value="12.033961">
            <text:p>12.033961</text:p>
          </table:table-cell>
          <table:table-cell table:formula="of:=([.B35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54]-[.$F$1])^2" office:value-type="float" office:value="19.971961">
            <text:p>19.971961</text:p>
          </table:table-cell>
          <table:table-cell table:formula="of:=([.B35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([.A355]-[.$F$1])^2" office:value-type="float" office:value="2.157961">
            <text:p>2.157961</text:p>
          </table:table-cell>
          <table:table-cell table:formula="of:=([.B355]-[.$G$1])^2" office:value-type="float" office:value="286.726489">
            <text:p>286.72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56]-[.$F$1])^2" office:value-type="float" office:value="6.09596100000001">
            <text:p>6.095961</text:p>
          </table:table-cell>
          <table:table-cell table:formula="of:=([.B35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57]-[.$F$1])^2" office:value-type="float" office:value="12.033961">
            <text:p>12.033961</text:p>
          </table:table-cell>
          <table:table-cell table:formula="of:=([.B35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358]-[.$F$1])^2" office:value-type="float" office:value="20.529961">
            <text:p>20.529961</text:p>
          </table:table-cell>
          <table:table-cell table:formula="of:=([.B358]-[.$G$1])^2" office:value-type="float" office:value="15.468489">
            <text:p>15.46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59]-[.$F$1])^2" office:value-type="float" office:value="12.033961">
            <text:p>12.033961</text:p>
          </table:table-cell>
          <table:table-cell table:formula="of:=([.B35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360]-[.$F$1])^2" office:value-type="float" office:value="12.033961">
            <text:p>12.033961</text:p>
          </table:table-cell>
          <table:table-cell table:formula="of:=([.B360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361]-[.$F$1])^2" office:value-type="float" office:value="2.157961">
            <text:p>2.157961</text:p>
          </table:table-cell>
          <table:table-cell table:formula="of:=([.B36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362]-[.$F$1])^2" office:value-type="float" office:value="19.971961">
            <text:p>19.971961</text:p>
          </table:table-cell>
          <table:table-cell table:formula="of:=([.B36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363]-[.$F$1])^2" office:value-type="float" office:value="30.591961">
            <text:p>30.591961</text:p>
          </table:table-cell>
          <table:table-cell table:formula="of:=([.B363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364]-[.$F$1])^2" office:value-type="float" office:value="19.971961">
            <text:p>19.971961</text:p>
          </table:table-cell>
          <table:table-cell table:formula="of:=([.B364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65]-[.$F$1])^2" office:value-type="float" office:value="6.09596100000001">
            <text:p>6.095961</text:p>
          </table:table-cell>
          <table:table-cell table:formula="of:=([.B36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66]-[.$F$1])^2" office:value-type="float" office:value="19.971961">
            <text:p>19.971961</text:p>
          </table:table-cell>
          <table:table-cell table:formula="of:=([.B36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367]-[.$F$1])^2" office:value-type="float" office:value="6.09596100000001">
            <text:p>6.095961</text:p>
          </table:table-cell>
          <table:table-cell table:formula="of:=([.B36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368]-[.$F$1])^2" office:value-type="float" office:value="19.971961">
            <text:p>19.971961</text:p>
          </table:table-cell>
          <table:table-cell table:formula="of:=([.B36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69]-[.$F$1])^2" office:value-type="float" office:value="12.033961">
            <text:p>12.033961</text:p>
          </table:table-cell>
          <table:table-cell table:formula="of:=([.B36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70]-[.$F$1])^2" office:value-type="float" office:value="12.033961">
            <text:p>12.033961</text:p>
          </table:table-cell>
          <table:table-cell table:formula="of:=([.B37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71]-[.$F$1])^2" office:value-type="float" office:value="12.033961">
            <text:p>12.033961</text:p>
          </table:table-cell>
          <table:table-cell table:formula="of:=([.B37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372]-[.$F$1])^2" office:value-type="float" office:value="19.971961">
            <text:p>19.971961</text:p>
          </table:table-cell>
          <table:table-cell table:formula="of:=([.B372]-[.$G$1])^2" office:value-type="float" office:value="25.674489">
            <text:p>25.67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formula="of:=([.A373]-[.$F$1])^2" office:value-type="float" office:value="12.033961">
            <text:p>12.033961</text:p>
          </table:table-cell>
          <table:table-cell table:formula="of:=([.B373]-[.$G$1])^2" office:value-type="float" office:value="780.252489">
            <text:p>780.25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374]-[.$F$1])^2" office:value-type="float" office:value="6.09596100000001">
            <text:p>6.095961</text:p>
          </table:table-cell>
          <table:table-cell table:formula="of:=([.B374]-[.$G$1])^2" office:value-type="float" office:value="8.602489">
            <text:p>8.60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([.A375]-[.$F$1])^2" office:value-type="float" office:value="19.971961">
            <text:p>19.971961</text:p>
          </table:table-cell>
          <table:table-cell table:formula="of:=([.B375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formula="of:=([.A376]-[.$F$1])^2" office:value-type="float" office:value="157.025961">
            <text:p>157.025961</text:p>
          </table:table-cell>
          <table:table-cell table:formula="of:=([.B376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377]-[.$F$1])^2" office:value-type="float" office:value="2.157961">
            <text:p>2.157961</text:p>
          </table:table-cell>
          <table:table-cell table:formula="of:=([.B37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78]-[.$F$1])^2" office:value-type="float" office:value="19.971961">
            <text:p>19.971961</text:p>
          </table:table-cell>
          <table:table-cell table:formula="of:=([.B37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79]-[.$F$1])^2" office:value-type="float" office:value="12.033961">
            <text:p>12.033961</text:p>
          </table:table-cell>
          <table:table-cell table:formula="of:=([.B37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380]-[.$F$1])^2" office:value-type="float" office:value="20.529961">
            <text:p>20.529961</text:p>
          </table:table-cell>
          <table:table-cell table:formula="of:=([.B38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381]-[.$F$1])^2" office:value-type="float" office:value="42.653961">
            <text:p>42.653961</text:p>
          </table:table-cell>
          <table:table-cell table:formula="of:=([.B381]-[.$G$1])^2" office:value-type="float" office:value="15.468489">
            <text:p>15.46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82]-[.$F$1])^2" office:value-type="float" office:value="6.09596100000001">
            <text:p>6.095961</text:p>
          </table:table-cell>
          <table:table-cell table:formula="of:=([.B38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83]-[.$F$1])^2" office:value-type="float" office:value="6.09596100000001">
            <text:p>6.095961</text:p>
          </table:table-cell>
          <table:table-cell table:formula="of:=([.B38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84]-[.$F$1])^2" office:value-type="float" office:value="12.033961">
            <text:p>12.033961</text:p>
          </table:table-cell>
          <table:table-cell table:formula="of:=([.B38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([.A385]-[.$F$1])^2" office:value-type="float" office:value="19.971961">
            <text:p>19.971961</text:p>
          </table:table-cell>
          <table:table-cell table:formula="of:=([.B385]-[.$G$1])^2" office:value-type="float" office:value="49.942489">
            <text:p>49.942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386]-[.$F$1])^2" office:value-type="float" office:value="42.653961">
            <text:p>42.653961</text:p>
          </table:table-cell>
          <table:table-cell table:formula="of:=([.B38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([.A387]-[.$F$1])^2" office:value-type="float" office:value="241.211961">
            <text:p>241.211961</text:p>
          </table:table-cell>
          <table:table-cell table:formula="of:=([.B38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388]-[.$F$1])^2" office:value-type="float" office:value="6.09596100000001">
            <text:p>6.095961</text:p>
          </table:table-cell>
          <table:table-cell table:formula="of:=([.B38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389]-[.$F$1])^2" office:value-type="float" office:value="12.033961">
            <text:p>12.033961</text:p>
          </table:table-cell>
          <table:table-cell table:formula="of:=([.B389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390]-[.$F$1])^2" office:value-type="float" office:value="12.033961">
            <text:p>12.033961</text:p>
          </table:table-cell>
          <table:table-cell table:formula="of:=([.B390]-[.$G$1])^2" office:value-type="float" office:value="15.468489">
            <text:p>15.468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391]-[.$F$1])^2" office:value-type="float" office:value="20.529961">
            <text:p>20.529961</text:p>
          </table:table-cell>
          <table:table-cell table:formula="of:=([.B39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392]-[.$F$1])^2" office:value-type="float" office:value="42.653961">
            <text:p>42.653961</text:p>
          </table:table-cell>
          <table:table-cell table:formula="of:=([.B39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393]-[.$F$1])^2" office:value-type="float" office:value="12.467961">
            <text:p>12.467961</text:p>
          </table:table-cell>
          <table:table-cell table:formula="of:=([.B39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formula="of:=([.A394]-[.$F$1])^2" office:value-type="float" office:value="241.211961">
            <text:p>241.211961</text:p>
          </table:table-cell>
          <table:table-cell table:formula="of:=([.B39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395]-[.$F$1])^2" office:value-type="float" office:value="12.467961">
            <text:p>12.467961</text:p>
          </table:table-cell>
          <table:table-cell table:formula="of:=([.B395]-[.$G$1])^2" office:value-type="float" office:value="24.334489">
            <text:p>24.33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96]-[.$F$1])^2" office:value-type="float" office:value="12.033961">
            <text:p>12.033961</text:p>
          </table:table-cell>
          <table:table-cell table:formula="of:=([.B39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97]-[.$F$1])^2" office:value-type="float" office:value="19.971961">
            <text:p>19.971961</text:p>
          </table:table-cell>
          <table:table-cell table:formula="of:=([.B39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398]-[.$F$1])^2" office:value-type="float" office:value="12.033961">
            <text:p>12.033961</text:p>
          </table:table-cell>
          <table:table-cell table:formula="of:=([.B398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399]-[.$F$1])^2" office:value-type="float" office:value="42.653961">
            <text:p>42.653961</text:p>
          </table:table-cell>
          <table:table-cell table:formula="of:=([.B399]-[.$G$1])^2" office:value-type="float" office:value="0.870489">
            <text:p>0.87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00]-[.$F$1])^2" office:value-type="float" office:value="6.09596100000001">
            <text:p>6.095961</text:p>
          </table:table-cell>
          <table:table-cell table:formula="of:=([.B40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([.A401]-[.$F$1])^2" office:value-type="float" office:value="72.777961">
            <text:p>72.777961</text:p>
          </table:table-cell>
          <table:table-cell table:formula="of:=([.B40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02]-[.$F$1])^2" office:value-type="float" office:value="12.033961">
            <text:p>12.033961</text:p>
          </table:table-cell>
          <table:table-cell table:formula="of:=([.B40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403]-[.$F$1])^2" office:value-type="float" office:value="12.033961">
            <text:p>12.033961</text:p>
          </table:table-cell>
          <table:table-cell table:formula="of:=([.B40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formula="of:=([.A404]-[.$F$1])^2" office:value-type="float" office:value="12.033961">
            <text:p>12.033961</text:p>
          </table:table-cell>
          <table:table-cell table:formula="of:=([.B404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05]-[.$F$1])^2" office:value-type="float" office:value="6.09596100000001">
            <text:p>6.095961</text:p>
          </table:table-cell>
          <table:table-cell table:formula="of:=([.B40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([.A406]-[.$F$1])^2" office:value-type="float" office:value="6.09596100000001">
            <text:p>6.095961</text:p>
          </table:table-cell>
          <table:table-cell table:formula="of:=([.B406]-[.$G$1])^2" office:value-type="float" office:value="222.994489">
            <text:p>222.994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07]-[.$F$1])^2" office:value-type="float" office:value="6.09596100000001">
            <text:p>6.095961</text:p>
          </table:table-cell>
          <table:table-cell table:formula="of:=([.B40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408]-[.$F$1])^2" office:value-type="float" office:value="12.467961">
            <text:p>12.467961</text:p>
          </table:table-cell>
          <table:table-cell table:formula="of:=([.B40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formula="of:=([.A409]-[.$F$1])^2" office:value-type="float" office:value="183.087961">
            <text:p>183.087961</text:p>
          </table:table-cell>
          <table:table-cell table:formula="of:=([.B40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410]-[.$F$1])^2" office:value-type="float" office:value="12.033961">
            <text:p>12.033961</text:p>
          </table:table-cell>
          <table:table-cell table:formula="of:=([.B410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411]-[.$F$1])^2" office:value-type="float" office:value="19.971961">
            <text:p>19.971961</text:p>
          </table:table-cell>
          <table:table-cell table:formula="of:=([.B41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412]-[.$F$1])^2" office:value-type="float" office:value="12.033961">
            <text:p>12.033961</text:p>
          </table:table-cell>
          <table:table-cell table:formula="of:=([.B41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([.A413]-[.$F$1])^2" office:value-type="float" office:value="19.971961">
            <text:p>19.971961</text:p>
          </table:table-cell>
          <table:table-cell table:formula="of:=([.B413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14]-[.$F$1])^2" office:value-type="float" office:value="6.09596100000001">
            <text:p>6.095961</text:p>
          </table:table-cell>
          <table:table-cell table:formula="of:=([.B41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15]-[.$F$1])^2" office:value-type="float" office:value="19.971961">
            <text:p>19.971961</text:p>
          </table:table-cell>
          <table:table-cell table:formula="of:=([.B41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formula="of:=([.A416]-[.$F$1])^2" office:value-type="float" office:value="421.521961">
            <text:p>421.521961</text:p>
          </table:table-cell>
          <table:table-cell table:formula="of:=([.B41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17]-[.$F$1])^2" office:value-type="float" office:value="6.09596100000001">
            <text:p>6.095961</text:p>
          </table:table-cell>
          <table:table-cell table:formula="of:=([.B41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418]-[.$F$1])^2" office:value-type="float" office:value="30.591961">
            <text:p>30.591961</text:p>
          </table:table-cell>
          <table:table-cell table:formula="of:=([.B418]-[.$G$1])^2" office:value-type="float" office:value="0.870489">
            <text:p>0.87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19]-[.$F$1])^2" office:value-type="float" office:value="12.033961">
            <text:p>12.033961</text:p>
          </table:table-cell>
          <table:table-cell table:formula="of:=([.B41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20]-[.$F$1])^2" office:value-type="float" office:value="12.033961">
            <text:p>12.033961</text:p>
          </table:table-cell>
          <table:table-cell table:formula="of:=([.B42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421]-[.$F$1])^2" office:value-type="float" office:value="12.033961">
            <text:p>12.033961</text:p>
          </table:table-cell>
          <table:table-cell table:formula="of:=([.B42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22]-[.$F$1])^2" office:value-type="float" office:value="19.971961">
            <text:p>19.971961</text:p>
          </table:table-cell>
          <table:table-cell table:formula="of:=([.B42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423]-[.$F$1])^2" office:value-type="float" office:value="19.971961">
            <text:p>19.971961</text:p>
          </table:table-cell>
          <table:table-cell table:formula="of:=([.B423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24]-[.$F$1])^2" office:value-type="float" office:value="12.467961">
            <text:p>12.467961</text:p>
          </table:table-cell>
          <table:table-cell table:formula="of:=([.B424]-[.$G$1])^2" office:value-type="float" office:value="0.870489">
            <text:p>0.8704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([.A425]-[.$F$1])^2" office:value-type="float" office:value="71.723961">
            <text:p>71.723961</text:p>
          </table:table-cell>
          <table:table-cell table:formula="of:=([.B425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426]-[.$F$1])^2" office:value-type="float" office:value="12.033961">
            <text:p>12.033961</text:p>
          </table:table-cell>
          <table:table-cell table:formula="of:=([.B426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27]-[.$F$1])^2" office:value-type="float" office:value="12.033961">
            <text:p>12.033961</text:p>
          </table:table-cell>
          <table:table-cell table:formula="of:=([.B42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428]-[.$F$1])^2" office:value-type="float" office:value="20.529961">
            <text:p>20.529961</text:p>
          </table:table-cell>
          <table:table-cell table:formula="of:=([.B42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29]-[.$F$1])^2" office:value-type="float" office:value="12.033961">
            <text:p>12.033961</text:p>
          </table:table-cell>
          <table:table-cell table:formula="of:=([.B42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formula="of:=([.A430]-[.$F$1])^2" office:value-type="float" office:value="72.777961">
            <text:p>72.777961</text:p>
          </table:table-cell>
          <table:table-cell table:formula="of:=([.B430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31]-[.$F$1])^2" office:value-type="float" office:value="12.033961">
            <text:p>12.033961</text:p>
          </table:table-cell>
          <table:table-cell table:formula="of:=([.B43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432]-[.$F$1])^2" office:value-type="float" office:value="20.529961">
            <text:p>20.529961</text:p>
          </table:table-cell>
          <table:table-cell table:formula="of:=([.B432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0">
            <text:p>80</text:p>
          </table:table-cell>
          <table:table-cell table:formula="of:=([.A433]-[.$F$1])^2" office:value-type="float" office:value="30.591961">
            <text:p>30.591961</text:p>
          </table:table-cell>
          <table:table-cell table:formula="of:=([.B433]-[.$G$1])^2" office:value-type="float" office:value="4347.160489">
            <text:p>4347.160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34]-[.$F$1])^2" office:value-type="float" office:value="19.971961">
            <text:p>19.971961</text:p>
          </table:table-cell>
          <table:table-cell table:formula="of:=([.B43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435]-[.$F$1])^2" office:value-type="float" office:value="42.653961">
            <text:p>42.653961</text:p>
          </table:table-cell>
          <table:table-cell table:formula="of:=([.B435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436]-[.$F$1])^2" office:value-type="float" office:value="6.09596100000001">
            <text:p>6.095961</text:p>
          </table:table-cell>
          <table:table-cell table:formula="of:=([.B436]-[.$G$1])^2" office:value-type="float" office:value="3.736489">
            <text:p>3.73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437]-[.$F$1])^2" office:value-type="float" office:value="12.033961">
            <text:p>12.033961</text:p>
          </table:table-cell>
          <table:table-cell table:formula="of:=([.B437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38]-[.$F$1])^2" office:value-type="float" office:value="19.971961">
            <text:p>19.971961</text:p>
          </table:table-cell>
          <table:table-cell table:formula="of:=([.B43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439]-[.$F$1])^2" office:value-type="float" office:value="12.033961">
            <text:p>12.033961</text:p>
          </table:table-cell>
          <table:table-cell table:formula="of:=([.B439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40]-[.$F$1])^2" office:value-type="float" office:value="12.033961">
            <text:p>12.033961</text:p>
          </table:table-cell>
          <table:table-cell table:formula="of:=([.B44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41]-[.$F$1])^2" office:value-type="float" office:value="6.09596100000001">
            <text:p>6.095961</text:p>
          </table:table-cell>
          <table:table-cell table:formula="of:=([.B44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442]-[.$F$1])^2" office:value-type="float" office:value="42.653961">
            <text:p>42.653961</text:p>
          </table:table-cell>
          <table:table-cell table:formula="of:=([.B44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([.A443]-[.$F$1])^2" office:value-type="float" office:value="2.157961">
            <text:p>2.157961</text:p>
          </table:table-cell>
          <table:table-cell table:formula="of:=([.B443]-[.$G$1])^2" office:value-type="float" office:value="25.674489">
            <text:p>25.674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44]-[.$F$1])^2" office:value-type="float" office:value="6.09596100000001">
            <text:p>6.095961</text:p>
          </table:table-cell>
          <table:table-cell table:formula="of:=([.B44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45]-[.$F$1])^2" office:value-type="float" office:value="12.033961">
            <text:p>12.033961</text:p>
          </table:table-cell>
          <table:table-cell table:formula="of:=([.B44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([.A446]-[.$F$1])^2" office:value-type="float" office:value="241.211961">
            <text:p>241.211961</text:p>
          </table:table-cell>
          <table:table-cell table:formula="of:=([.B446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447]-[.$F$1])^2" office:value-type="float" office:value="6.40596099999999">
            <text:p>6.405961</text:p>
          </table:table-cell>
          <table:table-cell table:formula="of:=([.B44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448]-[.$F$1])^2" office:value-type="float" office:value="56.715961">
            <text:p>56.715961</text:p>
          </table:table-cell>
          <table:table-cell table:formula="of:=([.B448]-[.$G$1])^2" office:value-type="float" office:value="35.200489">
            <text:p>35.20048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449]-[.$F$1])^2" office:value-type="float" office:value="2.343961">
            <text:p>2.343961</text:p>
          </table:table-cell>
          <table:table-cell table:formula="of:=([.B44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450]-[.$F$1])^2" office:value-type="float" office:value="0.281960999999999">
            <text:p>0.281961</text:p>
          </table:table-cell>
          <table:table-cell table:formula="of:=([.B45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451]-[.$F$1])^2" office:value-type="float" office:value="42.653961">
            <text:p>42.653961</text:p>
          </table:table-cell>
          <table:table-cell table:formula="of:=([.B451]-[.$G$1])^2" office:value-type="float" office:value="35.200489">
            <text:p>35.20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52]-[.$F$1])^2" office:value-type="float" office:value="6.09596100000001">
            <text:p>6.095961</text:p>
          </table:table-cell>
          <table:table-cell table:formula="of:=([.B45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53]-[.$F$1])^2" office:value-type="float" office:value="6.09596100000001">
            <text:p>6.095961</text:p>
          </table:table-cell>
          <table:table-cell table:formula="of:=([.B45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([.A454]-[.$F$1])^2" office:value-type="float" office:value="241.211961">
            <text:p>241.211961</text:p>
          </table:table-cell>
          <table:table-cell table:formula="of:=([.B45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455]-[.$F$1])^2" office:value-type="float" office:value="12.033961">
            <text:p>12.033961</text:p>
          </table:table-cell>
          <table:table-cell table:formula="of:=([.B455]-[.$G$1])^2" office:value-type="float" office:value="8.602489">
            <text:p>8.60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56]-[.$F$1])^2" office:value-type="float" office:value="19.971961">
            <text:p>19.971961</text:p>
          </table:table-cell>
          <table:table-cell table:formula="of:=([.B45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457]-[.$F$1])^2" office:value-type="float" office:value="19.971961">
            <text:p>19.971961</text:p>
          </table:table-cell>
          <table:table-cell table:formula="of:=([.B457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58]-[.$F$1])^2" office:value-type="float" office:value="12.033961">
            <text:p>12.033961</text:p>
          </table:table-cell>
          <table:table-cell table:formula="of:=([.B45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59]-[.$F$1])^2" office:value-type="float" office:value="6.09596100000001">
            <text:p>6.095961</text:p>
          </table:table-cell>
          <table:table-cell table:formula="of:=([.B45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460]-[.$F$1])^2" office:value-type="float" office:value="30.591961">
            <text:p>30.591961</text:p>
          </table:table-cell>
          <table:table-cell table:formula="of:=([.B46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61]-[.$F$1])^2" office:value-type="float" office:value="6.09596100000001">
            <text:p>6.095961</text:p>
          </table:table-cell>
          <table:table-cell table:formula="of:=([.B46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([.A462]-[.$F$1])^2" office:value-type="float" office:value="19.971961">
            <text:p>19.971961</text:p>
          </table:table-cell>
          <table:table-cell table:formula="of:=([.B462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63]-[.$F$1])^2" office:value-type="float" office:value="6.09596100000001">
            <text:p>6.095961</text:p>
          </table:table-cell>
          <table:table-cell table:formula="of:=([.B46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([.A464]-[.$F$1])^2" office:value-type="float" office:value="6.09596100000001">
            <text:p>6.095961</text:p>
          </table:table-cell>
          <table:table-cell table:formula="of:=([.B464]-[.$G$1])^2" office:value-type="float" office:value="35.200489">
            <text:p>35.200489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formula="of:=([.A465]-[.$F$1])^2" office:value-type="float" office:value="343.397961">
            <text:p>343.397961</text:p>
          </table:table-cell>
          <table:table-cell table:formula="of:=([.B46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66]-[.$F$1])^2" office:value-type="float" office:value="12.033961">
            <text:p>12.033961</text:p>
          </table:table-cell>
          <table:table-cell table:formula="of:=([.B46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467]-[.$F$1])^2" office:value-type="float" office:value="0.281960999999999">
            <text:p>0.281961</text:p>
          </table:table-cell>
          <table:table-cell table:formula="of:=([.B46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468]-[.$F$1])^2" office:value-type="float" office:value="2.343961">
            <text:p>2.343961</text:p>
          </table:table-cell>
          <table:table-cell table:formula="of:=([.B46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69]-[.$F$1])^2" office:value-type="float" office:value="6.09596100000001">
            <text:p>6.095961</text:p>
          </table:table-cell>
          <table:table-cell table:formula="of:=([.B46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70]-[.$F$1])^2" office:value-type="float" office:value="12.033961">
            <text:p>12.033961</text:p>
          </table:table-cell>
          <table:table-cell table:formula="of:=([.B47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formula="of:=([.A471]-[.$F$1])^2" office:value-type="float" office:value="307.335961">
            <text:p>307.335961</text:p>
          </table:table-cell>
          <table:table-cell table:formula="of:=([.B471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([.A472]-[.$F$1])^2" office:value-type="float" office:value="6.09596100000001">
            <text:p>6.095961</text:p>
          </table:table-cell>
          <table:table-cell table:formula="of:=([.B472]-[.$G$1])^2" office:value-type="float" office:value="321.592489">
            <text:p>321.592489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formula="of:=([.A473]-[.$F$1])^2" office:value-type="float" office:value="601.769961">
            <text:p>601.769961</text:p>
          </table:table-cell>
          <table:table-cell table:formula="of:=([.B47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74]-[.$F$1])^2" office:value-type="float" office:value="6.09596100000001">
            <text:p>6.095961</text:p>
          </table:table-cell>
          <table:table-cell table:formula="of:=([.B47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([.A475]-[.$F$1])^2" office:value-type="float" office:value="56.715961">
            <text:p>56.715961</text:p>
          </table:table-cell>
          <table:table-cell table:formula="of:=([.B475]-[.$G$1])^2" office:value-type="float" office:value="253.860489">
            <text:p>253.86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76]-[.$F$1])^2" office:value-type="float" office:value="6.09596100000001">
            <text:p>6.095961</text:p>
          </table:table-cell>
          <table:table-cell table:formula="of:=([.B47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table:formula="of:=([.A477]-[.$F$1])^2" office:value-type="float" office:value="994.203961">
            <text:p>994.203961</text:p>
          </table:table-cell>
          <table:table-cell table:formula="of:=([.B477]-[.$G$1])^2" office:value-type="float" office:value="3.736489">
            <text:p>3.73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78]-[.$F$1])^2" office:value-type="float" office:value="12.033961">
            <text:p>12.033961</text:p>
          </table:table-cell>
          <table:table-cell table:formula="of:=([.B47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479]-[.$F$1])^2" office:value-type="float" office:value="12.033961">
            <text:p>12.033961</text:p>
          </table:table-cell>
          <table:table-cell table:formula="of:=([.B47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80]-[.$F$1])^2" office:value-type="float" office:value="6.09596100000001">
            <text:p>6.095961</text:p>
          </table:table-cell>
          <table:table-cell table:formula="of:=([.B48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81]-[.$F$1])^2" office:value-type="float" office:value="12.033961">
            <text:p>12.033961</text:p>
          </table:table-cell>
          <table:table-cell table:formula="of:=([.B48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482]-[.$F$1])^2" office:value-type="float" office:value="12.033961">
            <text:p>12.033961</text:p>
          </table:table-cell>
          <table:table-cell table:formula="of:=([.B482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483]-[.$F$1])^2" office:value-type="float" office:value="19.971961">
            <text:p>19.971961</text:p>
          </table:table-cell>
          <table:table-cell table:formula="of:=([.B48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484]-[.$F$1])^2" office:value-type="float" office:value="29.909961">
            <text:p>29.909961</text:p>
          </table:table-cell>
          <table:table-cell table:formula="of:=([.B48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485]-[.$F$1])^2" office:value-type="float" office:value="12.467961">
            <text:p>12.467961</text:p>
          </table:table-cell>
          <table:table-cell table:formula="of:=([.B48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formula="of:=([.A486]-[.$F$1])^2" office:value-type="float" office:value="42.653961">
            <text:p>42.653961</text:p>
          </table:table-cell>
          <table:table-cell table:formula="of:=([.B486]-[.$G$1])^2" office:value-type="float" office:value="25.674489">
            <text:p>25.674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87]-[.$F$1])^2" office:value-type="float" office:value="6.09596100000001">
            <text:p>6.095961</text:p>
          </table:table-cell>
          <table:table-cell table:formula="of:=([.B48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488]-[.$F$1])^2" office:value-type="float" office:value="12.033961">
            <text:p>12.033961</text:p>
          </table:table-cell>
          <table:table-cell table:formula="of:=([.B48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formula="of:=([.A489]-[.$F$1])^2" office:value-type="float" office:value="157.025961">
            <text:p>157.025961</text:p>
          </table:table-cell>
          <table:table-cell table:formula="of:=([.B489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90]-[.$F$1])^2" office:value-type="float" office:value="6.09596100000001">
            <text:p>6.095961</text:p>
          </table:table-cell>
          <table:table-cell table:formula="of:=([.B49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91]-[.$F$1])^2" office:value-type="float" office:value="19.971961">
            <text:p>19.971961</text:p>
          </table:table-cell>
          <table:table-cell table:formula="of:=([.B49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table:formula="of:=([.A492]-[.$F$1])^2" office:value-type="float" office:value="6.40596099999999">
            <text:p>6.405961</text:p>
          </table:table-cell>
          <table:table-cell table:formula="of:=([.B492]-[.$G$1])^2" office:value-type="float" office:value="1151.448489">
            <text:p>1151.448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93]-[.$F$1])^2" office:value-type="float" office:value="19.971961">
            <text:p>19.971961</text:p>
          </table:table-cell>
          <table:table-cell table:formula="of:=([.B49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494]-[.$F$1])^2" office:value-type="float" office:value="56.715961">
            <text:p>56.715961</text:p>
          </table:table-cell>
          <table:table-cell table:formula="of:=([.B494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495]-[.$F$1])^2" office:value-type="float" office:value="42.653961">
            <text:p>42.653961</text:p>
          </table:table-cell>
          <table:table-cell table:formula="of:=([.B495]-[.$G$1])^2" office:value-type="float" office:value="35.200489">
            <text:p>35.200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496]-[.$F$1])^2" office:value-type="float" office:value="19.971961">
            <text:p>19.971961</text:p>
          </table:table-cell>
          <table:table-cell table:formula="of:=([.B49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497]-[.$F$1])^2" office:value-type="float" office:value="12.033961">
            <text:p>12.033961</text:p>
          </table:table-cell>
          <table:table-cell table:formula="of:=([.B497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498]-[.$F$1])^2" office:value-type="float" office:value="19.971961">
            <text:p>19.971961</text:p>
          </table:table-cell>
          <table:table-cell table:formula="of:=([.B49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99]-[.$F$1])^2" office:value-type="float" office:value="6.09596100000001">
            <text:p>6.095961</text:p>
          </table:table-cell>
          <table:table-cell table:formula="of:=([.B49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500]-[.$F$1])^2" office:value-type="float" office:value="20.529961">
            <text:p>20.529961</text:p>
          </table:table-cell>
          <table:table-cell table:formula="of:=([.B50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([.A501]-[.$F$1])^2" office:value-type="float" office:value="0.281960999999999">
            <text:p>0.281961</text:p>
          </table:table-cell>
          <table:table-cell table:formula="of:=([.B501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02]-[.$F$1])^2" office:value-type="float" office:value="12.033961">
            <text:p>12.033961</text:p>
          </table:table-cell>
          <table:table-cell table:formula="of:=([.B50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03]-[.$F$1])^2" office:value-type="float" office:value="12.033961">
            <text:p>12.033961</text:p>
          </table:table-cell>
          <table:table-cell table:formula="of:=([.B50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04]-[.$F$1])^2" office:value-type="float" office:value="12.033961">
            <text:p>12.033961</text:p>
          </table:table-cell>
          <table:table-cell table:formula="of:=([.B50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05]-[.$F$1])^2" office:value-type="float" office:value="2.157961">
            <text:p>2.157961</text:p>
          </table:table-cell>
          <table:table-cell table:formula="of:=([.B50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06]-[.$F$1])^2" office:value-type="float" office:value="6.09596100000001">
            <text:p>6.095961</text:p>
          </table:table-cell>
          <table:table-cell table:formula="of:=([.B50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07]-[.$F$1])^2" office:value-type="float" office:value="19.971961">
            <text:p>19.971961</text:p>
          </table:table-cell>
          <table:table-cell table:formula="of:=([.B50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08]-[.$F$1])^2" office:value-type="float" office:value="12.033961">
            <text:p>12.033961</text:p>
          </table:table-cell>
          <table:table-cell table:formula="of:=([.B50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509]-[.$F$1])^2" office:value-type="float" office:value="19.971961">
            <text:p>19.971961</text:p>
          </table:table-cell>
          <table:table-cell table:formula="of:=([.B50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10]-[.$F$1])^2" office:value-type="float" office:value="12.033961">
            <text:p>12.033961</text:p>
          </table:table-cell>
          <table:table-cell table:formula="of:=([.B51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11]-[.$F$1])^2" office:value-type="float" office:value="12.033961">
            <text:p>12.033961</text:p>
          </table:table-cell>
          <table:table-cell table:formula="of:=([.B51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formula="of:=([.A512]-[.$F$1])^2" office:value-type="float" office:value="12.033961">
            <text:p>12.033961</text:p>
          </table:table-cell>
          <table:table-cell table:formula="of:=([.B512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513]-[.$F$1])^2" office:value-type="float" office:value="42.653961">
            <text:p>42.653961</text:p>
          </table:table-cell>
          <table:table-cell table:formula="of:=([.B51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14]-[.$F$1])^2" office:value-type="float" office:value="12.033961">
            <text:p>12.033961</text:p>
          </table:table-cell>
          <table:table-cell table:formula="of:=([.B51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15]-[.$F$1])^2" office:value-type="float" office:value="12.033961">
            <text:p>12.033961</text:p>
          </table:table-cell>
          <table:table-cell table:formula="of:=([.B51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516]-[.$F$1])^2" office:value-type="float" office:value="6.09596100000001">
            <text:p>6.095961</text:p>
          </table:table-cell>
          <table:table-cell table:formula="of:=([.B51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([.A517]-[.$F$1])^2" office:value-type="float" office:value="6.09596100000001">
            <text:p>6.095961</text:p>
          </table:table-cell>
          <table:table-cell table:formula="of:=([.B517]-[.$G$1])^2" office:value-type="float" office:value="286.726489">
            <text:p>286.726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518]-[.$F$1])^2" office:value-type="float" office:value="42.653961">
            <text:p>42.653961</text:p>
          </table:table-cell>
          <table:table-cell table:formula="of:=([.B51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19]-[.$F$1])^2" office:value-type="float" office:value="12.033961">
            <text:p>12.033961</text:p>
          </table:table-cell>
          <table:table-cell table:formula="of:=([.B51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20]-[.$F$1])^2" office:value-type="float" office:value="12.033961">
            <text:p>12.033961</text:p>
          </table:table-cell>
          <table:table-cell table:formula="of:=([.B52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521]-[.$F$1])^2" office:value-type="float" office:value="6.09596100000001">
            <text:p>6.095961</text:p>
          </table:table-cell>
          <table:table-cell table:formula="of:=([.B52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522]-[.$F$1])^2" office:value-type="float" office:value="12.033961">
            <text:p>12.033961</text:p>
          </table:table-cell>
          <table:table-cell table:formula="of:=([.B522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23]-[.$F$1])^2" office:value-type="float" office:value="6.09596100000001">
            <text:p>6.095961</text:p>
          </table:table-cell>
          <table:table-cell table:formula="of:=([.B52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table:formula="of:=([.A524]-[.$F$1])^2" office:value-type="float" office:value="12.467961">
            <text:p>12.467961</text:p>
          </table:table-cell>
          <table:table-cell table:formula="of:=([.B524]-[.$G$1])^2" office:value-type="float" office:value="525.922489">
            <text:p>525.9224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25]-[.$F$1])^2" office:value-type="float" office:value="29.909961">
            <text:p>29.909961</text:p>
          </table:table-cell>
          <table:table-cell table:formula="of:=([.B52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26]-[.$F$1])^2" office:value-type="float" office:value="0.281960999999999">
            <text:p>0.281961</text:p>
          </table:table-cell>
          <table:table-cell table:formula="of:=([.B52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527]-[.$F$1])^2" office:value-type="float" office:value="41.847961">
            <text:p>41.847961</text:p>
          </table:table-cell>
          <table:table-cell table:formula="of:=([.B52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28]-[.$F$1])^2" office:value-type="float" office:value="12.033961">
            <text:p>12.033961</text:p>
          </table:table-cell>
          <table:table-cell table:formula="of:=([.B52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29]-[.$F$1])^2" office:value-type="float" office:value="12.033961">
            <text:p>12.033961</text:p>
          </table:table-cell>
          <table:table-cell table:formula="of:=([.B52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30]-[.$F$1])^2" office:value-type="float" office:value="19.971961">
            <text:p>19.971961</text:p>
          </table:table-cell>
          <table:table-cell table:formula="of:=([.B53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31]-[.$F$1])^2" office:value-type="float" office:value="19.971961">
            <text:p>19.971961</text:p>
          </table:table-cell>
          <table:table-cell table:formula="of:=([.B53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32]-[.$F$1])^2" office:value-type="float" office:value="12.033961">
            <text:p>12.033961</text:p>
          </table:table-cell>
          <table:table-cell table:formula="of:=([.B53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33]-[.$F$1])^2" office:value-type="float" office:value="19.971961">
            <text:p>19.971961</text:p>
          </table:table-cell>
          <table:table-cell table:formula="of:=([.B53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34]-[.$F$1])^2" office:value-type="float" office:value="6.09596100000001">
            <text:p>6.095961</text:p>
          </table:table-cell>
          <table:table-cell table:formula="of:=([.B53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35]-[.$F$1])^2" office:value-type="float" office:value="19.971961">
            <text:p>19.971961</text:p>
          </table:table-cell>
          <table:table-cell table:formula="of:=([.B53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36]-[.$F$1])^2" office:value-type="float" office:value="29.909961">
            <text:p>29.909961</text:p>
          </table:table-cell>
          <table:table-cell table:formula="of:=([.B53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([.A537]-[.$F$1])^2" office:value-type="float" office:value="56.715961">
            <text:p>56.715961</text:p>
          </table:table-cell>
          <table:table-cell table:formula="of:=([.B53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538]-[.$F$1])^2" office:value-type="float" office:value="6.09596100000001">
            <text:p>6.095961</text:p>
          </table:table-cell>
          <table:table-cell table:formula="of:=([.B53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formula="of:=([.A539]-[.$F$1])^2" office:value-type="float" office:value="12.033961">
            <text:p>12.033961</text:p>
          </table:table-cell>
          <table:table-cell table:formula="of:=([.B539]-[.$G$1])^2" office:value-type="float" office:value="142.396489">
            <text:p>142.3964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540]-[.$F$1])^2" office:value-type="float" office:value="41.847961">
            <text:p>41.847961</text:p>
          </table:table-cell>
          <table:table-cell table:formula="of:=([.B540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41]-[.$F$1])^2" office:value-type="float" office:value="12.033961">
            <text:p>12.033961</text:p>
          </table:table-cell>
          <table:table-cell table:formula="of:=([.B54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42]-[.$F$1])^2" office:value-type="float" office:value="12.033961">
            <text:p>12.033961</text:p>
          </table:table-cell>
          <table:table-cell table:formula="of:=([.B54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formula="of:=([.A543]-[.$F$1])^2" office:value-type="float" office:value="12.033961">
            <text:p>12.033961</text:p>
          </table:table-cell>
          <table:table-cell table:formula="of:=([.B543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([.A544]-[.$F$1])^2" office:value-type="float" office:value="90.839961">
            <text:p>90.839961</text:p>
          </table:table-cell>
          <table:table-cell table:formula="of:=([.B544]-[.$G$1])^2" office:value-type="float" office:value="222.994489">
            <text:p>222.99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45]-[.$F$1])^2" office:value-type="float" office:value="12.033961">
            <text:p>12.033961</text:p>
          </table:table-cell>
          <table:table-cell table:formula="of:=([.B54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46]-[.$F$1])^2" office:value-type="float" office:value="12.033961">
            <text:p>12.033961</text:p>
          </table:table-cell>
          <table:table-cell table:formula="of:=([.B54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47]-[.$F$1])^2" office:value-type="float" office:value="12.033961">
            <text:p>12.033961</text:p>
          </table:table-cell>
          <table:table-cell table:formula="of:=([.B54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48]-[.$F$1])^2" office:value-type="float" office:value="12.033961">
            <text:p>12.033961</text:p>
          </table:table-cell>
          <table:table-cell table:formula="of:=([.B54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49]-[.$F$1])^2" office:value-type="float" office:value="12.033961">
            <text:p>12.033961</text:p>
          </table:table-cell>
          <table:table-cell table:formula="of:=([.B54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formula="of:=([.A550]-[.$F$1])^2" office:value-type="float" office:value="273.273961">
            <text:p>273.273961</text:p>
          </table:table-cell>
          <table:table-cell table:formula="of:=([.B550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51]-[.$F$1])^2" office:value-type="float" office:value="19.971961">
            <text:p>19.971961</text:p>
          </table:table-cell>
          <table:table-cell table:formula="of:=([.B55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52]-[.$F$1])^2" office:value-type="float" office:value="12.033961">
            <text:p>12.033961</text:p>
          </table:table-cell>
          <table:table-cell table:formula="of:=([.B55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553]-[.$F$1])^2" office:value-type="float" office:value="6.40596099999999">
            <text:p>6.405961</text:p>
          </table:table-cell>
          <table:table-cell table:formula="of:=([.B55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54]-[.$F$1])^2" office:value-type="float" office:value="12.033961">
            <text:p>12.033961</text:p>
          </table:table-cell>
          <table:table-cell table:formula="of:=([.B55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55]-[.$F$1])^2" office:value-type="float" office:value="12.033961">
            <text:p>12.033961</text:p>
          </table:table-cell>
          <table:table-cell table:formula="of:=([.B55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56]-[.$F$1])^2" office:value-type="float" office:value="29.909961">
            <text:p>29.909961</text:p>
          </table:table-cell>
          <table:table-cell table:formula="of:=([.B55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57]-[.$F$1])^2" office:value-type="float" office:value="12.033961">
            <text:p>12.033961</text:p>
          </table:table-cell>
          <table:table-cell table:formula="of:=([.B55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([.A558]-[.$F$1])^2" office:value-type="float" office:value="241.211961">
            <text:p>241.211961</text:p>
          </table:table-cell>
          <table:table-cell table:formula="of:=([.B55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59]-[.$F$1])^2" office:value-type="float" office:value="19.971961">
            <text:p>19.971961</text:p>
          </table:table-cell>
          <table:table-cell table:formula="of:=([.B55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formula="of:=([.A560]-[.$F$1])^2" office:value-type="float" office:value="463.583961">
            <text:p>463.583961</text:p>
          </table:table-cell>
          <table:table-cell table:formula="of:=([.B560]-[.$G$1])^2" office:value-type="float" office:value="0.870489">
            <text:p>0.87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61]-[.$F$1])^2" office:value-type="float" office:value="12.033961">
            <text:p>12.033961</text:p>
          </table:table-cell>
          <table:table-cell table:formula="of:=([.B56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62]-[.$F$1])^2" office:value-type="float" office:value="12.033961">
            <text:p>12.033961</text:p>
          </table:table-cell>
          <table:table-cell table:formula="of:=([.B56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63]-[.$F$1])^2" office:value-type="float" office:value="12.033961">
            <text:p>12.033961</text:p>
          </table:table-cell>
          <table:table-cell table:formula="of:=([.B56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([.A564]-[.$F$1])^2" office:value-type="float" office:value="71.723961">
            <text:p>71.723961</text:p>
          </table:table-cell>
          <table:table-cell table:formula="of:=([.B564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565]-[.$F$1])^2" office:value-type="float" office:value="2.157961">
            <text:p>2.157961</text:p>
          </table:table-cell>
          <table:table-cell table:formula="of:=([.B565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([.A566]-[.$F$1])^2" office:value-type="float" office:value="157.025961">
            <text:p>157.025961</text:p>
          </table:table-cell>
          <table:table-cell table:formula="of:=([.B56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67]-[.$F$1])^2" office:value-type="float" office:value="6.09596100000001">
            <text:p>6.095961</text:p>
          </table:table-cell>
          <table:table-cell table:formula="of:=([.B56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68]-[.$F$1])^2" office:value-type="float" office:value="6.09596100000001">
            <text:p>6.095961</text:p>
          </table:table-cell>
          <table:table-cell table:formula="of:=([.B568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69]-[.$F$1])^2" office:value-type="float" office:value="2.157961">
            <text:p>2.157961</text:p>
          </table:table-cell>
          <table:table-cell table:formula="of:=([.B56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table:formula="of:=([.A570]-[.$F$1])^2" office:value-type="float" office:value="6.09596100000001">
            <text:p>6.095961</text:p>
          </table:table-cell>
          <table:table-cell table:formula="of:=([.B570]-[.$G$1])^2" office:value-type="float" office:value="1019.716489">
            <text:p>1019.71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571]-[.$F$1])^2" office:value-type="float" office:value="19.971961">
            <text:p>19.971961</text:p>
          </table:table-cell>
          <table:table-cell table:formula="of:=([.B57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572]-[.$F$1])^2" office:value-type="float" office:value="12.033961">
            <text:p>12.033961</text:p>
          </table:table-cell>
          <table:table-cell table:formula="of:=([.B572]-[.$G$1])^2" office:value-type="float" office:value="321.592489">
            <text:p>321.59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573]-[.$F$1])^2" office:value-type="float" office:value="19.971961">
            <text:p>19.971961</text:p>
          </table:table-cell>
          <table:table-cell table:formula="of:=([.B57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574]-[.$F$1])^2" office:value-type="float" office:value="20.529961">
            <text:p>20.529961</text:p>
          </table:table-cell>
          <table:table-cell table:formula="of:=([.B57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75]-[.$F$1])^2" office:value-type="float" office:value="6.09596100000001">
            <text:p>6.095961</text:p>
          </table:table-cell>
          <table:table-cell table:formula="of:=([.B57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76]-[.$F$1])^2" office:value-type="float" office:value="19.971961">
            <text:p>19.971961</text:p>
          </table:table-cell>
          <table:table-cell table:formula="of:=([.B57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77]-[.$F$1])^2" office:value-type="float" office:value="6.09596100000001">
            <text:p>6.095961</text:p>
          </table:table-cell>
          <table:table-cell table:formula="of:=([.B57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78]-[.$F$1])^2" office:value-type="float" office:value="19.971961">
            <text:p>19.971961</text:p>
          </table:table-cell>
          <table:table-cell table:formula="of:=([.B578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79]-[.$F$1])^2" office:value-type="float" office:value="6.09596100000001">
            <text:p>6.095961</text:p>
          </table:table-cell>
          <table:table-cell table:formula="of:=([.B57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([.A580]-[.$F$1])^2" office:value-type="float" office:value="19.971961">
            <text:p>19.971961</text:p>
          </table:table-cell>
          <table:table-cell table:formula="of:=([.B580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81]-[.$F$1])^2" office:value-type="float" office:value="12.033961">
            <text:p>12.033961</text:p>
          </table:table-cell>
          <table:table-cell table:formula="of:=([.B58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82]-[.$F$1])^2" office:value-type="float" office:value="0.281960999999999">
            <text:p>0.281961</text:p>
          </table:table-cell>
          <table:table-cell table:formula="of:=([.B582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583]-[.$F$1])^2" office:value-type="float" office:value="6.09596100000001">
            <text:p>6.095961</text:p>
          </table:table-cell>
          <table:table-cell table:formula="of:=([.B583]-[.$G$1])^2" office:value-type="float" office:value="8.602489">
            <text:p>8.6024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84]-[.$F$1])^2" office:value-type="float" office:value="29.909961">
            <text:p>29.909961</text:p>
          </table:table-cell>
          <table:table-cell table:formula="of:=([.B58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85]-[.$F$1])^2" office:value-type="float" office:value="6.09596100000001">
            <text:p>6.095961</text:p>
          </table:table-cell>
          <table:table-cell table:formula="of:=([.B58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formula="of:=([.A586]-[.$F$1])^2" office:value-type="float" office:value="273.273961">
            <text:p>273.273961</text:p>
          </table:table-cell>
          <table:table-cell table:formula="of:=([.B58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formula="of:=([.A587]-[.$F$1])^2" office:value-type="float" office:value="12.033961">
            <text:p>12.033961</text:p>
          </table:table-cell>
          <table:table-cell table:formula="of:=([.B587]-[.$G$1])^2" office:value-type="float" office:value="1019.716489">
            <text:p>1019.71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588]-[.$F$1])^2" office:value-type="float" office:value="19.971961">
            <text:p>19.971961</text:p>
          </table:table-cell>
          <table:table-cell table:formula="of:=([.B58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589]-[.$F$1])^2" office:value-type="float" office:value="42.653961">
            <text:p>42.653961</text:p>
          </table:table-cell>
          <table:table-cell table:formula="of:=([.B58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90]-[.$F$1])^2" office:value-type="float" office:value="12.033961">
            <text:p>12.033961</text:p>
          </table:table-cell>
          <table:table-cell table:formula="of:=([.B59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591]-[.$F$1])^2" office:value-type="float" office:value="0.281960999999999">
            <text:p>0.281961</text:p>
          </table:table-cell>
          <table:table-cell table:formula="of:=([.B59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92]-[.$F$1])^2" office:value-type="float" office:value="12.033961">
            <text:p>12.033961</text:p>
          </table:table-cell>
          <table:table-cell table:formula="of:=([.B59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93]-[.$F$1])^2" office:value-type="float" office:value="6.09596100000001">
            <text:p>6.095961</text:p>
          </table:table-cell>
          <table:table-cell table:formula="of:=([.B59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94]-[.$F$1])^2" office:value-type="float" office:value="12.033961">
            <text:p>12.033961</text:p>
          </table:table-cell>
          <table:table-cell table:formula="of:=([.B59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([.A595]-[.$F$1])^2" office:value-type="float" office:value="211.149961">
            <text:p>211.149961</text:p>
          </table:table-cell>
          <table:table-cell table:formula="of:=([.B59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96]-[.$F$1])^2" office:value-type="float" office:value="12.033961">
            <text:p>12.033961</text:p>
          </table:table-cell>
          <table:table-cell table:formula="of:=([.B59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97]-[.$F$1])^2" office:value-type="float" office:value="12.033961">
            <text:p>12.033961</text:p>
          </table:table-cell>
          <table:table-cell table:formula="of:=([.B59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98]-[.$F$1])^2" office:value-type="float" office:value="0.281960999999999">
            <text:p>0.281961</text:p>
          </table:table-cell>
          <table:table-cell table:formula="of:=([.B59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99]-[.$F$1])^2" office:value-type="float" office:value="12.033961">
            <text:p>12.033961</text:p>
          </table:table-cell>
          <table:table-cell table:formula="of:=([.B59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00]-[.$F$1])^2" office:value-type="float" office:value="12.033961">
            <text:p>12.033961</text:p>
          </table:table-cell>
          <table:table-cell table:formula="of:=([.B60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601]-[.$F$1])^2" office:value-type="float" office:value="29.909961">
            <text:p>29.909961</text:p>
          </table:table-cell>
          <table:table-cell table:formula="of:=([.B60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02]-[.$F$1])^2" office:value-type="float" office:value="12.033961">
            <text:p>12.033961</text:p>
          </table:table-cell>
          <table:table-cell table:formula="of:=([.B60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([.A603]-[.$F$1])^2" office:value-type="float" office:value="6.09596100000001">
            <text:p>6.095961</text:p>
          </table:table-cell>
          <table:table-cell table:formula="of:=([.B603]-[.$G$1])^2" office:value-type="float" office:value="98.664489">
            <text:p>98.66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04]-[.$F$1])^2" office:value-type="float" office:value="12.033961">
            <text:p>12.033961</text:p>
          </table:table-cell>
          <table:table-cell table:formula="of:=([.B60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605]-[.$F$1])^2" office:value-type="float" office:value="30.591961">
            <text:p>30.591961</text:p>
          </table:table-cell>
          <table:table-cell table:formula="of:=([.B605]-[.$G$1])^2" office:value-type="float" office:value="24.334489">
            <text:p>24.33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06]-[.$F$1])^2" office:value-type="float" office:value="12.033961">
            <text:p>12.033961</text:p>
          </table:table-cell>
          <table:table-cell table:formula="of:=([.B60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table:formula="of:=([.A607]-[.$F$1])^2" office:value-type="float" office:value="601.769961">
            <text:p>601.769961</text:p>
          </table:table-cell>
          <table:table-cell table:formula="of:=([.B607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([.A608]-[.$F$1])^2" office:value-type="float" office:value="19.971961">
            <text:p>19.971961</text:p>
          </table:table-cell>
          <table:table-cell table:formula="of:=([.B608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09]-[.$F$1])^2" office:value-type="float" office:value="12.033961">
            <text:p>12.033961</text:p>
          </table:table-cell>
          <table:table-cell table:formula="of:=([.B60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A610]-[.$F$1])^2" office:value-type="float" office:value="55.785961">
            <text:p>55.785961</text:p>
          </table:table-cell>
          <table:table-cell table:formula="of:=([.B610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611]-[.$F$1])^2" office:value-type="float" office:value="19.971961">
            <text:p>19.971961</text:p>
          </table:table-cell>
          <table:table-cell table:formula="of:=([.B61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12]-[.$F$1])^2" office:value-type="float" office:value="2.157961">
            <text:p>2.157961</text:p>
          </table:table-cell>
          <table:table-cell table:formula="of:=([.B61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13]-[.$F$1])^2" office:value-type="float" office:value="12.033961">
            <text:p>12.033961</text:p>
          </table:table-cell>
          <table:table-cell table:formula="of:=([.B61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614]-[.$F$1])^2" office:value-type="float" office:value="12.033961">
            <text:p>12.033961</text:p>
          </table:table-cell>
          <table:table-cell table:formula="of:=([.B614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615]-[.$F$1])^2" office:value-type="float" office:value="6.09596100000001">
            <text:p>6.095961</text:p>
          </table:table-cell>
          <table:table-cell table:formula="of:=([.B615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616]-[.$F$1])^2" office:value-type="float" office:value="0.219961000000001">
            <text:p>0.219961</text:p>
          </table:table-cell>
          <table:table-cell table:formula="of:=([.B61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17]-[.$F$1])^2" office:value-type="float" office:value="12.033961">
            <text:p>12.033961</text:p>
          </table:table-cell>
          <table:table-cell table:formula="of:=([.B61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18]-[.$F$1])^2" office:value-type="float" office:value="12.033961">
            <text:p>12.033961</text:p>
          </table:table-cell>
          <table:table-cell table:formula="of:=([.B61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formula="of:=([.A619]-[.$F$1])^2" office:value-type="float" office:value="183.087961">
            <text:p>183.087961</text:p>
          </table:table-cell>
          <table:table-cell table:formula="of:=([.B61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table:formula="of:=([.A620]-[.$F$1])^2" office:value-type="float" office:value="307.335961">
            <text:p>307.335961</text:p>
          </table:table-cell>
          <table:table-cell table:formula="of:=([.B620]-[.$G$1])^2" office:value-type="float" office:value="79.798489">
            <text:p>79.79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621]-[.$F$1])^2" office:value-type="float" office:value="12.033961">
            <text:p>12.033961</text:p>
          </table:table-cell>
          <table:table-cell table:formula="of:=([.B621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22]-[.$F$1])^2" office:value-type="float" office:value="12.033961">
            <text:p>12.033961</text:p>
          </table:table-cell>
          <table:table-cell table:formula="of:=([.B62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23]-[.$F$1])^2" office:value-type="float" office:value="12.033961">
            <text:p>12.033961</text:p>
          </table:table-cell>
          <table:table-cell table:formula="of:=([.B62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624]-[.$F$1])^2" office:value-type="float" office:value="30.591961">
            <text:p>30.591961</text:p>
          </table:table-cell>
          <table:table-cell table:formula="of:=([.B62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25]-[.$F$1])^2" office:value-type="float" office:value="19.971961">
            <text:p>19.971961</text:p>
          </table:table-cell>
          <table:table-cell table:formula="of:=([.B625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26]-[.$F$1])^2" office:value-type="float" office:value="0.281960999999999">
            <text:p>0.281961</text:p>
          </table:table-cell>
          <table:table-cell table:formula="of:=([.B626]-[.$G$1])^2" office:value-type="float" office:value="0.870489">
            <text:p>0.87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formula="of:=([.A627]-[.$F$1])^2" office:value-type="float" office:value="12.033961">
            <text:p>12.033961</text:p>
          </table:table-cell>
          <table:table-cell table:formula="of:=([.B627]-[.$G$1])^2" office:value-type="float" office:value="222.994489">
            <text:p>222.99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28]-[.$F$1])^2" office:value-type="float" office:value="12.033961">
            <text:p>12.033961</text:p>
          </table:table-cell>
          <table:table-cell table:formula="of:=([.B62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([.A629]-[.$F$1])^2" office:value-type="float" office:value="42.653961">
            <text:p>42.653961</text:p>
          </table:table-cell>
          <table:table-cell table:formula="of:=([.B629]-[.$G$1])^2" office:value-type="float" office:value="79.798489">
            <text:p>79.798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630]-[.$F$1])^2" office:value-type="float" office:value="19.971961">
            <text:p>19.971961</text:p>
          </table:table-cell>
          <table:table-cell table:formula="of:=([.B63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631]-[.$F$1])^2" office:value-type="float" office:value="12.467961">
            <text:p>12.467961</text:p>
          </table:table-cell>
          <table:table-cell table:formula="of:=([.B63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32]-[.$F$1])^2" office:value-type="float" office:value="12.033961">
            <text:p>12.033961</text:p>
          </table:table-cell>
          <table:table-cell table:formula="of:=([.B63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formula="of:=([.A633]-[.$F$1])^2" office:value-type="float" office:value="12.033961">
            <text:p>12.033961</text:p>
          </table:table-cell>
          <table:table-cell table:formula="of:=([.B633]-[.$G$1])^2" office:value-type="float" office:value="253.860489">
            <text:p>253.86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34]-[.$F$1])^2" office:value-type="float" office:value="6.09596100000001">
            <text:p>6.095961</text:p>
          </table:table-cell>
          <table:table-cell table:formula="of:=([.B634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formula="of:=([.A635]-[.$F$1])^2" office:value-type="float" office:value="2.157961">
            <text:p>2.157961</text:p>
          </table:table-cell>
          <table:table-cell table:formula="of:=([.B635]-[.$G$1])^2" office:value-type="float" office:value="98.664489">
            <text:p>98.6644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table:formula="of:=([.A636]-[.$F$1])^2" office:value-type="float" office:value="56.715961">
            <text:p>56.715961</text:p>
          </table:table-cell>
          <table:table-cell table:formula="of:=([.B636]-[.$G$1])^2" office:value-type="float" office:value="8087.944489">
            <text:p>8087.9444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637]-[.$F$1])^2" office:value-type="float" office:value="41.847961">
            <text:p>41.847961</text:p>
          </table:table-cell>
          <table:table-cell table:formula="of:=([.B637]-[.$G$1])^2" office:value-type="float" office:value="49.942489">
            <text:p>49.942489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table:formula="of:=([.A638]-[.$F$1])^2" office:value-type="float" office:value="463.583961">
            <text:p>463.583961</text:p>
          </table:table-cell>
          <table:table-cell table:formula="of:=([.B638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639]-[.$F$1])^2" office:value-type="float" office:value="19.971961">
            <text:p>19.971961</text:p>
          </table:table-cell>
          <table:table-cell table:formula="of:=([.B63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40]-[.$F$1])^2" office:value-type="float" office:value="12.033961">
            <text:p>12.033961</text:p>
          </table:table-cell>
          <table:table-cell table:formula="of:=([.B64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([.A641]-[.$F$1])^2" office:value-type="float" office:value="12.033961">
            <text:p>12.033961</text:p>
          </table:table-cell>
          <table:table-cell table:formula="of:=([.B641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42]-[.$F$1])^2" office:value-type="float" office:value="12.033961">
            <text:p>12.033961</text:p>
          </table:table-cell>
          <table:table-cell table:formula="of:=([.B64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formula="of:=([.A643]-[.$F$1])^2" office:value-type="float" office:value="343.397961">
            <text:p>343.397961</text:p>
          </table:table-cell>
          <table:table-cell table:formula="of:=([.B64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formula="of:=([.A644]-[.$F$1])^2" office:value-type="float" office:value="932.141961">
            <text:p>932.141961</text:p>
          </table:table-cell>
          <table:table-cell table:formula="of:=([.B644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645]-[.$F$1])^2" office:value-type="float" office:value="6.09596100000001">
            <text:p>6.095961</text:p>
          </table:table-cell>
          <table:table-cell table:formula="of:=([.B64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646]-[.$F$1])^2" office:value-type="float" office:value="6.09596100000001">
            <text:p>6.095961</text:p>
          </table:table-cell>
          <table:table-cell table:formula="of:=([.B64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647]-[.$F$1])^2" office:value-type="float" office:value="19.971961">
            <text:p>19.971961</text:p>
          </table:table-cell>
          <table:table-cell table:formula="of:=([.B647]-[.$G$1])^2" office:value-type="float" office:value="286.726489">
            <text:p>286.72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48]-[.$F$1])^2" office:value-type="float" office:value="12.033961">
            <text:p>12.033961</text:p>
          </table:table-cell>
          <table:table-cell table:formula="of:=([.B64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49]-[.$F$1])^2" office:value-type="float" office:value="12.033961">
            <text:p>12.033961</text:p>
          </table:table-cell>
          <table:table-cell table:formula="of:=([.B64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650]-[.$F$1])^2" office:value-type="float" office:value="19.971961">
            <text:p>19.971961</text:p>
          </table:table-cell>
          <table:table-cell table:formula="of:=([.B65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651]-[.$F$1])^2" office:value-type="float" office:value="42.653961">
            <text:p>42.653961</text:p>
          </table:table-cell>
          <table:table-cell table:formula="of:=([.B65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52]-[.$F$1])^2" office:value-type="float" office:value="12.033961">
            <text:p>12.033961</text:p>
          </table:table-cell>
          <table:table-cell table:formula="of:=([.B65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653]-[.$F$1])^2" office:value-type="float" office:value="19.971961">
            <text:p>19.971961</text:p>
          </table:table-cell>
          <table:table-cell table:formula="of:=([.B65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54]-[.$F$1])^2" office:value-type="float" office:value="12.033961">
            <text:p>12.033961</text:p>
          </table:table-cell>
          <table:table-cell table:formula="of:=([.B65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formula="of:=([.A655]-[.$F$1])^2" office:value-type="float" office:value="72.777961">
            <text:p>72.777961</text:p>
          </table:table-cell>
          <table:table-cell table:formula="of:=([.B65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56]-[.$F$1])^2" office:value-type="float" office:value="2.157961">
            <text:p>2.157961</text:p>
          </table:table-cell>
          <table:table-cell table:formula="of:=([.B65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657]-[.$F$1])^2" office:value-type="float" office:value="19.971961">
            <text:p>19.971961</text:p>
          </table:table-cell>
          <table:table-cell table:formula="of:=([.B65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58]-[.$F$1])^2" office:value-type="float" office:value="12.033961">
            <text:p>12.033961</text:p>
          </table:table-cell>
          <table:table-cell table:formula="of:=([.B65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659]-[.$F$1])^2" office:value-type="float" office:value="6.09596100000001">
            <text:p>6.095961</text:p>
          </table:table-cell>
          <table:table-cell table:formula="of:=([.B65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([.A660]-[.$F$1])^2" office:value-type="float" office:value="211.149961">
            <text:p>211.149961</text:p>
          </table:table-cell>
          <table:table-cell table:formula="of:=([.B66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61]-[.$F$1])^2" office:value-type="float" office:value="12.033961">
            <text:p>12.033961</text:p>
          </table:table-cell>
          <table:table-cell table:formula="of:=([.B66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([.A662]-[.$F$1])^2" office:value-type="float" office:value="157.025961">
            <text:p>157.025961</text:p>
          </table:table-cell>
          <table:table-cell table:formula="of:=([.B66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63]-[.$F$1])^2" office:value-type="float" office:value="12.033961">
            <text:p>12.033961</text:p>
          </table:table-cell>
          <table:table-cell table:formula="of:=([.B66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([.A664]-[.$F$1])^2" office:value-type="float" office:value="29.909961">
            <text:p>29.909961</text:p>
          </table:table-cell>
          <table:table-cell table:formula="of:=([.B664]-[.$G$1])^2" office:value-type="float" office:value="0.870489">
            <text:p>0.870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formula="of:=([.A665]-[.$F$1])^2" office:value-type="float" office:value="90.839961">
            <text:p>90.839961</text:p>
          </table:table-cell>
          <table:table-cell table:formula="of:=([.B665]-[.$G$1])^2" office:value-type="float" office:value="167.262489">
            <text:p>167.26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66]-[.$F$1])^2" office:value-type="float" office:value="12.033961">
            <text:p>12.033961</text:p>
          </table:table-cell>
          <table:table-cell table:formula="of:=([.B66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67]-[.$F$1])^2" office:value-type="float" office:value="12.033961">
            <text:p>12.033961</text:p>
          </table:table-cell>
          <table:table-cell table:formula="of:=([.B66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68]-[.$F$1])^2" office:value-type="float" office:value="12.033961">
            <text:p>12.033961</text:p>
          </table:table-cell>
          <table:table-cell table:formula="of:=([.B66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669]-[.$F$1])^2" office:value-type="float" office:value="90.839961">
            <text:p>90.839961</text:p>
          </table:table-cell>
          <table:table-cell table:formula="of:=([.B669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670]-[.$F$1])^2" office:value-type="float" office:value="6.09596100000001">
            <text:p>6.095961</text:p>
          </table:table-cell>
          <table:table-cell table:formula="of:=([.B67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formula="of:=([.A671]-[.$F$1])^2" office:value-type="float" office:value="12.467961">
            <text:p>12.467961</text:p>
          </table:table-cell>
          <table:table-cell table:formula="of:=([.B671]-[.$G$1])^2" office:value-type="float" office:value="481.056489">
            <text:p>481.0564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672]-[.$F$1])^2" office:value-type="float" office:value="0.219961000000001">
            <text:p>0.219961</text:p>
          </table:table-cell>
          <table:table-cell table:formula="of:=([.B67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formula="of:=([.A673]-[.$F$1])^2" office:value-type="float" office:value="273.273961">
            <text:p>273.273961</text:p>
          </table:table-cell>
          <table:table-cell table:formula="of:=([.B67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674]-[.$F$1])^2" office:value-type="float" office:value="41.847961">
            <text:p>41.847961</text:p>
          </table:table-cell>
          <table:table-cell table:formula="of:=([.B67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675]-[.$F$1])^2" office:value-type="float" office:value="20.529961">
            <text:p>20.529961</text:p>
          </table:table-cell>
          <table:table-cell table:formula="of:=([.B675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76]-[.$F$1])^2" office:value-type="float" office:value="12.033961">
            <text:p>12.033961</text:p>
          </table:table-cell>
          <table:table-cell table:formula="of:=([.B67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77]-[.$F$1])^2" office:value-type="float" office:value="12.033961">
            <text:p>12.033961</text:p>
          </table:table-cell>
          <table:table-cell table:formula="of:=([.B67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678]-[.$F$1])^2" office:value-type="float" office:value="6.09596100000001">
            <text:p>6.095961</text:p>
          </table:table-cell>
          <table:table-cell table:formula="of:=([.B67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79]-[.$F$1])^2" office:value-type="float" office:value="12.033961">
            <text:p>12.033961</text:p>
          </table:table-cell>
          <table:table-cell table:formula="of:=([.B67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680]-[.$F$1])^2" office:value-type="float" office:value="110.901961">
            <text:p>110.901961</text:p>
          </table:table-cell>
          <table:table-cell table:formula="of:=([.B680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81]-[.$F$1])^2" office:value-type="float" office:value="12.033961">
            <text:p>12.033961</text:p>
          </table:table-cell>
          <table:table-cell table:formula="of:=([.B68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82]-[.$F$1])^2" office:value-type="float" office:value="12.033961">
            <text:p>12.033961</text:p>
          </table:table-cell>
          <table:table-cell table:formula="of:=([.B68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683]-[.$F$1])^2" office:value-type="float" office:value="19.971961">
            <text:p>19.971961</text:p>
          </table:table-cell>
          <table:table-cell table:formula="of:=([.B68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formula="of:=([.A684]-[.$F$1])^2" office:value-type="float" office:value="110.901961">
            <text:p>110.901961</text:p>
          </table:table-cell>
          <table:table-cell table:formula="of:=([.B684]-[.$G$1])^2" office:value-type="float" office:value="25.674489">
            <text:p>25.67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85]-[.$F$1])^2" office:value-type="float" office:value="12.033961">
            <text:p>12.033961</text:p>
          </table:table-cell>
          <table:table-cell table:formula="of:=([.B68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686]-[.$F$1])^2" office:value-type="float" office:value="6.09596100000001">
            <text:p>6.095961</text:p>
          </table:table-cell>
          <table:table-cell table:formula="of:=([.B68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87]-[.$F$1])^2" office:value-type="float" office:value="12.033961">
            <text:p>12.033961</text:p>
          </table:table-cell>
          <table:table-cell table:formula="of:=([.B68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688]-[.$F$1])^2" office:value-type="float" office:value="56.715961">
            <text:p>56.715961</text:p>
          </table:table-cell>
          <table:table-cell table:formula="of:=([.B688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689]-[.$F$1])^2" office:value-type="float" office:value="6.09596100000001">
            <text:p>6.095961</text:p>
          </table:table-cell>
          <table:table-cell table:formula="of:=([.B68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690]-[.$F$1])^2" office:value-type="float" office:value="6.09596100000001">
            <text:p>6.095961</text:p>
          </table:table-cell>
          <table:table-cell table:formula="of:=([.B69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691]-[.$F$1])^2" office:value-type="float" office:value="12.033961">
            <text:p>12.033961</text:p>
          </table:table-cell>
          <table:table-cell table:formula="of:=([.B691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692]-[.$F$1])^2" office:value-type="float" office:value="6.09596100000001">
            <text:p>6.095961</text:p>
          </table:table-cell>
          <table:table-cell table:formula="of:=([.B69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693]-[.$F$1])^2" office:value-type="float" office:value="12.033961">
            <text:p>12.033961</text:p>
          </table:table-cell>
          <table:table-cell table:formula="of:=([.B693]-[.$G$1])^2" office:value-type="float" office:value="8.602489">
            <text:p>8.60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694]-[.$F$1])^2" office:value-type="float" office:value="6.09596100000001">
            <text:p>6.095961</text:p>
          </table:table-cell>
          <table:table-cell table:formula="of:=([.B69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695]-[.$F$1])^2" office:value-type="float" office:value="2.157961">
            <text:p>2.157961</text:p>
          </table:table-cell>
          <table:table-cell table:formula="of:=([.B69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96]-[.$F$1])^2" office:value-type="float" office:value="12.033961">
            <text:p>12.033961</text:p>
          </table:table-cell>
          <table:table-cell table:formula="of:=([.B69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97]-[.$F$1])^2" office:value-type="float" office:value="12.033961">
            <text:p>12.033961</text:p>
          </table:table-cell>
          <table:table-cell table:formula="of:=([.B69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698]-[.$F$1])^2" office:value-type="float" office:value="0.219961000000001">
            <text:p>0.219961</text:p>
          </table:table-cell>
          <table:table-cell table:formula="of:=([.B69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99]-[.$F$1])^2" office:value-type="float" office:value="12.033961">
            <text:p>12.033961</text:p>
          </table:table-cell>
          <table:table-cell table:formula="of:=([.B69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00]-[.$F$1])^2" office:value-type="float" office:value="12.033961">
            <text:p>12.033961</text:p>
          </table:table-cell>
          <table:table-cell table:formula="of:=([.B70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01]-[.$F$1])^2" office:value-type="float" office:value="12.033961">
            <text:p>12.033961</text:p>
          </table:table-cell>
          <table:table-cell table:formula="of:=([.B70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02]-[.$F$1])^2" office:value-type="float" office:value="12.033961">
            <text:p>12.033961</text:p>
          </table:table-cell>
          <table:table-cell table:formula="of:=([.B70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703]-[.$F$1])^2" office:value-type="float" office:value="6.09596100000001">
            <text:p>6.095961</text:p>
          </table:table-cell>
          <table:table-cell table:formula="of:=([.B70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704]-[.$F$1])^2" office:value-type="float" office:value="20.529961">
            <text:p>20.529961</text:p>
          </table:table-cell>
          <table:table-cell table:formula="of:=([.B70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7">
            <text:p>27</text:p>
          </table:table-cell>
          <table:table-cell table:formula="of:=([.A705]-[.$F$1])^2" office:value-type="float" office:value="3083.691961">
            <text:p>3083.691961</text:p>
          </table:table-cell>
          <table:table-cell table:formula="of:=([.B705]-[.$G$1])^2" office:value-type="float" office:value="167.262489">
            <text:p>167.26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06]-[.$F$1])^2" office:value-type="float" office:value="12.033961">
            <text:p>12.033961</text:p>
          </table:table-cell>
          <table:table-cell table:formula="of:=([.B70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707]-[.$F$1])^2" office:value-type="float" office:value="6.09596100000001">
            <text:p>6.095961</text:p>
          </table:table-cell>
          <table:table-cell table:formula="of:=([.B70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08]-[.$F$1])^2" office:value-type="float" office:value="12.033961">
            <text:p>12.033961</text:p>
          </table:table-cell>
          <table:table-cell table:formula="of:=([.B70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09]-[.$F$1])^2" office:value-type="float" office:value="6.09596100000001">
            <text:p>6.095961</text:p>
          </table:table-cell>
          <table:table-cell table:formula="of:=([.B70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10]-[.$F$1])^2" office:value-type="float" office:value="19.971961">
            <text:p>19.971961</text:p>
          </table:table-cell>
          <table:table-cell table:formula="of:=([.B71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711]-[.$F$1])^2" office:value-type="float" office:value="12.033961">
            <text:p>12.033961</text:p>
          </table:table-cell>
          <table:table-cell table:formula="of:=([.B711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12]-[.$F$1])^2" office:value-type="float" office:value="12.033961">
            <text:p>12.033961</text:p>
          </table:table-cell>
          <table:table-cell table:formula="of:=([.B71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table:formula="of:=([.A713]-[.$F$1])^2" office:value-type="float" office:value="601.769961">
            <text:p>601.769961</text:p>
          </table:table-cell>
          <table:table-cell table:formula="of:=([.B713]-[.$G$1])^2" office:value-type="float" office:value="24.334489">
            <text:p>24.334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14]-[.$F$1])^2" office:value-type="float" office:value="19.971961">
            <text:p>19.971961</text:p>
          </table:table-cell>
          <table:table-cell table:formula="of:=([.B71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715]-[.$F$1])^2" office:value-type="float" office:value="6.09596100000001">
            <text:p>6.095961</text:p>
          </table:table-cell>
          <table:table-cell table:formula="of:=([.B715]-[.$G$1])^2" office:value-type="float" office:value="1843.242489">
            <text:p>1843.24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716]-[.$F$1])^2" office:value-type="float" office:value="19.971961">
            <text:p>19.971961</text:p>
          </table:table-cell>
          <table:table-cell table:formula="of:=([.B71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17]-[.$F$1])^2" office:value-type="float" office:value="19.971961">
            <text:p>19.971961</text:p>
          </table:table-cell>
          <table:table-cell table:formula="of:=([.B717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718]-[.$F$1])^2" office:value-type="float" office:value="6.09596100000001">
            <text:p>6.095961</text:p>
          </table:table-cell>
          <table:table-cell table:formula="of:=([.B718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formula="of:=([.A719]-[.$F$1])^2" office:value-type="float" office:value="12.033961">
            <text:p>12.033961</text:p>
          </table:table-cell>
          <table:table-cell table:formula="of:=([.B719]-[.$G$1])^2" office:value-type="float" office:value="167.262489">
            <text:p>167.26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720]-[.$F$1])^2" office:value-type="float" office:value="6.09596100000001">
            <text:p>6.095961</text:p>
          </table:table-cell>
          <table:table-cell table:formula="of:=([.B720]-[.$G$1])^2" office:value-type="float" office:value="15.468489">
            <text:p>15.4684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721]-[.$F$1])^2" office:value-type="float" office:value="0.219961000000001">
            <text:p>0.219961</text:p>
          </table:table-cell>
          <table:table-cell table:formula="of:=([.B72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([.A722]-[.$F$1])^2" office:value-type="float" office:value="42.653961">
            <text:p>42.653961</text:p>
          </table:table-cell>
          <table:table-cell table:formula="of:=([.B722]-[.$G$1])^2" office:value-type="float" office:value="79.798489">
            <text:p>79.7984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723]-[.$F$1])^2" office:value-type="float" office:value="6.40596099999999">
            <text:p>6.405961</text:p>
          </table:table-cell>
          <table:table-cell table:formula="of:=([.B72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724]-[.$F$1])^2" office:value-type="float" office:value="19.971961">
            <text:p>19.971961</text:p>
          </table:table-cell>
          <table:table-cell table:formula="of:=([.B72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formula="of:=([.A725]-[.$F$1])^2" office:value-type="float" office:value="132.963961">
            <text:p>132.963961</text:p>
          </table:table-cell>
          <table:table-cell table:formula="of:=([.B72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([.A726]-[.$F$1])^2" office:value-type="float" office:value="42.653961">
            <text:p>42.653961</text:p>
          </table:table-cell>
          <table:table-cell table:formula="of:=([.B726]-[.$G$1])^2" office:value-type="float" office:value="98.664489">
            <text:p>98.664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727]-[.$F$1])^2" office:value-type="float" office:value="2.157961">
            <text:p>2.157961</text:p>
          </table:table-cell>
          <table:table-cell table:formula="of:=([.B72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28]-[.$F$1])^2" office:value-type="float" office:value="12.033961">
            <text:p>12.033961</text:p>
          </table:table-cell>
          <table:table-cell table:formula="of:=([.B72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29]-[.$F$1])^2" office:value-type="float" office:value="6.09596100000001">
            <text:p>6.095961</text:p>
          </table:table-cell>
          <table:table-cell table:formula="of:=([.B72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formula="of:=([.A730]-[.$F$1])^2" office:value-type="float" office:value="72.777961">
            <text:p>72.777961</text:p>
          </table:table-cell>
          <table:table-cell table:formula="of:=([.B73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31]-[.$F$1])^2" office:value-type="float" office:value="12.033961">
            <text:p>12.033961</text:p>
          </table:table-cell>
          <table:table-cell table:formula="of:=([.B73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formula="of:=([.A732]-[.$F$1])^2" office:value-type="float" office:value="2.343961">
            <text:p>2.343961</text:p>
          </table:table-cell>
          <table:table-cell table:formula="of:=([.B732]-[.$G$1])^2" office:value-type="float" office:value="222.994489">
            <text:p>222.994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33]-[.$F$1])^2" office:value-type="float" office:value="2.157961">
            <text:p>2.157961</text:p>
          </table:table-cell>
          <table:table-cell table:formula="of:=([.B73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734]-[.$F$1])^2" office:value-type="float" office:value="12.033961">
            <text:p>12.033961</text:p>
          </table:table-cell>
          <table:table-cell table:formula="of:=([.B734]-[.$G$1])^2" office:value-type="float" office:value="8.602489">
            <text:p>8.60248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([.A735]-[.$F$1])^2" office:value-type="float" office:value="211.149961">
            <text:p>211.149961</text:p>
          </table:table-cell>
          <table:table-cell table:formula="of:=([.B73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736]-[.$F$1])^2" office:value-type="float" office:value="20.529961">
            <text:p>20.529961</text:p>
          </table:table-cell>
          <table:table-cell table:formula="of:=([.B73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37]-[.$F$1])^2" office:value-type="float" office:value="12.033961">
            <text:p>12.033961</text:p>
          </table:table-cell>
          <table:table-cell table:formula="of:=([.B73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738]-[.$F$1])^2" office:value-type="float" office:value="12.033961">
            <text:p>12.033961</text:p>
          </table:table-cell>
          <table:table-cell table:formula="of:=([.B738]-[.$G$1])^2" office:value-type="float" office:value="119.530489">
            <text:p>119.53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39]-[.$F$1])^2" office:value-type="float" office:value="12.033961">
            <text:p>12.033961</text:p>
          </table:table-cell>
          <table:table-cell table:formula="of:=([.B73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40]-[.$F$1])^2" office:value-type="float" office:value="12.033961">
            <text:p>12.033961</text:p>
          </table:table-cell>
          <table:table-cell table:formula="of:=([.B74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741]-[.$F$1])^2" office:value-type="float" office:value="6.09596100000001">
            <text:p>6.095961</text:p>
          </table:table-cell>
          <table:table-cell table:formula="of:=([.B74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742]-[.$F$1])^2" office:value-type="float" office:value="6.40596099999999">
            <text:p>6.405961</text:p>
          </table:table-cell>
          <table:table-cell table:formula="of:=([.B74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743]-[.$F$1])^2" office:value-type="float" office:value="2.157961">
            <text:p>2.157961</text:p>
          </table:table-cell>
          <table:table-cell table:formula="of:=([.B743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744]-[.$F$1])^2" office:value-type="float" office:value="19.971961">
            <text:p>19.971961</text:p>
          </table:table-cell>
          <table:table-cell table:formula="of:=([.B74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45]-[.$F$1])^2" office:value-type="float" office:value="12.033961">
            <text:p>12.033961</text:p>
          </table:table-cell>
          <table:table-cell table:formula="of:=([.B74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formula="of:=([.A746]-[.$F$1])^2" office:value-type="float" office:value="6.09596100000001">
            <text:p>6.095961</text:p>
          </table:table-cell>
          <table:table-cell table:formula="of:=([.B746]-[.$G$1])^2" office:value-type="float" office:value="167.262489">
            <text:p>167.26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47]-[.$F$1])^2" office:value-type="float" office:value="12.033961">
            <text:p>12.033961</text:p>
          </table:table-cell>
          <table:table-cell table:formula="of:=([.B74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([.A748]-[.$F$1])^2" office:value-type="float" office:value="19.971961">
            <text:p>19.971961</text:p>
          </table:table-cell>
          <table:table-cell table:formula="of:=([.B748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749]-[.$F$1])^2" office:value-type="float" office:value="0.281960999999999">
            <text:p>0.281961</text:p>
          </table:table-cell>
          <table:table-cell table:formula="of:=([.B74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([.A750]-[.$F$1])^2" office:value-type="float" office:value="19.971961">
            <text:p>19.971961</text:p>
          </table:table-cell>
          <table:table-cell table:formula="of:=([.B750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([.A751]-[.$F$1])^2" office:value-type="float" office:value="6.09596100000001">
            <text:p>6.095961</text:p>
          </table:table-cell>
          <table:table-cell table:formula="of:=([.B751]-[.$G$1])^2" office:value-type="float" office:value="321.592489">
            <text:p>321.5924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752]-[.$F$1])^2" office:value-type="float" office:value="0.219961000000001">
            <text:p>0.219961</text:p>
          </table:table-cell>
          <table:table-cell table:formula="of:=([.B75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table:formula="of:=([.A753]-[.$F$1])^2" office:value-type="float" office:value="1808.885961">
            <text:p>1808.885961</text:p>
          </table:table-cell>
          <table:table-cell table:formula="of:=([.B75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54]-[.$F$1])^2" office:value-type="float" office:value="6.09596100000001">
            <text:p>6.095961</text:p>
          </table:table-cell>
          <table:table-cell table:formula="of:=([.B75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([.A755]-[.$F$1])^2" office:value-type="float" office:value="19.971961">
            <text:p>19.971961</text:p>
          </table:table-cell>
          <table:table-cell table:formula="of:=([.B755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56]-[.$F$1])^2" office:value-type="float" office:value="12.033961">
            <text:p>12.033961</text:p>
          </table:table-cell>
          <table:table-cell table:formula="of:=([.B75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757]-[.$F$1])^2" office:value-type="float" office:value="6.09596100000001">
            <text:p>6.095961</text:p>
          </table:table-cell>
          <table:table-cell table:formula="of:=([.B75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formula="of:=([.A758]-[.$F$1])^2" office:value-type="float" office:value="307.335961">
            <text:p>307.335961</text:p>
          </table:table-cell>
          <table:table-cell table:formula="of:=([.B758]-[.$G$1])^2" office:value-type="float" office:value="0.00448900000000002">
            <text:p>0.00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59]-[.$F$1])^2" office:value-type="float" office:value="12.033961">
            <text:p>12.033961</text:p>
          </table:table-cell>
          <table:table-cell table:formula="of:=([.B75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760]-[.$F$1])^2" office:value-type="float" office:value="6.09596100000001">
            <text:p>6.095961</text:p>
          </table:table-cell>
          <table:table-cell table:formula="of:=([.B76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61]-[.$F$1])^2" office:value-type="float" office:value="12.033961">
            <text:p>12.033961</text:p>
          </table:table-cell>
          <table:table-cell table:formula="of:=([.B76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762]-[.$F$1])^2" office:value-type="float" office:value="12.467961">
            <text:p>12.467961</text:p>
          </table:table-cell>
          <table:table-cell table:formula="of:=([.B762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63]-[.$F$1])^2" office:value-type="float" office:value="12.033961">
            <text:p>12.033961</text:p>
          </table:table-cell>
          <table:table-cell table:formula="of:=([.B76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64]-[.$F$1])^2" office:value-type="float" office:value="12.033961">
            <text:p>12.033961</text:p>
          </table:table-cell>
          <table:table-cell table:formula="of:=([.B76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table:formula="of:=([.A765]-[.$F$1])^2" office:value-type="float" office:value="463.583961">
            <text:p>463.583961</text:p>
          </table:table-cell>
          <table:table-cell table:formula="of:=([.B76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766]-[.$F$1])^2" office:value-type="float" office:value="12.467961">
            <text:p>12.467961</text:p>
          </table:table-cell>
          <table:table-cell table:formula="of:=([.B76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formula="of:=([.A767]-[.$F$1])^2" office:value-type="float" office:value="29.909961">
            <text:p>29.909961</text:p>
          </table:table-cell>
          <table:table-cell table:formula="of:=([.B767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68]-[.$F$1])^2" office:value-type="float" office:value="12.033961">
            <text:p>12.033961</text:p>
          </table:table-cell>
          <table:table-cell table:formula="of:=([.B76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69]-[.$F$1])^2" office:value-type="float" office:value="6.09596100000001">
            <text:p>6.095961</text:p>
          </table:table-cell>
          <table:table-cell table:formula="of:=([.B76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70]-[.$F$1])^2" office:value-type="float" office:value="6.09596100000001">
            <text:p>6.095961</text:p>
          </table:table-cell>
          <table:table-cell table:formula="of:=([.B77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formula="of:=([.A771]-[.$F$1])^2" office:value-type="float" office:value="12.033961">
            <text:p>12.033961</text:p>
          </table:table-cell>
          <table:table-cell table:formula="of:=([.B771]-[.$G$1])^2" office:value-type="float" office:value="222.994489">
            <text:p>222.994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72]-[.$F$1])^2" office:value-type="float" office:value="6.09596100000001">
            <text:p>6.095961</text:p>
          </table:table-cell>
          <table:table-cell table:formula="of:=([.B77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formula="of:=([.A773]-[.$F$1])^2" office:value-type="float" office:value="994.203961">
            <text:p>994.203961</text:p>
          </table:table-cell>
          <table:table-cell table:formula="of:=([.B773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774]-[.$F$1])^2" office:value-type="float" office:value="12.467961">
            <text:p>12.467961</text:p>
          </table:table-cell>
          <table:table-cell table:formula="of:=([.B774]-[.$G$1])^2" office:value-type="float" office:value="0.870489">
            <text:p>0.87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formula="of:=([.A775]-[.$F$1])^2" office:value-type="float" office:value="6.09596100000001">
            <text:p>6.095961</text:p>
          </table:table-cell>
          <table:table-cell table:formula="of:=([.B775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76]-[.$F$1])^2" office:value-type="float" office:value="12.033961">
            <text:p>12.033961</text:p>
          </table:table-cell>
          <table:table-cell table:formula="of:=([.B77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([.A777]-[.$F$1])^2" office:value-type="float" office:value="12.467961">
            <text:p>12.467961</text:p>
          </table:table-cell>
          <table:table-cell table:formula="of:=([.B777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778]-[.$F$1])^2" office:value-type="float" office:value="20.529961">
            <text:p>20.529961</text:p>
          </table:table-cell>
          <table:table-cell table:formula="of:=([.B778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table:formula="of:=([.A779]-[.$F$1])^2" office:value-type="float" office:value="12.467961">
            <text:p>12.467961</text:p>
          </table:table-cell>
          <table:table-cell table:formula="of:=([.B779]-[.$G$1])^2" office:value-type="float" office:value="1594.644489">
            <text:p>1594.64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([.A780]-[.$F$1])^2" office:value-type="float" office:value="12.033961">
            <text:p>12.033961</text:p>
          </table:table-cell>
          <table:table-cell table:formula="of:=([.B780]-[.$G$1])^2" office:value-type="float" office:value="24.334489">
            <text:p>24.33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formula="of:=([.A781]-[.$F$1])^2" office:value-type="float" office:value="12.033961">
            <text:p>12.033961</text:p>
          </table:table-cell>
          <table:table-cell table:formula="of:=([.B781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table:formula="of:=([.A782]-[.$F$1])^2" office:value-type="float" office:value="132.963961">
            <text:p>132.963961</text:p>
          </table:table-cell>
          <table:table-cell table:formula="of:=([.B782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783]-[.$F$1])^2" office:value-type="float" office:value="29.909961">
            <text:p>29.909961</text:p>
          </table:table-cell>
          <table:table-cell table:formula="of:=([.B78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84]-[.$F$1])^2" office:value-type="float" office:value="12.033961">
            <text:p>12.033961</text:p>
          </table:table-cell>
          <table:table-cell table:formula="of:=([.B78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85]-[.$F$1])^2" office:value-type="float" office:value="6.09596100000001">
            <text:p>6.095961</text:p>
          </table:table-cell>
          <table:table-cell table:formula="of:=([.B78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formula="of:=([.A786]-[.$F$1])^2" office:value-type="float" office:value="72.777961">
            <text:p>72.777961</text:p>
          </table:table-cell>
          <table:table-cell table:formula="of:=([.B786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87]-[.$F$1])^2" office:value-type="float" office:value="12.033961">
            <text:p>12.033961</text:p>
          </table:table-cell>
          <table:table-cell table:formula="of:=([.B78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formula="of:=([.A788]-[.$F$1])^2" office:value-type="float" office:value="211.149961">
            <text:p>211.149961</text:p>
          </table:table-cell>
          <table:table-cell table:formula="of:=([.B788]-[.$G$1])^2" office:value-type="float" office:value="98.664489">
            <text:p>98.664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formula="of:=([.A789]-[.$F$1])^2" office:value-type="float" office:value="6.09596100000001">
            <text:p>6.095961</text:p>
          </table:table-cell>
          <table:table-cell table:formula="of:=([.B789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90]-[.$F$1])^2" office:value-type="float" office:value="6.09596100000001">
            <text:p>6.095961</text:p>
          </table:table-cell>
          <table:table-cell table:formula="of:=([.B79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91]-[.$F$1])^2" office:value-type="float" office:value="12.033961">
            <text:p>12.033961</text:p>
          </table:table-cell>
          <table:table-cell table:formula="of:=([.B79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92]-[.$F$1])^2" office:value-type="float" office:value="12.033961">
            <text:p>12.033961</text:p>
          </table:table-cell>
          <table:table-cell table:formula="of:=([.B79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793]-[.$F$1])^2" office:value-type="float" office:value="12.467961">
            <text:p>12.467961</text:p>
          </table:table-cell>
          <table:table-cell table:formula="of:=([.B793]-[.$G$1])^2" office:value-type="float" office:value="3.736489">
            <text:p>3.73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794]-[.$F$1])^2" office:value-type="float" office:value="6.09596100000001">
            <text:p>6.095961</text:p>
          </table:table-cell>
          <table:table-cell table:formula="of:=([.B79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95]-[.$F$1])^2" office:value-type="float" office:value="19.971961">
            <text:p>19.971961</text:p>
          </table:table-cell>
          <table:table-cell table:formula="of:=([.B79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96]-[.$F$1])^2" office:value-type="float" office:value="12.033961">
            <text:p>12.033961</text:p>
          </table:table-cell>
          <table:table-cell table:formula="of:=([.B79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97]-[.$F$1])^2" office:value-type="float" office:value="12.033961">
            <text:p>12.033961</text:p>
          </table:table-cell>
          <table:table-cell table:formula="of:=([.B79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([.A798]-[.$F$1])^2" office:value-type="float" office:value="56.715961">
            <text:p>56.715961</text:p>
          </table:table-cell>
          <table:table-cell table:formula="of:=([.B798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799]-[.$F$1])^2" office:value-type="float" office:value="0.281960999999999">
            <text:p>0.281961</text:p>
          </table:table-cell>
          <table:table-cell table:formula="of:=([.B799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800]-[.$F$1])^2" office:value-type="float" office:value="19.971961">
            <text:p>19.971961</text:p>
          </table:table-cell>
          <table:table-cell table:formula="of:=([.B800]-[.$G$1])^2" office:value-type="float" office:value="397.324489">
            <text:p>397.32448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formula="of:=([.A801]-[.$F$1])^2" office:value-type="float" office:value="183.087961">
            <text:p>183.087961</text:p>
          </table:table-cell>
          <table:table-cell table:formula="of:=([.B80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table:formula="of:=([.A802]-[.$F$1])^2" office:value-type="float" office:value="872.079961">
            <text:p>872.079961</text:p>
          </table:table-cell>
          <table:table-cell table:formula="of:=([.B802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803]-[.$F$1])^2" office:value-type="float" office:value="12.033961">
            <text:p>12.033961</text:p>
          </table:table-cell>
          <table:table-cell table:formula="of:=([.B80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804]-[.$F$1])^2" office:value-type="float" office:value="41.847961">
            <text:p>41.847961</text:p>
          </table:table-cell>
          <table:table-cell table:formula="of:=([.B80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table:formula="of:=([.A805]-[.$F$1])^2" office:value-type="float" office:value="651.831961">
            <text:p>651.831961</text:p>
          </table:table-cell>
          <table:table-cell table:formula="of:=([.B805]-[.$G$1])^2" office:value-type="float" office:value="24.334489">
            <text:p>24.33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806]-[.$F$1])^2" office:value-type="float" office:value="12.033961">
            <text:p>12.033961</text:p>
          </table:table-cell>
          <table:table-cell table:formula="of:=([.B806]-[.$G$1])^2" office:value-type="float" office:value="321.592489">
            <text:p>321.59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807]-[.$F$1])^2" office:value-type="float" office:value="19.971961">
            <text:p>19.971961</text:p>
          </table:table-cell>
          <table:table-cell table:formula="of:=([.B807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808]-[.$F$1])^2" office:value-type="float" office:value="12.467961">
            <text:p>12.467961</text:p>
          </table:table-cell>
          <table:table-cell table:formula="of:=([.B808]-[.$G$1])^2" office:value-type="float" office:value="15.468489">
            <text:p>15.46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09]-[.$F$1])^2" office:value-type="float" office:value="6.09596100000001">
            <text:p>6.095961</text:p>
          </table:table-cell>
          <table:table-cell table:formula="of:=([.B80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810]-[.$F$1])^2" office:value-type="float" office:value="19.971961">
            <text:p>19.971961</text:p>
          </table:table-cell>
          <table:table-cell table:formula="of:=([.B810]-[.$G$1])^2" office:value-type="float" office:value="286.726489">
            <text:p>286.72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811]-[.$F$1])^2" office:value-type="float" office:value="19.971961">
            <text:p>19.971961</text:p>
          </table:table-cell>
          <table:table-cell table:formula="of:=([.B81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([.A812]-[.$F$1])^2" office:value-type="float" office:value="241.211961">
            <text:p>241.211961</text:p>
          </table:table-cell>
          <table:table-cell table:formula="of:=([.B81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813]-[.$F$1])^2" office:value-type="float" office:value="12.033961">
            <text:p>12.033961</text:p>
          </table:table-cell>
          <table:table-cell table:formula="of:=([.B813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14]-[.$F$1])^2" office:value-type="float" office:value="2.157961">
            <text:p>2.157961</text:p>
          </table:table-cell>
          <table:table-cell table:formula="of:=([.B81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15]-[.$F$1])^2" office:value-type="float" office:value="6.09596100000001">
            <text:p>6.095961</text:p>
          </table:table-cell>
          <table:table-cell table:formula="of:=([.B81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([.A816]-[.$F$1])^2" office:value-type="float" office:value="6.40596099999999">
            <text:p>6.405961</text:p>
          </table:table-cell>
          <table:table-cell table:formula="of:=([.B816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17]-[.$F$1])^2" office:value-type="float" office:value="6.09596100000001">
            <text:p>6.095961</text:p>
          </table:table-cell>
          <table:table-cell table:formula="of:=([.B81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818]-[.$F$1])^2" office:value-type="float" office:value="19.971961">
            <text:p>19.971961</text:p>
          </table:table-cell>
          <table:table-cell table:formula="of:=([.B818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819]-[.$F$1])^2" office:value-type="float" office:value="2.157961">
            <text:p>2.157961</text:p>
          </table:table-cell>
          <table:table-cell table:formula="of:=([.B81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20]-[.$F$1])^2" office:value-type="float" office:value="0.219961000000001">
            <text:p>0.219961</text:p>
          </table:table-cell>
          <table:table-cell table:formula="of:=([.B820]-[.$G$1])^2" office:value-type="float" office:value="0.870489">
            <text:p>0.87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([.A821]-[.$F$1])^2" office:value-type="float" office:value="12.033961">
            <text:p>12.033961</text:p>
          </table:table-cell>
          <table:table-cell table:formula="of:=([.B821]-[.$G$1])^2" office:value-type="float" office:value="49.942489">
            <text:p>49.94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22]-[.$F$1])^2" office:value-type="float" office:value="6.09596100000001">
            <text:p>6.095961</text:p>
          </table:table-cell>
          <table:table-cell table:formula="of:=([.B82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23]-[.$F$1])^2" office:value-type="float" office:value="6.09596100000001">
            <text:p>6.095961</text:p>
          </table:table-cell>
          <table:table-cell table:formula="of:=([.B82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formula="of:=([.A824]-[.$F$1])^2" office:value-type="float" office:value="211.149961">
            <text:p>211.149961</text:p>
          </table:table-cell>
          <table:table-cell table:formula="of:=([.B824]-[.$G$1])^2" office:value-type="float" office:value="15.468489">
            <text:p>15.46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25]-[.$F$1])^2" office:value-type="float" office:value="6.09596100000001">
            <text:p>6.095961</text:p>
          </table:table-cell>
          <table:table-cell table:formula="of:=([.B82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26]-[.$F$1])^2" office:value-type="float" office:value="6.09596100000001">
            <text:p>6.095961</text:p>
          </table:table-cell>
          <table:table-cell table:formula="of:=([.B82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formula="of:=([.A827]-[.$F$1])^2" office:value-type="float" office:value="183.087961">
            <text:p>183.087961</text:p>
          </table:table-cell>
          <table:table-cell table:formula="of:=([.B827]-[.$G$1])^2" office:value-type="float" office:value="24.334489">
            <text:p>24.334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4">
            <text:p>34</text:p>
          </table:table-cell>
          <table:table-cell table:formula="of:=([.A828]-[.$F$1])^2" office:value-type="float" office:value="273.273961">
            <text:p>273.273961</text:p>
          </table:table-cell>
          <table:table-cell table:formula="of:=([.B828]-[.$G$1])^2" office:value-type="float" office:value="397.324489">
            <text:p>397.324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829]-[.$F$1])^2" office:value-type="float" office:value="42.653961">
            <text:p>42.653961</text:p>
          </table:table-cell>
          <table:table-cell table:formula="of:=([.B829]-[.$G$1])^2" office:value-type="float" office:value="35.200489">
            <text:p>35.200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830]-[.$F$1])^2" office:value-type="float" office:value="0.281960999999999">
            <text:p>0.281961</text:p>
          </table:table-cell>
          <table:table-cell table:formula="of:=([.B830]-[.$G$1])^2" office:value-type="float" office:value="35.200489">
            <text:p>35.20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31]-[.$F$1])^2" office:value-type="float" office:value="6.09596100000001">
            <text:p>6.095961</text:p>
          </table:table-cell>
          <table:table-cell table:formula="of:=([.B83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32]-[.$F$1])^2" office:value-type="float" office:value="12.033961">
            <text:p>12.033961</text:p>
          </table:table-cell>
          <table:table-cell table:formula="of:=([.B83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833]-[.$F$1])^2" office:value-type="float" office:value="2.157961">
            <text:p>2.157961</text:p>
          </table:table-cell>
          <table:table-cell table:formula="of:=([.B83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34]-[.$F$1])^2" office:value-type="float" office:value="19.971961">
            <text:p>19.971961</text:p>
          </table:table-cell>
          <table:table-cell table:formula="of:=([.B83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35]-[.$F$1])^2" office:value-type="float" office:value="12.033961">
            <text:p>12.033961</text:p>
          </table:table-cell>
          <table:table-cell table:formula="of:=([.B83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36]-[.$F$1])^2" office:value-type="float" office:value="19.971961">
            <text:p>19.971961</text:p>
          </table:table-cell>
          <table:table-cell table:formula="of:=([.B83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table:formula="of:=([.A837]-[.$F$1])^2" office:value-type="float" office:value="6.40596099999999">
            <text:p>6.405961</text:p>
          </table:table-cell>
          <table:table-cell table:formula="of:=([.B837]-[.$G$1])^2" office:value-type="float" office:value="956.850489">
            <text:p>956.85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38]-[.$F$1])^2" office:value-type="float" office:value="6.09596100000001">
            <text:p>6.095961</text:p>
          </table:table-cell>
          <table:table-cell table:formula="of:=([.B83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39]-[.$F$1])^2" office:value-type="float" office:value="19.971961">
            <text:p>19.971961</text:p>
          </table:table-cell>
          <table:table-cell table:formula="of:=([.B83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40]-[.$F$1])^2" office:value-type="float" office:value="19.971961">
            <text:p>19.971961</text:p>
          </table:table-cell>
          <table:table-cell table:formula="of:=([.B84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41]-[.$F$1])^2" office:value-type="float" office:value="6.09596100000001">
            <text:p>6.095961</text:p>
          </table:table-cell>
          <table:table-cell table:formula="of:=([.B84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42]-[.$F$1])^2" office:value-type="float" office:value="6.09596100000001">
            <text:p>6.095961</text:p>
          </table:table-cell>
          <table:table-cell table:formula="of:=([.B84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formula="of:=([.A843]-[.$F$1])^2" office:value-type="float" office:value="132.963961">
            <text:p>132.963961</text:p>
          </table:table-cell>
          <table:table-cell table:formula="of:=([.B84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formula="of:=([.A844]-[.$F$1])^2" office:value-type="float" office:value="307.335961">
            <text:p>307.335961</text:p>
          </table:table-cell>
          <table:table-cell table:formula="of:=([.B84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45]-[.$F$1])^2" office:value-type="float" office:value="12.033961">
            <text:p>12.033961</text:p>
          </table:table-cell>
          <table:table-cell table:formula="of:=([.B84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([.A846]-[.$F$1])^2" office:value-type="float" office:value="12.033961">
            <text:p>12.033961</text:p>
          </table:table-cell>
          <table:table-cell table:formula="of:=([.B846]-[.$G$1])^2" office:value-type="float" office:value="24.334489">
            <text:p>24.334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([.A847]-[.$F$1])^2" office:value-type="float" office:value="30.591961">
            <text:p>30.591961</text:p>
          </table:table-cell>
          <table:table-cell table:formula="of:=([.B847]-[.$G$1])^2" office:value-type="float" office:value="8.602489">
            <text:p>8.602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848]-[.$F$1])^2" office:value-type="float" office:value="20.529961">
            <text:p>20.529961</text:p>
          </table:table-cell>
          <table:table-cell table:formula="of:=([.B848]-[.$G$1])^2" office:value-type="float" office:value="15.468489">
            <text:p>15.46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49]-[.$F$1])^2" office:value-type="float" office:value="6.09596100000001">
            <text:p>6.095961</text:p>
          </table:table-cell>
          <table:table-cell table:formula="of:=([.B84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50]-[.$F$1])^2" office:value-type="float" office:value="12.033961">
            <text:p>12.033961</text:p>
          </table:table-cell>
          <table:table-cell table:formula="of:=([.B85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51]-[.$F$1])^2" office:value-type="float" office:value="12.033961">
            <text:p>12.033961</text:p>
          </table:table-cell>
          <table:table-cell table:formula="of:=([.B85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52]-[.$F$1])^2" office:value-type="float" office:value="12.033961">
            <text:p>12.033961</text:p>
          </table:table-cell>
          <table:table-cell table:formula="of:=([.B85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853]-[.$F$1])^2" office:value-type="float" office:value="42.653961">
            <text:p>42.653961</text:p>
          </table:table-cell>
          <table:table-cell table:formula="of:=([.B85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([.A854]-[.$F$1])^2" office:value-type="float" office:value="2.343961">
            <text:p>2.343961</text:p>
          </table:table-cell>
          <table:table-cell table:formula="of:=([.B854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55]-[.$F$1])^2" office:value-type="float" office:value="12.033961">
            <text:p>12.033961</text:p>
          </table:table-cell>
          <table:table-cell table:formula="of:=([.B85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856]-[.$F$1])^2" office:value-type="float" office:value="12.033961">
            <text:p>12.033961</text:p>
          </table:table-cell>
          <table:table-cell table:formula="of:=([.B85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857]-[.$F$1])^2" office:value-type="float" office:value="72.777961">
            <text:p>72.777961</text:p>
          </table:table-cell>
          <table:table-cell table:formula="of:=([.B857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58]-[.$F$1])^2" office:value-type="float" office:value="6.09596100000001">
            <text:p>6.095961</text:p>
          </table:table-cell>
          <table:table-cell table:formula="of:=([.B85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59]-[.$F$1])^2" office:value-type="float" office:value="12.033961">
            <text:p>12.033961</text:p>
          </table:table-cell>
          <table:table-cell table:formula="of:=([.B85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60]-[.$F$1])^2" office:value-type="float" office:value="12.033961">
            <text:p>12.033961</text:p>
          </table:table-cell>
          <table:table-cell table:formula="of:=([.B86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61]-[.$F$1])^2" office:value-type="float" office:value="12.033961">
            <text:p>12.033961</text:p>
          </table:table-cell>
          <table:table-cell table:formula="of:=([.B86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62]-[.$F$1])^2" office:value-type="float" office:value="12.033961">
            <text:p>12.033961</text:p>
          </table:table-cell>
          <table:table-cell table:formula="of:=([.B86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63]-[.$F$1])^2" office:value-type="float" office:value="6.09596100000001">
            <text:p>6.095961</text:p>
          </table:table-cell>
          <table:table-cell table:formula="of:=([.B86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864]-[.$F$1])^2" office:value-type="float" office:value="12.467961">
            <text:p>12.467961</text:p>
          </table:table-cell>
          <table:table-cell table:formula="of:=([.B86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65]-[.$F$1])^2" office:value-type="float" office:value="6.09596100000001">
            <text:p>6.095961</text:p>
          </table:table-cell>
          <table:table-cell table:formula="of:=([.B86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866]-[.$F$1])^2" office:value-type="float" office:value="6.40596099999999">
            <text:p>6.405961</text:p>
          </table:table-cell>
          <table:table-cell table:formula="of:=([.B86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67]-[.$F$1])^2" office:value-type="float" office:value="6.09596100000001">
            <text:p>6.095961</text:p>
          </table:table-cell>
          <table:table-cell table:formula="of:=([.B86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68]-[.$F$1])^2" office:value-type="float" office:value="12.033961">
            <text:p>12.033961</text:p>
          </table:table-cell>
          <table:table-cell table:formula="of:=([.B86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69]-[.$F$1])^2" office:value-type="float" office:value="12.033961">
            <text:p>12.033961</text:p>
          </table:table-cell>
          <table:table-cell table:formula="of:=([.B86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870]-[.$F$1])^2" office:value-type="float" office:value="56.715961">
            <text:p>56.715961</text:p>
          </table:table-cell>
          <table:table-cell table:formula="of:=([.B870]-[.$G$1])^2" office:value-type="float" office:value="0.870489">
            <text:p>0.87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71]-[.$F$1])^2" office:value-type="float" office:value="6.09596100000001">
            <text:p>6.095961</text:p>
          </table:table-cell>
          <table:table-cell table:formula="of:=([.B87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formula="of:=([.A872]-[.$F$1])^2" office:value-type="float" office:value="6.09596100000001">
            <text:p>6.095961</text:p>
          </table:table-cell>
          <table:table-cell table:formula="of:=([.B872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73]-[.$F$1])^2" office:value-type="float" office:value="6.09596100000001">
            <text:p>6.095961</text:p>
          </table:table-cell>
          <table:table-cell table:formula="of:=([.B87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874]-[.$F$1])^2" office:value-type="float" office:value="2.343961">
            <text:p>2.343961</text:p>
          </table:table-cell>
          <table:table-cell table:formula="of:=([.B874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formula="of:=([.A875]-[.$F$1])^2" office:value-type="float" office:value="56.715961">
            <text:p>56.715961</text:p>
          </table:table-cell>
          <table:table-cell table:formula="of:=([.B87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876]-[.$F$1])^2" office:value-type="float" office:value="19.971961">
            <text:p>19.971961</text:p>
          </table:table-cell>
          <table:table-cell table:formula="of:=([.B87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table:formula="of:=([.A877]-[.$F$1])^2" office:value-type="float" office:value="30.591961">
            <text:p>30.591961</text:p>
          </table:table-cell>
          <table:table-cell table:formula="of:=([.B877]-[.$G$1])^2" office:value-type="float" office:value="2801.902489">
            <text:p>2801.90248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878]-[.$F$1])^2" office:value-type="float" office:value="90.839961">
            <text:p>90.839961</text:p>
          </table:table-cell>
          <table:table-cell table:formula="of:=([.B878]-[.$G$1])^2" office:value-type="float" office:value="35.200489">
            <text:p>35.200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879]-[.$F$1])^2" office:value-type="float" office:value="42.653961">
            <text:p>42.653961</text:p>
          </table:table-cell>
          <table:table-cell table:formula="of:=([.B879]-[.$G$1])^2" office:value-type="float" office:value="35.200489">
            <text:p>35.20048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formula="of:=([.A880]-[.$F$1])^2" office:value-type="float" office:value="183.087961">
            <text:p>183.087961</text:p>
          </table:table-cell>
          <table:table-cell table:formula="of:=([.B88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81]-[.$F$1])^2" office:value-type="float" office:value="12.033961">
            <text:p>12.033961</text:p>
          </table:table-cell>
          <table:table-cell table:formula="of:=([.B88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882]-[.$F$1])^2" office:value-type="float" office:value="12.467961">
            <text:p>12.467961</text:p>
          </table:table-cell>
          <table:table-cell table:formula="of:=([.B882]-[.$G$1])^2" office:value-type="float" office:value="0.00448900000000002">
            <text:p>0.004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883]-[.$F$1])^2" office:value-type="float" office:value="12.467961">
            <text:p>12.467961</text:p>
          </table:table-cell>
          <table:table-cell table:formula="of:=([.B88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84]-[.$F$1])^2" office:value-type="float" office:value="12.033961">
            <text:p>12.033961</text:p>
          </table:table-cell>
          <table:table-cell table:formula="of:=([.B88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85]-[.$F$1])^2" office:value-type="float" office:value="6.09596100000001">
            <text:p>6.095961</text:p>
          </table:table-cell>
          <table:table-cell table:formula="of:=([.B88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886]-[.$F$1])^2" office:value-type="float" office:value="19.971961">
            <text:p>19.971961</text:p>
          </table:table-cell>
          <table:table-cell table:formula="of:=([.B886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87]-[.$F$1])^2" office:value-type="float" office:value="12.033961">
            <text:p>12.033961</text:p>
          </table:table-cell>
          <table:table-cell table:formula="of:=([.B88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88]-[.$F$1])^2" office:value-type="float" office:value="19.971961">
            <text:p>19.971961</text:p>
          </table:table-cell>
          <table:table-cell table:formula="of:=([.B88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89]-[.$F$1])^2" office:value-type="float" office:value="19.971961">
            <text:p>19.971961</text:p>
          </table:table-cell>
          <table:table-cell table:formula="of:=([.B88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90]-[.$F$1])^2" office:value-type="float" office:value="12.033961">
            <text:p>12.033961</text:p>
          </table:table-cell>
          <table:table-cell table:formula="of:=([.B89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891]-[.$F$1])^2" office:value-type="float" office:value="12.033961">
            <text:p>12.033961</text:p>
          </table:table-cell>
          <table:table-cell table:formula="of:=([.B89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92]-[.$F$1])^2" office:value-type="float" office:value="12.033961">
            <text:p>12.033961</text:p>
          </table:table-cell>
          <table:table-cell table:formula="of:=([.B89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893]-[.$F$1])^2" office:value-type="float" office:value="42.653961">
            <text:p>42.653961</text:p>
          </table:table-cell>
          <table:table-cell table:formula="of:=([.B893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formula="of:=([.A894]-[.$F$1])^2" office:value-type="float" office:value="20.529961">
            <text:p>20.529961</text:p>
          </table:table-cell>
          <table:table-cell table:formula="of:=([.B894]-[.$G$1])^2" office:value-type="float" office:value="142.396489">
            <text:p>142.39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895]-[.$F$1])^2" office:value-type="float" office:value="19.971961">
            <text:p>19.971961</text:p>
          </table:table-cell>
          <table:table-cell table:formula="of:=([.B89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96]-[.$F$1])^2" office:value-type="float" office:value="6.09596100000001">
            <text:p>6.095961</text:p>
          </table:table-cell>
          <table:table-cell table:formula="of:=([.B89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897]-[.$F$1])^2" office:value-type="float" office:value="19.971961">
            <text:p>19.971961</text:p>
          </table:table-cell>
          <table:table-cell table:formula="of:=([.B89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898]-[.$F$1])^2" office:value-type="float" office:value="19.971961">
            <text:p>19.971961</text:p>
          </table:table-cell>
          <table:table-cell table:formula="of:=([.B89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99]-[.$F$1])^2" office:value-type="float" office:value="6.09596100000001">
            <text:p>6.095961</text:p>
          </table:table-cell>
          <table:table-cell table:formula="of:=([.B89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A900]-[.$F$1])^2" office:value-type="float" office:value="55.785961">
            <text:p>55.785961</text:p>
          </table:table-cell>
          <table:table-cell table:formula="of:=([.B900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901]-[.$F$1])^2" office:value-type="float" office:value="12.033961">
            <text:p>12.033961</text:p>
          </table:table-cell>
          <table:table-cell table:formula="of:=([.B901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([.A902]-[.$F$1])^2" office:value-type="float" office:value="6.09596100000001">
            <text:p>6.095961</text:p>
          </table:table-cell>
          <table:table-cell table:formula="of:=([.B902]-[.$G$1])^2" office:value-type="float" office:value="321.592489">
            <text:p>321.59248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formula="of:=([.A903]-[.$F$1])^2" office:value-type="float" office:value="0.219961000000001">
            <text:p>0.219961</text:p>
          </table:table-cell>
          <table:table-cell table:formula="of:=([.B903]-[.$G$1])^2" office:value-type="float" office:value="321.592489">
            <text:p>321.59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04]-[.$F$1])^2" office:value-type="float" office:value="12.033961">
            <text:p>12.033961</text:p>
          </table:table-cell>
          <table:table-cell table:formula="of:=([.B90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([.A905]-[.$F$1])^2" office:value-type="float" office:value="241.211961">
            <text:p>241.211961</text:p>
          </table:table-cell>
          <table:table-cell table:formula="of:=([.B90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906]-[.$F$1])^2" office:value-type="float" office:value="42.653961">
            <text:p>42.653961</text:p>
          </table:table-cell>
          <table:table-cell table:formula="of:=([.B906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formula="of:=([.A907]-[.$F$1])^2" office:value-type="float" office:value="381.459961">
            <text:p>381.459961</text:p>
          </table:table-cell>
          <table:table-cell table:formula="of:=([.B90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908]-[.$F$1])^2" office:value-type="float" office:value="12.033961">
            <text:p>12.033961</text:p>
          </table:table-cell>
          <table:table-cell table:formula="of:=([.B908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09]-[.$F$1])^2" office:value-type="float" office:value="12.033961">
            <text:p>12.033961</text:p>
          </table:table-cell>
          <table:table-cell table:formula="of:=([.B909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table:formula="of:=([.A910]-[.$F$1])^2" office:value-type="float" office:value="1408.575961">
            <text:p>1408.575961</text:p>
          </table:table-cell>
          <table:table-cell table:formula="of:=([.B91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11]-[.$F$1])^2" office:value-type="float" office:value="12.033961">
            <text:p>12.033961</text:p>
          </table:table-cell>
          <table:table-cell table:formula="of:=([.B91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([.A912]-[.$F$1])^2" office:value-type="float" office:value="6.09596100000001">
            <text:p>6.095961</text:p>
          </table:table-cell>
          <table:table-cell table:formula="of:=([.B912]-[.$G$1])^2" office:value-type="float" office:value="98.664489">
            <text:p>98.664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913]-[.$F$1])^2" office:value-type="float" office:value="6.09596100000001">
            <text:p>6.095961</text:p>
          </table:table-cell>
          <table:table-cell table:formula="of:=([.B91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[.A914]-[.$F$1])^2" office:value-type="float" office:value="132.963961">
            <text:p>132.963961</text:p>
          </table:table-cell>
          <table:table-cell table:formula="of:=([.B914]-[.$G$1])^2" office:value-type="float" office:value="0.00448900000000002">
            <text:p>0.0044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915]-[.$F$1])^2" office:value-type="float" office:value="56.715961">
            <text:p>56.715961</text:p>
          </table:table-cell>
          <table:table-cell table:formula="of:=([.B915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916]-[.$F$1])^2" office:value-type="float" office:value="6.09596100000001">
            <text:p>6.095961</text:p>
          </table:table-cell>
          <table:table-cell table:formula="of:=([.B91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17]-[.$F$1])^2" office:value-type="float" office:value="12.033961">
            <text:p>12.033961</text:p>
          </table:table-cell>
          <table:table-cell table:formula="of:=([.B91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918]-[.$F$1])^2" office:value-type="float" office:value="6.09596100000001">
            <text:p>6.095961</text:p>
          </table:table-cell>
          <table:table-cell table:formula="of:=([.B91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919]-[.$F$1])^2" office:value-type="float" office:value="2.157961">
            <text:p>2.157961</text:p>
          </table:table-cell>
          <table:table-cell table:formula="of:=([.B919]-[.$G$1])^2" office:value-type="float" office:value="24.334489">
            <text:p>24.334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920]-[.$F$1])^2" office:value-type="float" office:value="2.157961">
            <text:p>2.157961</text:p>
          </table:table-cell>
          <table:table-cell table:formula="of:=([.B92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([.A921]-[.$F$1])^2" office:value-type="float" office:value="241.211961">
            <text:p>241.211961</text:p>
          </table:table-cell>
          <table:table-cell table:formula="of:=([.B921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922]-[.$F$1])^2" office:value-type="float" office:value="6.09596100000001">
            <text:p>6.095961</text:p>
          </table:table-cell>
          <table:table-cell table:formula="of:=([.B92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[.A923]-[.$F$1])^2" office:value-type="float" office:value="0.281960999999999">
            <text:p>0.281961</text:p>
          </table:table-cell>
          <table:table-cell table:formula="of:=([.B923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924]-[.$F$1])^2" office:value-type="float" office:value="2.157961">
            <text:p>2.157961</text:p>
          </table:table-cell>
          <table:table-cell table:formula="of:=([.B924]-[.$G$1])^2" office:value-type="float" office:value="8.602489">
            <text:p>8.60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925]-[.$F$1])^2" office:value-type="float" office:value="6.09596100000001">
            <text:p>6.095961</text:p>
          </table:table-cell>
          <table:table-cell table:formula="of:=([.B92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926]-[.$F$1])^2" office:value-type="float" office:value="6.09596100000001">
            <text:p>6.095961</text:p>
          </table:table-cell>
          <table:table-cell table:formula="of:=([.B926]-[.$G$1])^2" office:value-type="float" office:value="15.468489">
            <text:p>15.46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927]-[.$F$1])^2" office:value-type="float" office:value="12.033961">
            <text:p>12.033961</text:p>
          </table:table-cell>
          <table:table-cell table:formula="of:=([.B927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928]-[.$F$1])^2" office:value-type="float" office:value="6.09596100000001">
            <text:p>6.095961</text:p>
          </table:table-cell>
          <table:table-cell table:formula="of:=([.B92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929]-[.$F$1])^2" office:value-type="float" office:value="19.971961">
            <text:p>19.971961</text:p>
          </table:table-cell>
          <table:table-cell table:formula="of:=([.B929]-[.$G$1])^2" office:value-type="float" office:value="253.860489">
            <text:p>253.86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30]-[.$F$1])^2" office:value-type="float" office:value="12.033961">
            <text:p>12.033961</text:p>
          </table:table-cell>
          <table:table-cell table:formula="of:=([.B93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[.A931]-[.$F$1])^2" office:value-type="float" office:value="30.591961">
            <text:p>30.591961</text:p>
          </table:table-cell>
          <table:table-cell table:formula="of:=([.B931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([.A932]-[.$F$1])^2" office:value-type="float" office:value="19.971961">
            <text:p>19.971961</text:p>
          </table:table-cell>
          <table:table-cell table:formula="of:=([.B932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33]-[.$F$1])^2" office:value-type="float" office:value="6.09596100000001">
            <text:p>6.095961</text:p>
          </table:table-cell>
          <table:table-cell table:formula="of:=([.B933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([.A934]-[.$F$1])^2" office:value-type="float" office:value="2.157961">
            <text:p>2.157961</text:p>
          </table:table-cell>
          <table:table-cell table:formula="of:=([.B934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table:formula="of:=([.A935]-[.$F$1])^2" office:value-type="float" office:value="932.141961">
            <text:p>932.141961</text:p>
          </table:table-cell>
          <table:table-cell table:formula="of:=([.B93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36]-[.$F$1])^2" office:value-type="float" office:value="12.033961">
            <text:p>12.033961</text:p>
          </table:table-cell>
          <table:table-cell table:formula="of:=([.B93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([.A937]-[.$F$1])^2" office:value-type="float" office:value="42.653961">
            <text:p>42.653961</text:p>
          </table:table-cell>
          <table:table-cell table:formula="of:=([.B937]-[.$G$1])^2" office:value-type="float" office:value="142.396489">
            <text:p>142.39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938]-[.$F$1])^2" office:value-type="float" office:value="12.033961">
            <text:p>12.033961</text:p>
          </table:table-cell>
          <table:table-cell table:formula="of:=([.B938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939]-[.$F$1])^2" office:value-type="float" office:value="6.09596100000001">
            <text:p>6.095961</text:p>
          </table:table-cell>
          <table:table-cell table:formula="of:=([.B93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formula="of:=([.A940]-[.$F$1])^2" office:value-type="float" office:value="307.335961">
            <text:p>307.335961</text:p>
          </table:table-cell>
          <table:table-cell table:formula="of:=([.B94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941]-[.$F$1])^2" office:value-type="float" office:value="12.033961">
            <text:p>12.033961</text:p>
          </table:table-cell>
          <table:table-cell table:formula="of:=([.B941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942]-[.$F$1])^2" office:value-type="float" office:value="6.09596100000001">
            <text:p>6.095961</text:p>
          </table:table-cell>
          <table:table-cell table:formula="of:=([.B94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943]-[.$F$1])^2" office:value-type="float" office:value="6.40596099999999">
            <text:p>6.405961</text:p>
          </table:table-cell>
          <table:table-cell table:formula="of:=([.B943]-[.$G$1])^2" office:value-type="float" office:value="1.138489">
            <text:p>1.138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944]-[.$F$1])^2" office:value-type="float" office:value="6.09596100000001">
            <text:p>6.095961</text:p>
          </table:table-cell>
          <table:table-cell table:formula="of:=([.B944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([.A945]-[.$F$1])^2" office:value-type="float" office:value="421.521961">
            <text:p>421.521961</text:p>
          </table:table-cell>
          <table:table-cell table:formula="of:=([.B94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46]-[.$F$1])^2" office:value-type="float" office:value="12.033961">
            <text:p>12.033961</text:p>
          </table:table-cell>
          <table:table-cell table:formula="of:=([.B94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47]-[.$F$1])^2" office:value-type="float" office:value="20.529961">
            <text:p>20.529961</text:p>
          </table:table-cell>
          <table:table-cell table:formula="of:=([.B947]-[.$G$1])^2" office:value-type="float" office:value="35.200489">
            <text:p>35.20048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([.A948]-[.$F$1])^2" office:value-type="float" office:value="157.025961">
            <text:p>157.025961</text:p>
          </table:table-cell>
          <table:table-cell table:formula="of:=([.B948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949]-[.$F$1])^2" office:value-type="float" office:value="6.09596100000001">
            <text:p>6.095961</text:p>
          </table:table-cell>
          <table:table-cell table:formula="of:=([.B94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([.A950]-[.$F$1])^2" office:value-type="float" office:value="19.971961">
            <text:p>19.971961</text:p>
          </table:table-cell>
          <table:table-cell table:formula="of:=([.B950]-[.$G$1])^2" office:value-type="float" office:value="49.942489">
            <text:p>49.94248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951]-[.$F$1])^2" office:value-type="float" office:value="110.901961">
            <text:p>110.901961</text:p>
          </table:table-cell>
          <table:table-cell table:formula="of:=([.B951]-[.$G$1])^2" office:value-type="float" office:value="0.00448900000000002">
            <text:p>0.00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52]-[.$F$1])^2" office:value-type="float" office:value="12.033961">
            <text:p>12.033961</text:p>
          </table:table-cell>
          <table:table-cell table:formula="of:=([.B95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53]-[.$F$1])^2" office:value-type="float" office:value="19.971961">
            <text:p>19.971961</text:p>
          </table:table-cell>
          <table:table-cell table:formula="of:=([.B953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54]-[.$F$1])^2" office:value-type="float" office:value="12.033961">
            <text:p>12.033961</text:p>
          </table:table-cell>
          <table:table-cell table:formula="of:=([.B95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955]-[.$F$1])^2" office:value-type="float" office:value="12.033961">
            <text:p>12.033961</text:p>
          </table:table-cell>
          <table:table-cell table:formula="of:=([.B955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956]-[.$F$1])^2" office:value-type="float" office:value="12.033961">
            <text:p>12.033961</text:p>
          </table:table-cell>
          <table:table-cell table:formula="of:=([.B956]-[.$G$1])^2" office:value-type="float" office:value="321.592489">
            <text:p>321.59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57]-[.$F$1])^2" office:value-type="float" office:value="19.971961">
            <text:p>19.971961</text:p>
          </table:table-cell>
          <table:table-cell table:formula="of:=([.B957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([.A958]-[.$F$1])^2" office:value-type="float" office:value="12.467961">
            <text:p>12.467961</text:p>
          </table:table-cell>
          <table:table-cell table:formula="of:=([.B958]-[.$G$1])^2" office:value-type="float" office:value="253.860489">
            <text:p>253.86048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formula="of:=([.A959]-[.$F$1])^2" office:value-type="float" office:value="273.273961">
            <text:p>273.273961</text:p>
          </table:table-cell>
          <table:table-cell table:formula="of:=([.B959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960]-[.$F$1])^2" office:value-type="float" office:value="2.157961">
            <text:p>2.157961</text:p>
          </table:table-cell>
          <table:table-cell table:formula="of:=([.B960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961]-[.$F$1])^2" office:value-type="float" office:value="29.909961">
            <text:p>29.909961</text:p>
          </table:table-cell>
          <table:table-cell table:formula="of:=([.B961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962]-[.$F$1])^2" office:value-type="float" office:value="6.09596100000001">
            <text:p>6.095961</text:p>
          </table:table-cell>
          <table:table-cell table:formula="of:=([.B96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963]-[.$F$1])^2" office:value-type="float" office:value="12.033961">
            <text:p>12.033961</text:p>
          </table:table-cell>
          <table:table-cell table:formula="of:=([.B96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964]-[.$F$1])^2" office:value-type="float" office:value="12.033961">
            <text:p>12.033961</text:p>
          </table:table-cell>
          <table:table-cell table:formula="of:=([.B964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65]-[.$F$1])^2" office:value-type="float" office:value="12.033961">
            <text:p>12.033961</text:p>
          </table:table-cell>
          <table:table-cell table:formula="of:=([.B96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([.A966]-[.$F$1])^2" office:value-type="float" office:value="56.715961">
            <text:p>56.715961</text:p>
          </table:table-cell>
          <table:table-cell table:formula="of:=([.B966]-[.$G$1])^2" office:value-type="float" office:value="167.262489">
            <text:p>167.262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967]-[.$F$1])^2" office:value-type="float" office:value="30.591961">
            <text:p>30.591961</text:p>
          </table:table-cell>
          <table:table-cell table:formula="of:=([.B967]-[.$G$1])^2" office:value-type="float" office:value="48.066489">
            <text:p>48.06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968]-[.$F$1])^2" office:value-type="float" office:value="12.033961">
            <text:p>12.033961</text:p>
          </table:table-cell>
          <table:table-cell table:formula="of:=([.B96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969]-[.$F$1])^2" office:value-type="float" office:value="12.033961">
            <text:p>12.033961</text:p>
          </table:table-cell>
          <table:table-cell table:formula="of:=([.B969]-[.$G$1])^2" office:value-type="float" office:value="16.540489">
            <text:p>16.540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70]-[.$F$1])^2" office:value-type="float" office:value="12.033961">
            <text:p>12.033961</text:p>
          </table:table-cell>
          <table:table-cell table:formula="of:=([.B97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971]-[.$F$1])^2" office:value-type="float" office:value="12.033961">
            <text:p>12.033961</text:p>
          </table:table-cell>
          <table:table-cell table:formula="of:=([.B971]-[.$G$1])^2" office:value-type="float" office:value="0.00448900000000002">
            <text:p>0.004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972]-[.$F$1])^2" office:value-type="float" office:value="12.033961">
            <text:p>12.033961</text:p>
          </table:table-cell>
          <table:table-cell table:formula="of:=([.B97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973]-[.$F$1])^2" office:value-type="float" office:value="19.971961">
            <text:p>19.971961</text:p>
          </table:table-cell>
          <table:table-cell table:formula="of:=([.B973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974]-[.$F$1])^2" office:value-type="float" office:value="2.343961">
            <text:p>2.343961</text:p>
          </table:table-cell>
          <table:table-cell table:formula="of:=([.B97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975]-[.$F$1])^2" office:value-type="float" office:value="19.971961">
            <text:p>19.971961</text:p>
          </table:table-cell>
          <table:table-cell table:formula="of:=([.B975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([.A976]-[.$F$1])^2" office:value-type="float" office:value="30.591961">
            <text:p>30.591961</text:p>
          </table:table-cell>
          <table:table-cell table:formula="of:=([.B976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table:formula="of:=([.A977]-[.$F$1])^2" office:value-type="float" office:value="273.273961">
            <text:p>273.273961</text:p>
          </table:table-cell>
          <table:table-cell table:formula="of:=([.B977]-[.$G$1])^2" office:value-type="float" office:value="286.726489">
            <text:p>286.72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978]-[.$F$1])^2" office:value-type="float" office:value="12.033961">
            <text:p>12.033961</text:p>
          </table:table-cell>
          <table:table-cell table:formula="of:=([.B978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([.A979]-[.$F$1])^2" office:value-type="float" office:value="6.40596099999999">
            <text:p>6.405961</text:p>
          </table:table-cell>
          <table:table-cell table:formula="of:=([.B979]-[.$G$1])^2" office:value-type="float" office:value="36.808489">
            <text:p>36.808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80]-[.$F$1])^2" office:value-type="float" office:value="12.033961">
            <text:p>12.033961</text:p>
          </table:table-cell>
          <table:table-cell table:formula="of:=([.B98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981]-[.$F$1])^2" office:value-type="float" office:value="42.653961">
            <text:p>42.653961</text:p>
          </table:table-cell>
          <table:table-cell table:formula="of:=([.B981]-[.$G$1])^2" office:value-type="float" office:value="15.468489">
            <text:p>15.468489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formula="of:=([.A982]-[.$F$1])^2" office:value-type="float" office:value="343.397961">
            <text:p>343.397961</text:p>
          </table:table-cell>
          <table:table-cell table:formula="of:=([.B982]-[.$G$1])^2" office:value-type="float" office:value="4.272489">
            <text:p>4.27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83]-[.$F$1])^2" office:value-type="float" office:value="12.033961">
            <text:p>12.033961</text:p>
          </table:table-cell>
          <table:table-cell table:formula="of:=([.B98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84]-[.$F$1])^2" office:value-type="float" office:value="12.033961">
            <text:p>12.033961</text:p>
          </table:table-cell>
          <table:table-cell table:formula="of:=([.B98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985]-[.$F$1])^2" office:value-type="float" office:value="6.09596100000001">
            <text:p>6.095961</text:p>
          </table:table-cell>
          <table:table-cell table:formula="of:=([.B985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986]-[.$F$1])^2" office:value-type="float" office:value="12.033961">
            <text:p>12.033961</text:p>
          </table:table-cell>
          <table:table-cell table:formula="of:=([.B986]-[.$G$1])^2" office:value-type="float" office:value="358.458489">
            <text:p>358.45848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([.A987]-[.$F$1])^2" office:value-type="float" office:value="157.025961">
            <text:p>157.025961</text:p>
          </table:table-cell>
          <table:table-cell table:formula="of:=([.B987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formula="of:=([.A988]-[.$F$1])^2" office:value-type="float" office:value="20.529961">
            <text:p>20.529961</text:p>
          </table:table-cell>
          <table:table-cell table:formula="of:=([.B988]-[.$G$1])^2" office:value-type="float" office:value="49.942489">
            <text:p>49.94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formula="of:=([.A989]-[.$F$1])^2" office:value-type="float" office:value="12.033961">
            <text:p>12.033961</text:p>
          </table:table-cell>
          <table:table-cell table:formula="of:=([.B989]-[.$G$1])^2" office:value-type="float" office:value="167.262489">
            <text:p>167.262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90]-[.$F$1])^2" office:value-type="float" office:value="12.033961">
            <text:p>12.033961</text:p>
          </table:table-cell>
          <table:table-cell table:formula="of:=([.B990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formula="of:=([.A991]-[.$F$1])^2" office:value-type="float" office:value="241.211961">
            <text:p>241.211961</text:p>
          </table:table-cell>
          <table:table-cell table:formula="of:=([.B991]-[.$G$1])^2" office:value-type="float" office:value="49.942489">
            <text:p>49.942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992]-[.$F$1])^2" office:value-type="float" office:value="19.971961">
            <text:p>19.971961</text:p>
          </table:table-cell>
          <table:table-cell table:formula="of:=([.B992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93]-[.$F$1])^2" office:value-type="float" office:value="12.033961">
            <text:p>12.033961</text:p>
          </table:table-cell>
          <table:table-cell table:formula="of:=([.B993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94]-[.$F$1])^2" office:value-type="float" office:value="12.033961">
            <text:p>12.033961</text:p>
          </table:table-cell>
          <table:table-cell table:formula="of:=([.B994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995]-[.$F$1])^2" office:value-type="float" office:value="6.09596100000001">
            <text:p>6.095961</text:p>
          </table:table-cell>
          <table:table-cell table:formula="of:=([.B995]-[.$G$1])^2" office:value-type="float" office:value="0.00448900000000002">
            <text:p>0.00448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996]-[.$F$1])^2" office:value-type="float" office:value="19.971961">
            <text:p>19.971961</text:p>
          </table:table-cell>
          <table:table-cell table:formula="of:=([.B996]-[.$G$1])^2" office:value-type="float" office:value="9.406489">
            <text:p>9.40648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997]-[.$F$1])^2" office:value-type="float" office:value="12.033961">
            <text:p>12.033961</text:p>
          </table:table-cell>
          <table:table-cell table:formula="of:=([.B997]-[.$G$1])^2" office:value-type="float" office:value="8.602489">
            <text:p>8.60248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998]-[.$F$1])^2" office:value-type="float" office:value="41.847961">
            <text:p>41.847961</text:p>
          </table:table-cell>
          <table:table-cell table:formula="of:=([.B998]-[.$G$1])^2" office:value-type="float" office:value="79.798489">
            <text:p>79.79848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999]-[.$F$1])^2" office:value-type="float" office:value="42.653961">
            <text:p>42.653961</text:p>
          </table:table-cell>
          <table:table-cell table:formula="of:=([.B999]-[.$G$1])^2" office:value-type="float" office:value="62.932489">
            <text:p>62.932489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1000]-[.$F$1])^2" office:value-type="float" office:value="2.343961">
            <text:p>2.343961</text:p>
          </table:table-cell>
          <table:table-cell table:formula="of:=([.B1000]-[.$G$1])^2" office:value-type="float" office:value="9.406489">
            <text:p>9.40648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4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44:00</dc:date>
    <meta:document-statistic meta:table-count="1" meta:cell-count="4004" meta:object-count="0"/>
    <meta:generator>LibreOffice/3.4$Linux LibreOffice_project/340m1$Build-1206</meta:generator>
  </office:meta>
</office:document-meta>
</file>